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0008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solid" draw:fill-color="#800080" draw:textarea-vertical-align="middle"/>
    </style:style>
    <style:style style:name="P1" style:family="paragraph">
      <loext:graphic-properties draw:fill="solid" draw:fill-color="#80008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0.254cm" svg:height="0.254cm" svg:x="2.143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254cm" svg:height="0.254cm" svg:x="2.143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4cm" svg:height="0.254cm" svg:x="2.14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4cm" svg:height="0.254cm" svg:x="2.14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2.143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2.14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254cm" svg:height="0.254cm" svg:x="2.77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54cm" svg:height="0.254cm" svg:x="2.77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4cm" svg:height="0.254cm" svg:x="2.77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4cm" svg:height="0.254cm" svg:x="2.77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4cm" svg:height="0.254cm" svg:x="2.77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54cm" svg:height="0.254cm" svg:x="2.77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815cm" svg:y1="8.53cm" svg:x2="2.36cm" svg:y2="8.075cm" draw:start-shape="id1" draw:start-glue-point="5" draw:end-shape="id2" draw:end-glue-point="9" svg:d="M2815 8530l-455-455" svg:viewBox="0 0 456 456">
          <text:p/>
        </draw:connector>
        <draw:connector draw:style-name="gr2" draw:text-style-name="P1" draw:layer="layout" draw:type="line" svg:x1="2.36cm" svg:y1="7.895cm" svg:x2="2.815cm" svg:y2="7.44cm" draw:start-shape="id2" draw:start-glue-point="11" draw:end-shape="id3" draw:end-glue-point="7" svg:d="M2360 7895l455-455" svg:viewBox="0 0 456 456">
          <text:p/>
        </draw:connector>
        <draw:connector draw:style-name="gr2" draw:text-style-name="P1" draw:layer="layout" draw:type="line" svg:x1="2.815cm" svg:y1="7.26cm" svg:x2="2.36cm" svg:y2="6.805cm" draw:start-shape="id3" draw:start-glue-point="5" draw:end-shape="id4" draw:end-glue-point="9" svg:d="M2815 7260l-455-455" svg:viewBox="0 0 456 456">
          <text:p/>
        </draw:connector>
        <draw:connector draw:style-name="gr2" draw:text-style-name="P1" draw:layer="layout" draw:type="line" svg:x1="2.36cm" svg:y1="6.625cm" svg:x2="2.815cm" svg:y2="6.17cm" draw:start-shape="id4" draw:start-glue-point="11" draw:end-shape="id5" draw:end-glue-point="7" svg:d="M2360 6625l455-455" svg:viewBox="0 0 456 456">
          <text:p/>
        </draw:connector>
        <draw:connector draw:style-name="gr2" draw:text-style-name="P1" draw:layer="layout" draw:type="line" svg:x1="2.815cm" svg:y1="5.99cm" svg:x2="2.36cm" svg:y2="5.535cm" draw:start-shape="id5" draw:start-glue-point="5" draw:end-shape="id6" draw:end-glue-point="9" svg:d="M2815 5990l-455-455" svg:viewBox="0 0 456 456">
          <text:p/>
        </draw:connector>
        <draw:connector draw:style-name="gr2" draw:text-style-name="P1" draw:layer="layout" draw:type="line" svg:x1="2.36cm" svg:y1="5.355cm" svg:x2="2.815cm" svg:y2="4.9cm" draw:start-shape="id6" draw:start-glue-point="11" draw:end-shape="id7" draw:end-glue-point="7" svg:d="M2360 5355l455-455" svg:viewBox="0 0 456 456">
          <text:p/>
        </draw:connector>
        <draw:connector draw:style-name="gr2" draw:text-style-name="P1" draw:layer="layout" draw:type="line" svg:x1="2.815cm" svg:y1="4.72cm" svg:x2="2.36cm" svg:y2="4.265cm" draw:start-shape="id7" draw:start-glue-point="5" draw:end-shape="id8" draw:end-glue-point="9" svg:d="M2815 4720l-455-455" svg:viewBox="0 0 456 456">
          <text:p/>
        </draw:connector>
        <draw:connector draw:style-name="gr2" draw:text-style-name="P1" draw:layer="layout" draw:type="line" svg:x1="2.36cm" svg:y1="4.085cm" svg:x2="2.815cm" svg:y2="3.63cm" draw:start-shape="id8" draw:start-glue-point="11" draw:end-shape="id9" draw:end-glue-point="7" svg:d="M2360 4085l455-455" svg:viewBox="0 0 456 456">
          <text:p/>
        </draw:connector>
        <draw:connector draw:style-name="gr2" draw:text-style-name="P1" draw:layer="layout" draw:type="line" svg:x1="2.815cm" svg:y1="3.45cm" svg:x2="2.36cm" svg:y2="2.995cm" draw:start-shape="id9" draw:start-glue-point="5" draw:end-shape="id10" draw:end-glue-point="9" svg:d="M2815 3450l-455-455" svg:viewBox="0 0 456 456">
          <text:p/>
        </draw:connector>
        <draw:connector draw:style-name="gr2" draw:text-style-name="P1" draw:layer="layout" draw:type="line" svg:x1="2.36cm" svg:y1="2.815cm" svg:x2="2.815cm" svg:y2="2.36cm" draw:start-shape="id10" draw:start-glue-point="11" draw:end-shape="id11" draw:end-glue-point="7" svg:d="M2360 2815l455-455" svg:viewBox="0 0 456 456">
          <text:p/>
        </draw:connector>
        <draw:connector draw:style-name="gr2" draw:text-style-name="P1" draw:layer="layout" draw:type="line" svg:x1="2.815cm" svg:y1="2.18cm" svg:x2="2.36cm" svg:y2="1.725cm" draw:start-shape="id11" draw:start-glue-point="5" draw:end-shape="id12" draw:end-glue-point="9" svg:d="M2815 2180l-455-455" svg:viewBox="0 0 456 456">
          <text:p/>
        </draw:connector>
        <draw:custom-shape draw:style-name="gr1" draw:text-style-name="P1" xml:id="id24" draw:id="id24" draw:layer="layout" svg:width="0.254cm" svg:height="0.254cm" svg:x="3.413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254cm" svg:height="0.254cm" svg:x="3.413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254cm" svg:height="0.254cm" svg:x="3.41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254cm" svg:height="0.254cm" svg:x="3.41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254cm" svg:height="0.254cm" svg:x="3.413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254cm" svg:height="0.254cm" svg:x="3.41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254cm" svg:height="0.254cm" svg:x="4.04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254cm" svg:height="0.254cm" svg:x="4.04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254cm" svg:height="0.254cm" svg:x="4.04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254cm" svg:height="0.254cm" svg:x="4.04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254cm" svg:height="0.254cm" svg:x="4.04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254cm" svg:height="0.254cm" svg:x="4.04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85cm" svg:y1="8.53cm" svg:x2="3.63cm" svg:y2="8.075cm" draw:start-shape="id13" draw:start-glue-point="5" draw:end-shape="id14" draw:end-glue-point="9" svg:d="M4085 8530l-455-455" svg:viewBox="0 0 456 456">
          <text:p/>
        </draw:connector>
        <draw:connector draw:style-name="gr2" draw:text-style-name="P1" draw:layer="layout" draw:type="line" svg:x1="3.63cm" svg:y1="7.895cm" svg:x2="4.085cm" svg:y2="7.44cm" draw:start-shape="id14" draw:start-glue-point="11" draw:end-shape="id15" draw:end-glue-point="7" svg:d="M3630 7895l455-455" svg:viewBox="0 0 456 456">
          <text:p/>
        </draw:connector>
        <draw:connector draw:style-name="gr2" draw:text-style-name="P1" draw:layer="layout" draw:type="line" svg:x1="4.085cm" svg:y1="7.26cm" svg:x2="3.63cm" svg:y2="6.805cm" draw:start-shape="id15" draw:start-glue-point="5" draw:end-shape="id16" draw:end-glue-point="9" svg:d="M4085 7260l-455-455" svg:viewBox="0 0 456 456">
          <text:p/>
        </draw:connector>
        <draw:connector draw:style-name="gr2" draw:text-style-name="P1" draw:layer="layout" draw:type="line" svg:x1="3.63cm" svg:y1="6.625cm" svg:x2="4.085cm" svg:y2="6.17cm" draw:start-shape="id16" draw:start-glue-point="11" draw:end-shape="id17" draw:end-glue-point="7" svg:d="M3630 6625l455-455" svg:viewBox="0 0 456 456">
          <text:p/>
        </draw:connector>
        <draw:connector draw:style-name="gr2" draw:text-style-name="P1" draw:layer="layout" draw:type="line" svg:x1="4.085cm" svg:y1="5.99cm" svg:x2="3.63cm" svg:y2="5.535cm" draw:start-shape="id17" draw:start-glue-point="5" draw:end-shape="id18" draw:end-glue-point="9" svg:d="M4085 5990l-455-455" svg:viewBox="0 0 456 456">
          <text:p/>
        </draw:connector>
        <draw:connector draw:style-name="gr2" draw:text-style-name="P1" draw:layer="layout" draw:type="line" svg:x1="3.63cm" svg:y1="5.355cm" svg:x2="4.085cm" svg:y2="4.9cm" draw:start-shape="id18" draw:start-glue-point="11" draw:end-shape="id19" draw:end-glue-point="7" svg:d="M3630 5355l455-455" svg:viewBox="0 0 456 456">
          <text:p/>
        </draw:connector>
        <draw:connector draw:style-name="gr2" draw:text-style-name="P1" draw:layer="layout" draw:type="line" svg:x1="4.085cm" svg:y1="4.72cm" svg:x2="3.63cm" svg:y2="4.265cm" draw:start-shape="id19" draw:start-glue-point="5" draw:end-shape="id20" draw:end-glue-point="9" svg:d="M4085 4720l-455-455" svg:viewBox="0 0 456 456">
          <text:p/>
        </draw:connector>
        <draw:connector draw:style-name="gr2" draw:text-style-name="P1" draw:layer="layout" draw:type="line" svg:x1="3.63cm" svg:y1="4.085cm" svg:x2="4.085cm" svg:y2="3.63cm" draw:start-shape="id20" draw:start-glue-point="11" draw:end-shape="id21" draw:end-glue-point="7" svg:d="M3630 4085l455-455" svg:viewBox="0 0 456 456">
          <text:p/>
        </draw:connector>
        <draw:connector draw:style-name="gr2" draw:text-style-name="P1" draw:layer="layout" draw:type="line" svg:x1="4.085cm" svg:y1="3.45cm" svg:x2="3.63cm" svg:y2="2.995cm" draw:start-shape="id21" draw:start-glue-point="5" draw:end-shape="id22" draw:end-glue-point="9" svg:d="M4085 3450l-455-455" svg:viewBox="0 0 456 456">
          <text:p/>
        </draw:connector>
        <draw:connector draw:style-name="gr2" draw:text-style-name="P1" draw:layer="layout" draw:type="line" svg:x1="3.63cm" svg:y1="2.815cm" svg:x2="4.085cm" svg:y2="2.36cm" draw:start-shape="id22" draw:start-glue-point="11" draw:end-shape="id23" draw:end-glue-point="7" svg:d="M3630 2815l455-455" svg:viewBox="0 0 456 456">
          <text:p/>
        </draw:connector>
        <draw:connector draw:style-name="gr2" draw:text-style-name="P1" draw:layer="layout" draw:type="line" svg:x1="4.085cm" svg:y1="2.18cm" svg:x2="3.63cm" svg:y2="1.725cm" draw:start-shape="id23" draw:start-glue-point="5" draw:end-shape="id24" draw:end-glue-point="9" svg:d="M4085 2180l-455-455" svg:viewBox="0 0 456 456">
          <text:p/>
        </draw:connector>
        <draw:connector draw:style-name="gr2" draw:text-style-name="P1" draw:layer="layout" draw:type="line" svg:x1="3.45cm" svg:y1="1.725cm" svg:x2="2.995cm" svg:y2="2.18cm" draw:start-shape="id24" draw:start-glue-point="7" draw:end-shape="id11" draw:end-glue-point="11" svg:d="M3450 1725l-455 455" svg:viewBox="0 0 456 456">
          <text:p/>
        </draw:connector>
        <draw:connector draw:style-name="gr2" draw:text-style-name="P1" draw:layer="layout" draw:type="line" svg:x1="2.995cm" svg:y1="2.36cm" svg:x2="3.45cm" svg:y2="2.815cm" draw:start-shape="id11" draw:start-glue-point="9" draw:end-shape="id22" draw:end-glue-point="5" svg:d="M2995 2360l455 455" svg:viewBox="0 0 456 456">
          <text:p/>
        </draw:connector>
        <draw:connector draw:style-name="gr2" draw:text-style-name="P1" draw:layer="layout" draw:type="line" svg:x1="3.45cm" svg:y1="2.995cm" svg:x2="2.995cm" svg:y2="3.45cm" draw:start-shape="id22" draw:start-glue-point="7" draw:end-shape="id9" draw:end-glue-point="11" svg:d="M3450 2995l-455 455" svg:viewBox="0 0 456 456">
          <text:p/>
        </draw:connector>
        <draw:connector draw:style-name="gr2" draw:text-style-name="P1" draw:layer="layout" draw:type="line" svg:x1="2.995cm" svg:y1="3.63cm" svg:x2="3.45cm" svg:y2="4.085cm" draw:start-shape="id9" draw:start-glue-point="9" draw:end-shape="id20" draw:end-glue-point="5" svg:d="M2995 3630l455 455" svg:viewBox="0 0 456 456">
          <text:p/>
        </draw:connector>
        <draw:connector draw:style-name="gr2" draw:text-style-name="P1" draw:layer="layout" draw:type="line" svg:x1="3.45cm" svg:y1="4.265cm" svg:x2="2.995cm" svg:y2="4.72cm" draw:start-shape="id20" draw:start-glue-point="7" draw:end-shape="id7" draw:end-glue-point="11" svg:d="M3450 4265l-455 455" svg:viewBox="0 0 456 456">
          <text:p/>
        </draw:connector>
        <draw:connector draw:style-name="gr2" draw:text-style-name="P1" draw:layer="layout" draw:type="line" svg:x1="2.995cm" svg:y1="4.9cm" svg:x2="3.45cm" svg:y2="5.355cm" draw:start-shape="id7" draw:start-glue-point="9" draw:end-shape="id18" draw:end-glue-point="5" svg:d="M2995 4900l455 455" svg:viewBox="0 0 456 456">
          <text:p/>
        </draw:connector>
        <draw:connector draw:style-name="gr2" draw:text-style-name="P1" draw:layer="layout" draw:type="line" svg:x1="3.45cm" svg:y1="5.535cm" svg:x2="2.995cm" svg:y2="5.99cm" draw:start-shape="id18" draw:start-glue-point="7" draw:end-shape="id5" draw:end-glue-point="11" svg:d="M3450 5535l-455 455" svg:viewBox="0 0 456 456">
          <text:p/>
        </draw:connector>
        <draw:connector draw:style-name="gr2" draw:text-style-name="P1" draw:layer="layout" draw:type="line" svg:x1="2.995cm" svg:y1="6.17cm" svg:x2="3.45cm" svg:y2="6.625cm" draw:start-shape="id5" draw:start-glue-point="9" draw:end-shape="id16" draw:end-glue-point="5" svg:d="M2995 6170l455 455" svg:viewBox="0 0 456 456">
          <text:p/>
        </draw:connector>
        <draw:connector draw:style-name="gr2" draw:text-style-name="P1" draw:layer="layout" draw:type="line" svg:x1="3.45cm" svg:y1="6.805cm" svg:x2="2.995cm" svg:y2="7.26cm" draw:start-shape="id16" draw:start-glue-point="7" draw:end-shape="id3" draw:end-glue-point="11" svg:d="M3450 6805l-455 455" svg:viewBox="0 0 456 456">
          <text:p/>
        </draw:connector>
        <draw:connector draw:style-name="gr2" draw:text-style-name="P1" draw:layer="layout" draw:type="line" svg:x1="2.995cm" svg:y1="7.44cm" svg:x2="3.45cm" svg:y2="7.895cm" draw:start-shape="id3" draw:start-glue-point="9" draw:end-shape="id14" draw:end-glue-point="5" svg:d="M2995 7440l455 455" svg:viewBox="0 0 456 456">
          <text:p/>
        </draw:connector>
        <draw:connector draw:style-name="gr2" draw:text-style-name="P1" draw:layer="layout" draw:type="line" svg:x1="3.45cm" svg:y1="8.075cm" svg:x2="2.995cm" svg:y2="8.53cm" draw:start-shape="id14" draw:start-glue-point="7" draw:end-shape="id1" draw:end-glue-point="11" svg:d="M3450 8075l-455 455" svg:viewBox="0 0 456 456">
          <text:p/>
        </draw:connector>
        <draw:custom-shape draw:style-name="gr1" draw:text-style-name="P1" xml:id="id36" draw:id="id36" draw:layer="layout" svg:width="0.254cm" svg:height="0.254cm" svg:x="4.683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254cm" svg:height="0.254cm" svg:x="4.683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254cm" svg:height="0.254cm" svg:x="4.68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254cm" svg:height="0.254cm" svg:x="4.68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254cm" svg:height="0.254cm" svg:x="4.683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254cm" svg:height="0.254cm" svg:x="4.68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254cm" svg:height="0.254cm" svg:x="5.31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254cm" svg:height="0.254cm" svg:x="5.31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254cm" svg:height="0.254cm" svg:x="5.31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254cm" svg:height="0.254cm" svg:x="5.31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254cm" svg:height="0.254cm" svg:x="5.31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254cm" svg:height="0.254cm" svg:x="5.31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355cm" svg:y1="8.53cm" svg:x2="4.9cm" svg:y2="8.075cm" draw:start-shape="id25" draw:start-glue-point="5" draw:end-shape="id26" draw:end-glue-point="9" svg:d="M5355 8530l-455-455" svg:viewBox="0 0 456 456">
          <text:p/>
        </draw:connector>
        <draw:connector draw:style-name="gr2" draw:text-style-name="P1" draw:layer="layout" draw:type="line" svg:x1="4.9cm" svg:y1="7.895cm" svg:x2="5.355cm" svg:y2="7.44cm" draw:start-shape="id26" draw:start-glue-point="11" draw:end-shape="id27" draw:end-glue-point="7" svg:d="M4900 7895l455-455" svg:viewBox="0 0 456 456">
          <text:p/>
        </draw:connector>
        <draw:connector draw:style-name="gr2" draw:text-style-name="P1" draw:layer="layout" draw:type="line" svg:x1="5.355cm" svg:y1="7.26cm" svg:x2="4.9cm" svg:y2="6.805cm" draw:start-shape="id27" draw:start-glue-point="5" draw:end-shape="id28" draw:end-glue-point="9" svg:d="M5355 7260l-455-455" svg:viewBox="0 0 456 456">
          <text:p/>
        </draw:connector>
        <draw:connector draw:style-name="gr2" draw:text-style-name="P1" draw:layer="layout" draw:type="line" svg:x1="4.9cm" svg:y1="6.625cm" svg:x2="5.355cm" svg:y2="6.17cm" draw:start-shape="id28" draw:start-glue-point="11" draw:end-shape="id29" draw:end-glue-point="7" svg:d="M4900 6625l455-455" svg:viewBox="0 0 456 456">
          <text:p/>
        </draw:connector>
        <draw:connector draw:style-name="gr2" draw:text-style-name="P1" draw:layer="layout" draw:type="line" svg:x1="5.355cm" svg:y1="5.99cm" svg:x2="4.9cm" svg:y2="5.535cm" draw:start-shape="id29" draw:start-glue-point="5" draw:end-shape="id30" draw:end-glue-point="9" svg:d="M5355 5990l-455-455" svg:viewBox="0 0 456 456">
          <text:p/>
        </draw:connector>
        <draw:connector draw:style-name="gr2" draw:text-style-name="P1" draw:layer="layout" draw:type="line" svg:x1="4.9cm" svg:y1="5.355cm" svg:x2="5.355cm" svg:y2="4.9cm" draw:start-shape="id30" draw:start-glue-point="11" draw:end-shape="id31" draw:end-glue-point="7" svg:d="M4900 5355l455-455" svg:viewBox="0 0 456 456">
          <text:p/>
        </draw:connector>
        <draw:connector draw:style-name="gr2" draw:text-style-name="P1" draw:layer="layout" draw:type="line" svg:x1="5.355cm" svg:y1="4.72cm" svg:x2="4.9cm" svg:y2="4.265cm" draw:start-shape="id31" draw:start-glue-point="5" draw:end-shape="id32" draw:end-glue-point="9" svg:d="M5355 4720l-455-455" svg:viewBox="0 0 456 456">
          <text:p/>
        </draw:connector>
        <draw:connector draw:style-name="gr2" draw:text-style-name="P1" draw:layer="layout" draw:type="line" svg:x1="4.9cm" svg:y1="4.085cm" svg:x2="5.355cm" svg:y2="3.63cm" draw:start-shape="id32" draw:start-glue-point="11" draw:end-shape="id33" draw:end-glue-point="7" svg:d="M4900 4085l455-455" svg:viewBox="0 0 456 456">
          <text:p/>
        </draw:connector>
        <draw:connector draw:style-name="gr2" draw:text-style-name="P1" draw:layer="layout" draw:type="line" svg:x1="5.355cm" svg:y1="3.45cm" svg:x2="4.9cm" svg:y2="2.995cm" draw:start-shape="id33" draw:start-glue-point="5" draw:end-shape="id34" draw:end-glue-point="9" svg:d="M5355 3450l-455-455" svg:viewBox="0 0 456 456">
          <text:p/>
        </draw:connector>
        <draw:connector draw:style-name="gr2" draw:text-style-name="P1" draw:layer="layout" draw:type="line" svg:x1="4.9cm" svg:y1="2.815cm" svg:x2="5.355cm" svg:y2="2.36cm" draw:start-shape="id34" draw:start-glue-point="11" draw:end-shape="id35" draw:end-glue-point="7" svg:d="M4900 2815l455-455" svg:viewBox="0 0 456 456">
          <text:p/>
        </draw:connector>
        <draw:connector draw:style-name="gr2" draw:text-style-name="P1" draw:layer="layout" draw:type="line" svg:x1="5.355cm" svg:y1="2.18cm" svg:x2="4.9cm" svg:y2="1.725cm" draw:start-shape="id35" draw:start-glue-point="5" draw:end-shape="id36" draw:end-glue-point="9" svg:d="M5355 2180l-455-455" svg:viewBox="0 0 456 456">
          <text:p/>
        </draw:connector>
        <draw:custom-shape draw:style-name="gr1" draw:text-style-name="P1" xml:id="id48" draw:id="id48" draw:layer="layout" svg:width="0.254cm" svg:height="0.254cm" svg:x="5.953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254cm" svg:height="0.254cm" svg:x="5.953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254cm" svg:height="0.254cm" svg:x="5.95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0.254cm" svg:height="0.254cm" svg:x="5.95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254cm" svg:height="0.254cm" svg:x="5.953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254cm" svg:height="0.254cm" svg:x="5.95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0.254cm" svg:height="0.254cm" svg:x="6.58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0.254cm" svg:height="0.254cm" svg:x="6.58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254cm" svg:height="0.254cm" svg:x="6.58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0.254cm" svg:height="0.254cm" svg:x="6.58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254cm" svg:height="0.254cm" svg:x="6.58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0.254cm" svg:height="0.254cm" svg:x="6.58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625cm" svg:y1="8.53cm" svg:x2="6.17cm" svg:y2="8.075cm" draw:start-shape="id37" draw:start-glue-point="5" draw:end-shape="id38" draw:end-glue-point="9" svg:d="M6625 8530l-455-455" svg:viewBox="0 0 456 456">
          <text:p/>
        </draw:connector>
        <draw:connector draw:style-name="gr2" draw:text-style-name="P1" draw:layer="layout" draw:type="line" svg:x1="6.17cm" svg:y1="7.895cm" svg:x2="6.625cm" svg:y2="7.44cm" draw:start-shape="id38" draw:start-glue-point="11" draw:end-shape="id39" draw:end-glue-point="7" svg:d="M6170 7895l455-455" svg:viewBox="0 0 456 456">
          <text:p/>
        </draw:connector>
        <draw:connector draw:style-name="gr2" draw:text-style-name="P1" draw:layer="layout" draw:type="line" svg:x1="6.625cm" svg:y1="7.26cm" svg:x2="6.17cm" svg:y2="6.805cm" draw:start-shape="id39" draw:start-glue-point="5" draw:end-shape="id40" draw:end-glue-point="9" svg:d="M6625 7260l-455-455" svg:viewBox="0 0 456 456">
          <text:p/>
        </draw:connector>
        <draw:connector draw:style-name="gr2" draw:text-style-name="P1" draw:layer="layout" draw:type="line" svg:x1="6.17cm" svg:y1="6.625cm" svg:x2="6.625cm" svg:y2="6.17cm" draw:start-shape="id40" draw:start-glue-point="11" draw:end-shape="id41" draw:end-glue-point="7" svg:d="M6170 6625l455-455" svg:viewBox="0 0 456 456">
          <text:p/>
        </draw:connector>
        <draw:connector draw:style-name="gr2" draw:text-style-name="P1" draw:layer="layout" draw:type="line" svg:x1="6.625cm" svg:y1="5.99cm" svg:x2="6.17cm" svg:y2="5.535cm" draw:start-shape="id41" draw:start-glue-point="5" draw:end-shape="id42" draw:end-glue-point="9" svg:d="M6625 5990l-455-455" svg:viewBox="0 0 456 456">
          <text:p/>
        </draw:connector>
        <draw:connector draw:style-name="gr2" draw:text-style-name="P1" draw:layer="layout" draw:type="line" svg:x1="6.17cm" svg:y1="5.355cm" svg:x2="6.625cm" svg:y2="4.9cm" draw:start-shape="id42" draw:start-glue-point="11" draw:end-shape="id43" draw:end-glue-point="7" svg:d="M6170 5355l455-455" svg:viewBox="0 0 456 456">
          <text:p/>
        </draw:connector>
        <draw:connector draw:style-name="gr2" draw:text-style-name="P1" draw:layer="layout" draw:type="line" svg:x1="6.625cm" svg:y1="4.72cm" svg:x2="6.17cm" svg:y2="4.265cm" draw:start-shape="id43" draw:start-glue-point="5" draw:end-shape="id44" draw:end-glue-point="9" svg:d="M6625 4720l-455-455" svg:viewBox="0 0 456 456">
          <text:p/>
        </draw:connector>
        <draw:connector draw:style-name="gr2" draw:text-style-name="P1" draw:layer="layout" draw:type="line" svg:x1="6.17cm" svg:y1="4.085cm" svg:x2="6.625cm" svg:y2="3.63cm" draw:start-shape="id44" draw:start-glue-point="11" draw:end-shape="id45" draw:end-glue-point="7" svg:d="M6170 4085l455-455" svg:viewBox="0 0 456 456">
          <text:p/>
        </draw:connector>
        <draw:connector draw:style-name="gr2" draw:text-style-name="P1" draw:layer="layout" draw:type="line" svg:x1="6.625cm" svg:y1="3.45cm" svg:x2="6.17cm" svg:y2="2.995cm" draw:start-shape="id45" draw:start-glue-point="5" draw:end-shape="id46" draw:end-glue-point="9" svg:d="M6625 3450l-455-455" svg:viewBox="0 0 456 456">
          <text:p/>
        </draw:connector>
        <draw:connector draw:style-name="gr2" draw:text-style-name="P1" draw:layer="layout" draw:type="line" svg:x1="6.17cm" svg:y1="2.815cm" svg:x2="6.625cm" svg:y2="2.36cm" draw:start-shape="id46" draw:start-glue-point="11" draw:end-shape="id47" draw:end-glue-point="7" svg:d="M6170 2815l455-455" svg:viewBox="0 0 456 456">
          <text:p/>
        </draw:connector>
        <draw:connector draw:style-name="gr2" draw:text-style-name="P1" draw:layer="layout" draw:type="line" svg:x1="6.625cm" svg:y1="2.18cm" svg:x2="6.17cm" svg:y2="1.725cm" draw:start-shape="id47" draw:start-glue-point="5" draw:end-shape="id48" draw:end-glue-point="9" svg:d="M6625 2180l-455-455" svg:viewBox="0 0 456 456">
          <text:p/>
        </draw:connector>
        <draw:connector draw:style-name="gr2" draw:text-style-name="P1" draw:layer="layout" draw:type="line" svg:x1="5.99cm" svg:y1="1.725cm" svg:x2="5.535cm" svg:y2="2.18cm" draw:start-shape="id48" draw:start-glue-point="7" draw:end-shape="id35" draw:end-glue-point="11" svg:d="M5990 1725l-455 455" svg:viewBox="0 0 456 456">
          <text:p/>
        </draw:connector>
        <draw:connector draw:style-name="gr2" draw:text-style-name="P1" draw:layer="layout" draw:type="line" svg:x1="5.535cm" svg:y1="2.36cm" svg:x2="5.99cm" svg:y2="2.815cm" draw:start-shape="id35" draw:start-glue-point="9" draw:end-shape="id46" draw:end-glue-point="5" svg:d="M5535 2360l455 455" svg:viewBox="0 0 456 456">
          <text:p/>
        </draw:connector>
        <draw:connector draw:style-name="gr2" draw:text-style-name="P1" draw:layer="layout" draw:type="line" svg:x1="5.99cm" svg:y1="2.995cm" svg:x2="5.535cm" svg:y2="3.45cm" draw:start-shape="id46" draw:start-glue-point="7" draw:end-shape="id33" draw:end-glue-point="11" svg:d="M5990 2995l-455 455" svg:viewBox="0 0 456 456">
          <text:p/>
        </draw:connector>
        <draw:connector draw:style-name="gr2" draw:text-style-name="P1" draw:layer="layout" draw:type="line" svg:x1="5.535cm" svg:y1="3.63cm" svg:x2="5.99cm" svg:y2="4.085cm" draw:start-shape="id33" draw:start-glue-point="9" draw:end-shape="id44" draw:end-glue-point="5" svg:d="M5535 3630l455 455" svg:viewBox="0 0 456 456">
          <text:p/>
        </draw:connector>
        <draw:connector draw:style-name="gr2" draw:text-style-name="P1" draw:layer="layout" draw:type="line" svg:x1="5.99cm" svg:y1="4.265cm" svg:x2="5.535cm" svg:y2="4.72cm" draw:start-shape="id44" draw:start-glue-point="7" draw:end-shape="id31" draw:end-glue-point="11" svg:d="M5990 4265l-455 455" svg:viewBox="0 0 456 456">
          <text:p/>
        </draw:connector>
        <draw:connector draw:style-name="gr2" draw:text-style-name="P1" draw:layer="layout" draw:type="line" svg:x1="5.535cm" svg:y1="4.9cm" svg:x2="5.99cm" svg:y2="5.355cm" draw:start-shape="id31" draw:start-glue-point="9" draw:end-shape="id42" draw:end-glue-point="5" svg:d="M5535 4900l455 455" svg:viewBox="0 0 456 456">
          <text:p/>
        </draw:connector>
        <draw:connector draw:style-name="gr2" draw:text-style-name="P1" draw:layer="layout" draw:type="line" svg:x1="5.99cm" svg:y1="5.535cm" svg:x2="5.535cm" svg:y2="5.99cm" draw:start-shape="id42" draw:start-glue-point="7" draw:end-shape="id29" draw:end-glue-point="11" svg:d="M5990 5535l-455 455" svg:viewBox="0 0 456 456">
          <text:p/>
        </draw:connector>
        <draw:connector draw:style-name="gr2" draw:text-style-name="P1" draw:layer="layout" draw:type="line" svg:x1="5.535cm" svg:y1="6.17cm" svg:x2="5.99cm" svg:y2="6.625cm" draw:start-shape="id29" draw:start-glue-point="9" draw:end-shape="id40" draw:end-glue-point="5" svg:d="M5535 6170l455 455" svg:viewBox="0 0 456 456">
          <text:p/>
        </draw:connector>
        <draw:connector draw:style-name="gr2" draw:text-style-name="P1" draw:layer="layout" draw:type="line" svg:x1="5.99cm" svg:y1="6.805cm" svg:x2="5.535cm" svg:y2="7.26cm" draw:start-shape="id40" draw:start-glue-point="7" draw:end-shape="id27" draw:end-glue-point="11" svg:d="M5990 6805l-455 455" svg:viewBox="0 0 456 456">
          <text:p/>
        </draw:connector>
        <draw:connector draw:style-name="gr2" draw:text-style-name="P1" draw:layer="layout" draw:type="line" svg:x1="5.535cm" svg:y1="7.44cm" svg:x2="5.99cm" svg:y2="7.895cm" draw:start-shape="id27" draw:start-glue-point="9" draw:end-shape="id38" draw:end-glue-point="5" svg:d="M5535 7440l455 455" svg:viewBox="0 0 456 456">
          <text:p/>
        </draw:connector>
        <draw:connector draw:style-name="gr2" draw:text-style-name="P1" draw:layer="layout" draw:type="line" svg:x1="5.99cm" svg:y1="8.075cm" svg:x2="5.535cm" svg:y2="8.53cm" draw:start-shape="id38" draw:start-glue-point="7" draw:end-shape="id25" draw:end-glue-point="11" svg:d="M5990 8075l-455 455" svg:viewBox="0 0 456 456">
          <text:p/>
        </draw:connector>
        <draw:connector draw:style-name="gr2" draw:text-style-name="P1" draw:layer="layout" draw:type="line" svg:x1="4.72cm" svg:y1="1.725cm" svg:x2="4.265cm" svg:y2="2.18cm" draw:start-shape="id36" draw:start-glue-point="7" draw:end-shape="id23" draw:end-glue-point="11" svg:d="M4720 1725l-455 455" svg:viewBox="0 0 456 456">
          <text:p/>
        </draw:connector>
        <draw:connector draw:style-name="gr2" draw:text-style-name="P1" draw:layer="layout" draw:type="line" svg:x1="4.265cm" svg:y1="2.36cm" svg:x2="4.72cm" svg:y2="2.815cm" draw:start-shape="id23" draw:start-glue-point="9" draw:end-shape="id34" draw:end-glue-point="5" svg:d="M4265 2360l455 455" svg:viewBox="0 0 456 456">
          <text:p/>
        </draw:connector>
        <draw:connector draw:style-name="gr2" draw:text-style-name="P1" draw:layer="layout" draw:type="line" svg:x1="4.72cm" svg:y1="2.995cm" svg:x2="4.265cm" svg:y2="3.45cm" draw:start-shape="id34" draw:start-glue-point="7" draw:end-shape="id21" draw:end-glue-point="11" svg:d="M4720 2995l-455 455" svg:viewBox="0 0 456 456">
          <text:p/>
        </draw:connector>
        <draw:connector draw:style-name="gr2" draw:text-style-name="P1" draw:layer="layout" draw:type="line" svg:x1="4.265cm" svg:y1="3.63cm" svg:x2="4.72cm" svg:y2="4.085cm" draw:start-shape="id21" draw:start-glue-point="9" draw:end-shape="id32" draw:end-glue-point="5" svg:d="M4265 3630l455 455" svg:viewBox="0 0 456 456">
          <text:p/>
        </draw:connector>
        <draw:connector draw:style-name="gr2" draw:text-style-name="P1" draw:layer="layout" draw:type="line" svg:x1="4.72cm" svg:y1="4.265cm" svg:x2="4.265cm" svg:y2="4.72cm" draw:start-shape="id32" draw:start-glue-point="7" draw:end-shape="id19" draw:end-glue-point="11" svg:d="M4720 4265l-455 455" svg:viewBox="0 0 456 456">
          <text:p/>
        </draw:connector>
        <draw:connector draw:style-name="gr2" draw:text-style-name="P1" draw:layer="layout" draw:type="line" svg:x1="4.265cm" svg:y1="4.9cm" svg:x2="4.72cm" svg:y2="5.355cm" draw:start-shape="id19" draw:start-glue-point="9" draw:end-shape="id30" draw:end-glue-point="5" svg:d="M4265 4900l455 455" svg:viewBox="0 0 456 456">
          <text:p/>
        </draw:connector>
        <draw:connector draw:style-name="gr2" draw:text-style-name="P1" draw:layer="layout" draw:type="line" svg:x1="4.72cm" svg:y1="5.535cm" svg:x2="4.265cm" svg:y2="5.99cm" draw:start-shape="id30" draw:start-glue-point="7" draw:end-shape="id17" draw:end-glue-point="11" svg:d="M4720 5535l-455 455" svg:viewBox="0 0 456 456">
          <text:p/>
        </draw:connector>
        <draw:connector draw:style-name="gr2" draw:text-style-name="P1" draw:layer="layout" draw:type="line" svg:x1="4.265cm" svg:y1="6.17cm" svg:x2="4.72cm" svg:y2="6.625cm" draw:start-shape="id17" draw:start-glue-point="9" draw:end-shape="id28" draw:end-glue-point="5" svg:d="M4265 6170l455 455" svg:viewBox="0 0 456 456">
          <text:p/>
        </draw:connector>
        <draw:connector draw:style-name="gr2" draw:text-style-name="P1" draw:layer="layout" draw:type="line" svg:x1="4.72cm" svg:y1="6.805cm" svg:x2="4.265cm" svg:y2="7.26cm" draw:start-shape="id28" draw:start-glue-point="7" draw:end-shape="id15" draw:end-glue-point="11" svg:d="M4720 6805l-455 455" svg:viewBox="0 0 456 456">
          <text:p/>
        </draw:connector>
        <draw:connector draw:style-name="gr2" draw:text-style-name="P1" draw:layer="layout" draw:type="line" svg:x1="4.265cm" svg:y1="7.44cm" svg:x2="4.72cm" svg:y2="7.895cm" draw:start-shape="id15" draw:start-glue-point="9" draw:end-shape="id26" draw:end-glue-point="5" svg:d="M4265 7440l455 455" svg:viewBox="0 0 456 456">
          <text:p/>
        </draw:connector>
        <draw:connector draw:style-name="gr2" draw:text-style-name="P1" draw:layer="layout" draw:type="line" svg:x1="4.72cm" svg:y1="8.075cm" svg:x2="4.265cm" svg:y2="8.53cm" draw:start-shape="id26" draw:start-glue-point="7" draw:end-shape="id13" draw:end-glue-point="11" svg:d="M4720 8075l-455 455" svg:viewBox="0 0 456 456">
          <text:p/>
        </draw:connector>
        <draw:custom-shape draw:style-name="gr1" draw:text-style-name="P1" xml:id="id60" draw:id="id60" draw:layer="layout" svg:width="0.254cm" svg:height="0.254cm" svg:x="7.85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0.254cm" svg:height="0.254cm" svg:x="7.85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254cm" svg:height="0.254cm" svg:x="7.85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254cm" svg:height="0.254cm" svg:x="7.85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254cm" svg:height="0.254cm" svg:x="7.85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254cm" svg:height="0.254cm" svg:x="7.85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0.254cm" svg:height="0.254cm" svg:x="9.12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254cm" svg:height="0.254cm" svg:x="9.12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254cm" svg:height="0.254cm" svg:x="9.12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3" draw:id="id53" draw:layer="layout" svg:width="0.254cm" svg:height="0.254cm" svg:x="9.12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254cm" svg:height="0.254cm" svg:x="9.12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254cm" svg:height="0.254cm" svg:x="9.12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165cm" svg:y1="8.53cm" svg:x2="8.075cm" svg:y2="8.075cm" draw:start-shape="id49" draw:start-glue-point="5" draw:end-shape="id50" draw:end-glue-point="9" svg:d="M9165 8530l-1090-455" svg:viewBox="0 0 1091 456">
          <text:p/>
        </draw:connector>
        <draw:connector draw:style-name="gr2" draw:text-style-name="P1" draw:layer="layout" draw:type="line" svg:x1="8.075cm" svg:y1="7.895cm" svg:x2="9.165cm" svg:y2="7.44cm" draw:start-shape="id50" draw:start-glue-point="11" draw:end-shape="id51" draw:end-glue-point="7" svg:d="M8075 7895l1090-455" svg:viewBox="0 0 1091 456">
          <text:p/>
        </draw:connector>
        <draw:connector draw:style-name="gr2" draw:text-style-name="P1" draw:layer="layout" draw:type="line" svg:x1="9.165cm" svg:y1="7.26cm" svg:x2="8.075cm" svg:y2="6.805cm" draw:start-shape="id51" draw:start-glue-point="5" draw:end-shape="id52" draw:end-glue-point="9" svg:d="M9165 7260l-1090-455" svg:viewBox="0 0 1091 456">
          <text:p/>
        </draw:connector>
        <draw:connector draw:style-name="gr2" draw:text-style-name="P1" draw:layer="layout" draw:type="line" svg:x1="8.075cm" svg:y1="6.625cm" svg:x2="9.165cm" svg:y2="6.17cm" draw:start-shape="id52" draw:start-glue-point="11" draw:end-shape="id53" draw:end-glue-point="7" svg:d="M8075 6625l1090-455" svg:viewBox="0 0 1091 456">
          <text:p/>
        </draw:connector>
        <draw:connector draw:style-name="gr2" draw:text-style-name="P1" draw:layer="layout" draw:type="line" svg:x1="9.165cm" svg:y1="5.99cm" svg:x2="8.075cm" svg:y2="5.535cm" draw:start-shape="id53" draw:start-glue-point="5" draw:end-shape="id54" draw:end-glue-point="9" svg:d="M9165 5990l-1090-455" svg:viewBox="0 0 1091 456">
          <text:p/>
        </draw:connector>
        <draw:connector draw:style-name="gr2" draw:text-style-name="P1" draw:layer="layout" draw:type="line" svg:x1="8.075cm" svg:y1="5.355cm" svg:x2="9.165cm" svg:y2="4.9cm" draw:start-shape="id54" draw:start-glue-point="11" draw:end-shape="id55" draw:end-glue-point="7" svg:d="M8075 5355l1090-455" svg:viewBox="0 0 1091 456">
          <text:p/>
        </draw:connector>
        <draw:connector draw:style-name="gr2" draw:text-style-name="P1" draw:layer="layout" draw:type="line" svg:x1="9.165cm" svg:y1="4.72cm" svg:x2="8.075cm" svg:y2="4.265cm" draw:start-shape="id55" draw:start-glue-point="5" draw:end-shape="id56" draw:end-glue-point="9" svg:d="M9165 4720l-1090-455" svg:viewBox="0 0 1091 456">
          <text:p/>
        </draw:connector>
        <draw:connector draw:style-name="gr2" draw:text-style-name="P1" draw:layer="layout" draw:type="line" svg:x1="8.075cm" svg:y1="4.085cm" svg:x2="9.165cm" svg:y2="3.63cm" draw:start-shape="id56" draw:start-glue-point="11" draw:end-shape="id57" draw:end-glue-point="7" svg:d="M8075 4085l1090-455" svg:viewBox="0 0 1091 456">
          <text:p/>
        </draw:connector>
        <draw:connector draw:style-name="gr2" draw:text-style-name="P1" draw:layer="layout" draw:type="line" svg:x1="9.165cm" svg:y1="3.45cm" svg:x2="8.075cm" svg:y2="2.995cm" draw:start-shape="id57" draw:start-glue-point="5" draw:end-shape="id58" draw:end-glue-point="9" svg:d="M9165 3450l-1090-455" svg:viewBox="0 0 1091 456">
          <text:p/>
        </draw:connector>
        <draw:connector draw:style-name="gr2" draw:text-style-name="P1" draw:layer="layout" draw:type="line" svg:x1="8.075cm" svg:y1="2.815cm" svg:x2="9.165cm" svg:y2="2.36cm" draw:start-shape="id58" draw:start-glue-point="11" draw:end-shape="id59" draw:end-glue-point="7" svg:d="M8075 2815l1090-455" svg:viewBox="0 0 1091 456">
          <text:p/>
        </draw:connector>
        <draw:connector draw:style-name="gr2" draw:text-style-name="P1" draw:layer="layout" draw:type="line" svg:x1="9.165cm" svg:y1="2.18cm" svg:x2="8.075cm" svg:y2="1.725cm" draw:start-shape="id59" draw:start-glue-point="5" draw:end-shape="id60" draw:end-glue-point="9" svg:d="M9165 2180l-1090-455" svg:viewBox="0 0 1091 456">
          <text:p/>
        </draw:connector>
        <draw:custom-shape draw:style-name="gr1" draw:text-style-name="P1" xml:id="id72" draw:id="id72" draw:layer="layout" svg:width="0.254cm" svg:height="0.254cm" svg:x="10.39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0.254cm" svg:height="0.254cm" svg:x="10.39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0.254cm" svg:height="0.254cm" svg:x="10.39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254cm" svg:height="0.254cm" svg:x="10.39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254cm" svg:height="0.254cm" svg:x="10.39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2" draw:id="id62" draw:layer="layout" svg:width="0.254cm" svg:height="0.254cm" svg:x="10.39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1" draw:id="id71" draw:layer="layout" svg:width="0.254cm" svg:height="0.254cm" svg:x="11.66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0.254cm" svg:height="0.254cm" svg:x="11.66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7" draw:id="id67" draw:layer="layout" svg:width="0.254cm" svg:height="0.254cm" svg:x="11.66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254cm" svg:height="0.254cm" svg:x="11.66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254cm" svg:height="0.254cm" svg:x="11.66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254cm" svg:height="0.254cm" svg:x="11.66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705cm" svg:y1="8.53cm" svg:x2="10.615cm" svg:y2="8.075cm" draw:start-shape="id61" draw:start-glue-point="5" draw:end-shape="id62" draw:end-glue-point="9" svg:d="M11705 8530l-1090-455" svg:viewBox="0 0 1091 456">
          <text:p/>
        </draw:connector>
        <draw:connector draw:style-name="gr2" draw:text-style-name="P1" draw:layer="layout" draw:type="line" svg:x1="10.615cm" svg:y1="7.895cm" svg:x2="11.705cm" svg:y2="7.44cm" draw:start-shape="id62" draw:start-glue-point="11" draw:end-shape="id63" draw:end-glue-point="7" svg:d="M10615 7895l1090-455" svg:viewBox="0 0 1091 456">
          <text:p/>
        </draw:connector>
        <draw:connector draw:style-name="gr2" draw:text-style-name="P1" draw:layer="layout" draw:type="line" svg:x1="11.705cm" svg:y1="7.26cm" svg:x2="10.615cm" svg:y2="6.805cm" draw:start-shape="id63" draw:start-glue-point="5" draw:end-shape="id64" draw:end-glue-point="9" svg:d="M11705 7260l-1090-455" svg:viewBox="0 0 1091 456">
          <text:p/>
        </draw:connector>
        <draw:connector draw:style-name="gr2" draw:text-style-name="P1" draw:layer="layout" draw:type="line" svg:x1="10.615cm" svg:y1="6.625cm" svg:x2="11.705cm" svg:y2="6.17cm" draw:start-shape="id64" draw:start-glue-point="11" draw:end-shape="id65" draw:end-glue-point="7" svg:d="M10615 6625l1090-455" svg:viewBox="0 0 1091 456">
          <text:p/>
        </draw:connector>
        <draw:connector draw:style-name="gr2" draw:text-style-name="P1" draw:layer="layout" draw:type="line" svg:x1="11.705cm" svg:y1="5.99cm" svg:x2="10.615cm" svg:y2="5.535cm" draw:start-shape="id65" draw:start-glue-point="5" draw:end-shape="id66" draw:end-glue-point="9" svg:d="M11705 5990l-1090-455" svg:viewBox="0 0 1091 456">
          <text:p/>
        </draw:connector>
        <draw:connector draw:style-name="gr2" draw:text-style-name="P1" draw:layer="layout" draw:type="line" svg:x1="10.615cm" svg:y1="5.355cm" svg:x2="11.705cm" svg:y2="4.9cm" draw:start-shape="id66" draw:start-glue-point="11" draw:end-shape="id67" draw:end-glue-point="7" svg:d="M10615 5355l1090-455" svg:viewBox="0 0 1091 456">
          <text:p/>
        </draw:connector>
        <draw:connector draw:style-name="gr2" draw:text-style-name="P1" draw:layer="layout" draw:type="line" svg:x1="11.705cm" svg:y1="4.72cm" svg:x2="10.615cm" svg:y2="4.265cm" draw:start-shape="id67" draw:start-glue-point="5" draw:end-shape="id68" draw:end-glue-point="9" svg:d="M11705 4720l-1090-455" svg:viewBox="0 0 1091 456">
          <text:p/>
        </draw:connector>
        <draw:connector draw:style-name="gr2" draw:text-style-name="P1" draw:layer="layout" draw:type="line" svg:x1="10.615cm" svg:y1="4.085cm" svg:x2="11.705cm" svg:y2="3.63cm" draw:start-shape="id68" draw:start-glue-point="11" draw:end-shape="id69" draw:end-glue-point="7" svg:d="M10615 4085l1090-455" svg:viewBox="0 0 1091 456">
          <text:p/>
        </draw:connector>
        <draw:connector draw:style-name="gr2" draw:text-style-name="P1" draw:layer="layout" draw:type="line" svg:x1="11.705cm" svg:y1="3.45cm" svg:x2="10.615cm" svg:y2="2.995cm" draw:start-shape="id69" draw:start-glue-point="5" draw:end-shape="id70" draw:end-glue-point="9" svg:d="M11705 3450l-1090-455" svg:viewBox="0 0 1091 456">
          <text:p/>
        </draw:connector>
        <draw:connector draw:style-name="gr2" draw:text-style-name="P1" draw:layer="layout" draw:type="line" svg:x1="10.615cm" svg:y1="2.815cm" svg:x2="11.705cm" svg:y2="2.36cm" draw:start-shape="id70" draw:start-glue-point="11" draw:end-shape="id71" draw:end-glue-point="7" svg:d="M10615 2815l1090-455" svg:viewBox="0 0 1091 456">
          <text:p/>
        </draw:connector>
        <draw:connector draw:style-name="gr2" draw:text-style-name="P1" draw:layer="layout" draw:type="line" svg:x1="11.705cm" svg:y1="2.18cm" svg:x2="10.615cm" svg:y2="1.725cm" draw:start-shape="id71" draw:start-glue-point="5" draw:end-shape="id72" draw:end-glue-point="9" svg:d="M11705 2180l-1090-455" svg:viewBox="0 0 1091 456">
          <text:p/>
        </draw:connector>
        <draw:connector draw:style-name="gr2" draw:text-style-name="P1" draw:layer="layout" draw:type="line" svg:x1="10.435cm" svg:y1="1.725cm" svg:x2="9.345cm" svg:y2="2.18cm" draw:start-shape="id72" draw:start-glue-point="7" draw:end-shape="id59" draw:end-glue-point="11" svg:d="M10435 1725l-1090 455" svg:viewBox="0 0 1091 456">
          <text:p/>
        </draw:connector>
        <draw:connector draw:style-name="gr2" draw:text-style-name="P1" draw:layer="layout" draw:type="line" svg:x1="9.345cm" svg:y1="2.36cm" svg:x2="10.435cm" svg:y2="2.815cm" draw:start-shape="id59" draw:start-glue-point="9" draw:end-shape="id70" draw:end-glue-point="5" svg:d="M9345 2360l1090 455" svg:viewBox="0 0 1091 456">
          <text:p/>
        </draw:connector>
        <draw:connector draw:style-name="gr2" draw:text-style-name="P1" draw:layer="layout" draw:type="line" svg:x1="10.435cm" svg:y1="2.995cm" svg:x2="9.345cm" svg:y2="3.45cm" draw:start-shape="id70" draw:start-glue-point="7" draw:end-shape="id57" draw:end-glue-point="11" svg:d="M10435 2995l-1090 455" svg:viewBox="0 0 1091 456">
          <text:p/>
        </draw:connector>
        <draw:connector draw:style-name="gr2" draw:text-style-name="P1" draw:layer="layout" draw:type="line" svg:x1="9.345cm" svg:y1="3.63cm" svg:x2="10.435cm" svg:y2="4.085cm" draw:start-shape="id57" draw:start-glue-point="9" draw:end-shape="id68" draw:end-glue-point="5" svg:d="M9345 3630l1090 455" svg:viewBox="0 0 1091 456">
          <text:p/>
        </draw:connector>
        <draw:connector draw:style-name="gr2" draw:text-style-name="P1" draw:layer="layout" draw:type="line" svg:x1="10.435cm" svg:y1="4.265cm" svg:x2="9.345cm" svg:y2="4.72cm" draw:start-shape="id68" draw:start-glue-point="7" draw:end-shape="id55" draw:end-glue-point="11" svg:d="M10435 4265l-1090 455" svg:viewBox="0 0 1091 456">
          <text:p/>
        </draw:connector>
        <draw:connector draw:style-name="gr2" draw:text-style-name="P1" draw:layer="layout" draw:type="line" svg:x1="9.345cm" svg:y1="4.9cm" svg:x2="10.435cm" svg:y2="5.355cm" draw:start-shape="id55" draw:start-glue-point="9" draw:end-shape="id66" draw:end-glue-point="5" svg:d="M9345 4900l1090 455" svg:viewBox="0 0 1091 456">
          <text:p/>
        </draw:connector>
        <draw:connector draw:style-name="gr2" draw:text-style-name="P1" draw:layer="layout" draw:type="line" svg:x1="10.435cm" svg:y1="5.535cm" svg:x2="9.345cm" svg:y2="5.99cm" draw:start-shape="id66" draw:start-glue-point="7" draw:end-shape="id53" draw:end-glue-point="11" svg:d="M10435 5535l-1090 455" svg:viewBox="0 0 1091 456">
          <text:p/>
        </draw:connector>
        <draw:connector draw:style-name="gr2" draw:text-style-name="P1" draw:layer="layout" draw:type="line" svg:x1="9.345cm" svg:y1="6.17cm" svg:x2="10.435cm" svg:y2="6.625cm" draw:start-shape="id53" draw:start-glue-point="9" draw:end-shape="id64" draw:end-glue-point="5" svg:d="M9345 6170l1090 455" svg:viewBox="0 0 1091 456">
          <text:p/>
        </draw:connector>
        <draw:connector draw:style-name="gr2" draw:text-style-name="P1" draw:layer="layout" draw:type="line" svg:x1="10.435cm" svg:y1="6.805cm" svg:x2="9.345cm" svg:y2="7.26cm" draw:start-shape="id64" draw:start-glue-point="7" draw:end-shape="id51" draw:end-glue-point="11" svg:d="M10435 6805l-1090 455" svg:viewBox="0 0 1091 456">
          <text:p/>
        </draw:connector>
        <draw:connector draw:style-name="gr2" draw:text-style-name="P1" draw:layer="layout" draw:type="line" svg:x1="9.345cm" svg:y1="7.44cm" svg:x2="10.435cm" svg:y2="7.895cm" draw:start-shape="id51" draw:start-glue-point="9" draw:end-shape="id62" draw:end-glue-point="5" svg:d="M9345 7440l1090 455" svg:viewBox="0 0 1091 456">
          <text:p/>
        </draw:connector>
        <draw:connector draw:style-name="gr2" draw:text-style-name="P1" draw:layer="layout" draw:type="line" svg:x1="10.435cm" svg:y1="8.075cm" svg:x2="9.345cm" svg:y2="8.53cm" draw:start-shape="id62" draw:start-glue-point="7" draw:end-shape="id49" draw:end-glue-point="11" svg:d="M10435 8075l-1090 455" svg:viewBox="0 0 1091 456">
          <text:p/>
        </draw:connector>
        <draw:custom-shape draw:style-name="gr1" draw:text-style-name="P1" xml:id="id84" draw:id="id84" draw:layer="layout" svg:width="0.254cm" svg:height="0.254cm" svg:x="12.93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2" draw:id="id82" draw:layer="layout" svg:width="0.254cm" svg:height="0.254cm" svg:x="12.93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0.254cm" svg:height="0.254cm" svg:x="12.93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8" draw:id="id78" draw:layer="layout" svg:width="0.254cm" svg:height="0.254cm" svg:x="12.93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6" draw:id="id76" draw:layer="layout" svg:width="0.254cm" svg:height="0.254cm" svg:x="12.93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4" draw:id="id74" draw:layer="layout" svg:width="0.254cm" svg:height="0.254cm" svg:x="12.93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3" draw:id="id83" draw:layer="layout" svg:width="0.254cm" svg:height="0.254cm" svg:x="14.20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1" draw:id="id81" draw:layer="layout" svg:width="0.254cm" svg:height="0.254cm" svg:x="14.20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9" draw:id="id79" draw:layer="layout" svg:width="0.254cm" svg:height="0.254cm" svg:x="14.20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7" draw:id="id77" draw:layer="layout" svg:width="0.254cm" svg:height="0.254cm" svg:x="14.20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5" draw:id="id75" draw:layer="layout" svg:width="0.254cm" svg:height="0.254cm" svg:x="14.20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3" draw:id="id73" draw:layer="layout" svg:width="0.254cm" svg:height="0.254cm" svg:x="14.20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245cm" svg:y1="8.53cm" svg:x2="13.155cm" svg:y2="8.075cm" draw:start-shape="id73" draw:start-glue-point="5" draw:end-shape="id74" draw:end-glue-point="9" svg:d="M14245 8530l-1090-455" svg:viewBox="0 0 1091 456">
          <text:p/>
        </draw:connector>
        <draw:connector draw:style-name="gr2" draw:text-style-name="P1" draw:layer="layout" draw:type="line" svg:x1="13.155cm" svg:y1="7.895cm" svg:x2="14.245cm" svg:y2="7.44cm" draw:start-shape="id74" draw:start-glue-point="11" draw:end-shape="id75" draw:end-glue-point="7" svg:d="M13155 7895l1090-455" svg:viewBox="0 0 1091 456">
          <text:p/>
        </draw:connector>
        <draw:connector draw:style-name="gr2" draw:text-style-name="P1" draw:layer="layout" draw:type="line" svg:x1="14.245cm" svg:y1="7.26cm" svg:x2="13.155cm" svg:y2="6.805cm" draw:start-shape="id75" draw:start-glue-point="5" draw:end-shape="id76" draw:end-glue-point="9" svg:d="M14245 7260l-1090-455" svg:viewBox="0 0 1091 456">
          <text:p/>
        </draw:connector>
        <draw:connector draw:style-name="gr2" draw:text-style-name="P1" draw:layer="layout" draw:type="line" svg:x1="13.155cm" svg:y1="6.625cm" svg:x2="14.245cm" svg:y2="6.17cm" draw:start-shape="id76" draw:start-glue-point="11" draw:end-shape="id77" draw:end-glue-point="7" svg:d="M13155 6625l1090-455" svg:viewBox="0 0 1091 456">
          <text:p/>
        </draw:connector>
        <draw:connector draw:style-name="gr2" draw:text-style-name="P1" draw:layer="layout" draw:type="line" svg:x1="14.245cm" svg:y1="5.99cm" svg:x2="13.155cm" svg:y2="5.535cm" draw:start-shape="id77" draw:start-glue-point="5" draw:end-shape="id78" draw:end-glue-point="9" svg:d="M14245 5990l-1090-455" svg:viewBox="0 0 1091 456">
          <text:p/>
        </draw:connector>
        <draw:connector draw:style-name="gr2" draw:text-style-name="P1" draw:layer="layout" draw:type="line" svg:x1="13.155cm" svg:y1="5.355cm" svg:x2="14.245cm" svg:y2="4.9cm" draw:start-shape="id78" draw:start-glue-point="11" draw:end-shape="id79" draw:end-glue-point="7" svg:d="M13155 5355l1090-455" svg:viewBox="0 0 1091 456">
          <text:p/>
        </draw:connector>
        <draw:connector draw:style-name="gr2" draw:text-style-name="P1" draw:layer="layout" draw:type="line" svg:x1="14.245cm" svg:y1="4.72cm" svg:x2="13.155cm" svg:y2="4.265cm" draw:start-shape="id79" draw:start-glue-point="5" draw:end-shape="id80" draw:end-glue-point="9" svg:d="M14245 4720l-1090-455" svg:viewBox="0 0 1091 456">
          <text:p/>
        </draw:connector>
        <draw:connector draw:style-name="gr2" draw:text-style-name="P1" draw:layer="layout" draw:type="line" svg:x1="13.155cm" svg:y1="4.085cm" svg:x2="14.245cm" svg:y2="3.63cm" draw:start-shape="id80" draw:start-glue-point="11" draw:end-shape="id81" draw:end-glue-point="7" svg:d="M13155 4085l1090-455" svg:viewBox="0 0 1091 456">
          <text:p/>
        </draw:connector>
        <draw:connector draw:style-name="gr2" draw:text-style-name="P1" draw:layer="layout" draw:type="line" svg:x1="14.245cm" svg:y1="3.45cm" svg:x2="13.155cm" svg:y2="2.995cm" draw:start-shape="id81" draw:start-glue-point="5" draw:end-shape="id82" draw:end-glue-point="9" svg:d="M14245 3450l-1090-455" svg:viewBox="0 0 1091 456">
          <text:p/>
        </draw:connector>
        <draw:connector draw:style-name="gr2" draw:text-style-name="P1" draw:layer="layout" draw:type="line" svg:x1="13.155cm" svg:y1="2.815cm" svg:x2="14.245cm" svg:y2="2.36cm" draw:start-shape="id82" draw:start-glue-point="11" draw:end-shape="id83" draw:end-glue-point="7" svg:d="M13155 2815l1090-455" svg:viewBox="0 0 1091 456">
          <text:p/>
        </draw:connector>
        <draw:connector draw:style-name="gr2" draw:text-style-name="P1" draw:layer="layout" draw:type="line" svg:x1="14.245cm" svg:y1="2.18cm" svg:x2="13.155cm" svg:y2="1.725cm" draw:start-shape="id83" draw:start-glue-point="5" draw:end-shape="id84" draw:end-glue-point="9" svg:d="M14245 2180l-1090-455" svg:viewBox="0 0 1091 456">
          <text:p/>
        </draw:connector>
        <draw:custom-shape draw:style-name="gr1" draw:text-style-name="P1" xml:id="id96" draw:id="id96" draw:layer="layout" svg:width="0.254cm" svg:height="0.254cm" svg:x="15.47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4" draw:id="id94" draw:layer="layout" svg:width="0.254cm" svg:height="0.254cm" svg:x="15.47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2" draw:id="id92" draw:layer="layout" svg:width="0.254cm" svg:height="0.254cm" svg:x="15.47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0" draw:id="id90" draw:layer="layout" svg:width="0.254cm" svg:height="0.254cm" svg:x="15.47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8" draw:id="id88" draw:layer="layout" svg:width="0.254cm" svg:height="0.254cm" svg:x="15.47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6" draw:id="id86" draw:layer="layout" svg:width="0.254cm" svg:height="0.254cm" svg:x="15.47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5" draw:id="id95" draw:layer="layout" svg:width="0.254cm" svg:height="0.254cm" svg:x="16.74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3" draw:id="id93" draw:layer="layout" svg:width="0.254cm" svg:height="0.254cm" svg:x="16.74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1" draw:id="id91" draw:layer="layout" svg:width="0.254cm" svg:height="0.254cm" svg:x="16.748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9" draw:id="id89" draw:layer="layout" svg:width="0.254cm" svg:height="0.254cm" svg:x="16.74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7" draw:id="id87" draw:layer="layout" svg:width="0.254cm" svg:height="0.254cm" svg:x="16.74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5" draw:id="id85" draw:layer="layout" svg:width="0.254cm" svg:height="0.254cm" svg:x="16.74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785cm" svg:y1="8.53cm" svg:x2="15.695cm" svg:y2="8.075cm" draw:start-shape="id85" draw:start-glue-point="5" draw:end-shape="id86" draw:end-glue-point="9" svg:d="M16785 8530l-1090-455" svg:viewBox="0 0 1091 456">
          <text:p/>
        </draw:connector>
        <draw:connector draw:style-name="gr2" draw:text-style-name="P1" draw:layer="layout" draw:type="line" svg:x1="15.695cm" svg:y1="7.895cm" svg:x2="16.785cm" svg:y2="7.44cm" draw:start-shape="id86" draw:start-glue-point="11" draw:end-shape="id87" draw:end-glue-point="7" svg:d="M15695 7895l1090-455" svg:viewBox="0 0 1091 456">
          <text:p/>
        </draw:connector>
        <draw:connector draw:style-name="gr2" draw:text-style-name="P1" draw:layer="layout" draw:type="line" svg:x1="16.785cm" svg:y1="7.26cm" svg:x2="15.695cm" svg:y2="6.805cm" draw:start-shape="id87" draw:start-glue-point="5" draw:end-shape="id88" draw:end-glue-point="9" svg:d="M16785 7260l-1090-455" svg:viewBox="0 0 1091 456">
          <text:p/>
        </draw:connector>
        <draw:connector draw:style-name="gr2" draw:text-style-name="P1" draw:layer="layout" draw:type="line" svg:x1="15.695cm" svg:y1="6.625cm" svg:x2="16.785cm" svg:y2="6.17cm" draw:start-shape="id88" draw:start-glue-point="11" draw:end-shape="id89" draw:end-glue-point="7" svg:d="M15695 6625l1090-455" svg:viewBox="0 0 1091 456">
          <text:p/>
        </draw:connector>
        <draw:connector draw:style-name="gr2" draw:text-style-name="P1" draw:layer="layout" draw:type="line" svg:x1="16.785cm" svg:y1="5.99cm" svg:x2="15.695cm" svg:y2="5.535cm" draw:start-shape="id89" draw:start-glue-point="5" draw:end-shape="id90" draw:end-glue-point="9" svg:d="M16785 5990l-1090-455" svg:viewBox="0 0 1091 456">
          <text:p/>
        </draw:connector>
        <draw:connector draw:style-name="gr2" draw:text-style-name="P1" draw:layer="layout" draw:type="line" svg:x1="15.695cm" svg:y1="5.355cm" svg:x2="16.785cm" svg:y2="4.9cm" draw:start-shape="id90" draw:start-glue-point="11" draw:end-shape="id91" draw:end-glue-point="7" svg:d="M15695 5355l1090-455" svg:viewBox="0 0 1091 456">
          <text:p/>
        </draw:connector>
        <draw:connector draw:style-name="gr2" draw:text-style-name="P1" draw:layer="layout" draw:type="line" svg:x1="16.785cm" svg:y1="4.72cm" svg:x2="15.695cm" svg:y2="4.265cm" draw:start-shape="id91" draw:start-glue-point="5" draw:end-shape="id92" draw:end-glue-point="9" svg:d="M16785 4720l-1090-455" svg:viewBox="0 0 1091 456">
          <text:p/>
        </draw:connector>
        <draw:connector draw:style-name="gr2" draw:text-style-name="P1" draw:layer="layout" draw:type="line" svg:x1="15.695cm" svg:y1="4.085cm" svg:x2="16.785cm" svg:y2="3.63cm" draw:start-shape="id92" draw:start-glue-point="11" draw:end-shape="id93" draw:end-glue-point="7" svg:d="M15695 4085l1090-455" svg:viewBox="0 0 1091 456">
          <text:p/>
        </draw:connector>
        <draw:connector draw:style-name="gr2" draw:text-style-name="P1" draw:layer="layout" draw:type="line" svg:x1="16.785cm" svg:y1="3.45cm" svg:x2="15.695cm" svg:y2="2.995cm" draw:start-shape="id93" draw:start-glue-point="5" draw:end-shape="id94" draw:end-glue-point="9" svg:d="M16785 3450l-1090-455" svg:viewBox="0 0 1091 456">
          <text:p/>
        </draw:connector>
        <draw:connector draw:style-name="gr2" draw:text-style-name="P1" draw:layer="layout" draw:type="line" svg:x1="15.695cm" svg:y1="2.815cm" svg:x2="16.785cm" svg:y2="2.36cm" draw:start-shape="id94" draw:start-glue-point="11" draw:end-shape="id95" draw:end-glue-point="7" svg:d="M15695 2815l1090-455" svg:viewBox="0 0 1091 456">
          <text:p/>
        </draw:connector>
        <draw:connector draw:style-name="gr2" draw:text-style-name="P1" draw:layer="layout" draw:type="line" svg:x1="16.785cm" svg:y1="2.18cm" svg:x2="15.695cm" svg:y2="1.725cm" draw:start-shape="id95" draw:start-glue-point="5" draw:end-shape="id96" draw:end-glue-point="9" svg:d="M16785 2180l-1090-455" svg:viewBox="0 0 1091 456">
          <text:p/>
        </draw:connector>
        <draw:connector draw:style-name="gr2" draw:text-style-name="P1" draw:layer="layout" draw:type="line" svg:x1="15.515cm" svg:y1="1.725cm" svg:x2="14.425cm" svg:y2="2.18cm" draw:start-shape="id96" draw:start-glue-point="7" draw:end-shape="id83" draw:end-glue-point="11" svg:d="M15515 1725l-1090 455" svg:viewBox="0 0 1091 456">
          <text:p/>
        </draw:connector>
        <draw:connector draw:style-name="gr2" draw:text-style-name="P1" draw:layer="layout" draw:type="line" svg:x1="14.425cm" svg:y1="2.36cm" svg:x2="15.515cm" svg:y2="2.815cm" draw:start-shape="id83" draw:start-glue-point="9" draw:end-shape="id94" draw:end-glue-point="5" svg:d="M14425 2360l1090 455" svg:viewBox="0 0 1091 456">
          <text:p/>
        </draw:connector>
        <draw:connector draw:style-name="gr2" draw:text-style-name="P1" draw:layer="layout" draw:type="line" svg:x1="15.515cm" svg:y1="2.995cm" svg:x2="14.425cm" svg:y2="3.45cm" draw:start-shape="id94" draw:start-glue-point="7" draw:end-shape="id81" draw:end-glue-point="11" svg:d="M15515 2995l-1090 455" svg:viewBox="0 0 1091 456">
          <text:p/>
        </draw:connector>
        <draw:connector draw:style-name="gr2" draw:text-style-name="P1" draw:layer="layout" draw:type="line" svg:x1="14.425cm" svg:y1="3.63cm" svg:x2="15.515cm" svg:y2="4.085cm" draw:start-shape="id81" draw:start-glue-point="9" draw:end-shape="id92" draw:end-glue-point="5" svg:d="M14425 3630l1090 455" svg:viewBox="0 0 1091 456">
          <text:p/>
        </draw:connector>
        <draw:connector draw:style-name="gr2" draw:text-style-name="P1" draw:layer="layout" draw:type="line" svg:x1="15.515cm" svg:y1="4.265cm" svg:x2="14.425cm" svg:y2="4.72cm" draw:start-shape="id92" draw:start-glue-point="7" draw:end-shape="id79" draw:end-glue-point="11" svg:d="M15515 4265l-1090 455" svg:viewBox="0 0 1091 456">
          <text:p/>
        </draw:connector>
        <draw:connector draw:style-name="gr2" draw:text-style-name="P1" draw:layer="layout" draw:type="line" svg:x1="14.425cm" svg:y1="4.9cm" svg:x2="15.515cm" svg:y2="5.355cm" draw:start-shape="id79" draw:start-glue-point="9" draw:end-shape="id90" draw:end-glue-point="5" svg:d="M14425 4900l1090 455" svg:viewBox="0 0 1091 456">
          <text:p/>
        </draw:connector>
        <draw:connector draw:style-name="gr2" draw:text-style-name="P1" draw:layer="layout" draw:type="line" svg:x1="15.515cm" svg:y1="5.535cm" svg:x2="14.425cm" svg:y2="5.99cm" draw:start-shape="id90" draw:start-glue-point="7" draw:end-shape="id77" draw:end-glue-point="11" svg:d="M15515 5535l-1090 455" svg:viewBox="0 0 1091 456">
          <text:p/>
        </draw:connector>
        <draw:connector draw:style-name="gr2" draw:text-style-name="P1" draw:layer="layout" draw:type="line" svg:x1="14.425cm" svg:y1="6.17cm" svg:x2="15.515cm" svg:y2="6.625cm" draw:start-shape="id77" draw:start-glue-point="9" draw:end-shape="id88" draw:end-glue-point="5" svg:d="M14425 6170l1090 455" svg:viewBox="0 0 1091 456">
          <text:p/>
        </draw:connector>
        <draw:connector draw:style-name="gr2" draw:text-style-name="P1" draw:layer="layout" draw:type="line" svg:x1="15.515cm" svg:y1="6.805cm" svg:x2="14.425cm" svg:y2="7.26cm" draw:start-shape="id88" draw:start-glue-point="7" draw:end-shape="id75" draw:end-glue-point="11" svg:d="M15515 6805l-1090 455" svg:viewBox="0 0 1091 456">
          <text:p/>
        </draw:connector>
        <draw:connector draw:style-name="gr2" draw:text-style-name="P1" draw:layer="layout" draw:type="line" svg:x1="14.425cm" svg:y1="7.44cm" svg:x2="15.515cm" svg:y2="7.895cm" draw:start-shape="id75" draw:start-glue-point="9" draw:end-shape="id86" draw:end-glue-point="5" svg:d="M14425 7440l1090 455" svg:viewBox="0 0 1091 456">
          <text:p/>
        </draw:connector>
        <draw:connector draw:style-name="gr2" draw:text-style-name="P1" draw:layer="layout" draw:type="line" svg:x1="15.515cm" svg:y1="8.075cm" svg:x2="14.425cm" svg:y2="8.53cm" draw:start-shape="id86" draw:start-glue-point="7" draw:end-shape="id73" draw:end-glue-point="11" svg:d="M15515 8075l-1090 455" svg:viewBox="0 0 1091 456">
          <text:p/>
        </draw:connector>
        <draw:connector draw:style-name="gr2" draw:text-style-name="P1" draw:layer="layout" draw:type="line" svg:x1="12.975cm" svg:y1="1.725cm" svg:x2="11.885cm" svg:y2="2.18cm" draw:start-shape="id84" draw:start-glue-point="7" draw:end-shape="id71" draw:end-glue-point="11" svg:d="M12975 1725l-1090 455" svg:viewBox="0 0 1091 456">
          <text:p/>
        </draw:connector>
        <draw:connector draw:style-name="gr2" draw:text-style-name="P1" draw:layer="layout" draw:type="line" svg:x1="11.885cm" svg:y1="2.36cm" svg:x2="12.975cm" svg:y2="2.815cm" draw:start-shape="id71" draw:start-glue-point="9" draw:end-shape="id82" draw:end-glue-point="5" svg:d="M11885 2360l1090 455" svg:viewBox="0 0 1091 456">
          <text:p/>
        </draw:connector>
        <draw:connector draw:style-name="gr2" draw:text-style-name="P1" draw:layer="layout" draw:type="line" svg:x1="12.975cm" svg:y1="2.995cm" svg:x2="11.885cm" svg:y2="3.45cm" draw:start-shape="id82" draw:start-glue-point="7" draw:end-shape="id69" draw:end-glue-point="11" svg:d="M12975 2995l-1090 455" svg:viewBox="0 0 1091 456">
          <text:p/>
        </draw:connector>
        <draw:connector draw:style-name="gr2" draw:text-style-name="P1" draw:layer="layout" draw:type="line" svg:x1="11.885cm" svg:y1="3.63cm" svg:x2="12.975cm" svg:y2="4.085cm" draw:start-shape="id69" draw:start-glue-point="9" draw:end-shape="id80" draw:end-glue-point="5" svg:d="M11885 3630l1090 455" svg:viewBox="0 0 1091 456">
          <text:p/>
        </draw:connector>
        <draw:connector draw:style-name="gr2" draw:text-style-name="P1" draw:layer="layout" draw:type="line" svg:x1="12.975cm" svg:y1="4.265cm" svg:x2="11.885cm" svg:y2="4.72cm" draw:start-shape="id80" draw:start-glue-point="7" draw:end-shape="id67" draw:end-glue-point="11" svg:d="M12975 4265l-1090 455" svg:viewBox="0 0 1091 456">
          <text:p/>
        </draw:connector>
        <draw:connector draw:style-name="gr2" draw:text-style-name="P1" draw:layer="layout" draw:type="line" svg:x1="11.885cm" svg:y1="4.9cm" svg:x2="12.975cm" svg:y2="5.355cm" draw:start-shape="id67" draw:start-glue-point="9" draw:end-shape="id78" draw:end-glue-point="5" svg:d="M11885 4900l1090 455" svg:viewBox="0 0 1091 456">
          <text:p/>
        </draw:connector>
        <draw:connector draw:style-name="gr2" draw:text-style-name="P1" draw:layer="layout" draw:type="line" svg:x1="12.975cm" svg:y1="5.535cm" svg:x2="11.885cm" svg:y2="5.99cm" draw:start-shape="id78" draw:start-glue-point="7" draw:end-shape="id65" draw:end-glue-point="11" svg:d="M12975 5535l-1090 455" svg:viewBox="0 0 1091 456">
          <text:p/>
        </draw:connector>
        <draw:connector draw:style-name="gr2" draw:text-style-name="P1" draw:layer="layout" draw:type="line" svg:x1="11.885cm" svg:y1="6.17cm" svg:x2="12.975cm" svg:y2="6.625cm" draw:start-shape="id65" draw:start-glue-point="9" draw:end-shape="id76" draw:end-glue-point="5" svg:d="M11885 6170l1090 455" svg:viewBox="0 0 1091 456">
          <text:p/>
        </draw:connector>
        <draw:connector draw:style-name="gr2" draw:text-style-name="P1" draw:layer="layout" draw:type="line" svg:x1="12.975cm" svg:y1="6.805cm" svg:x2="11.885cm" svg:y2="7.26cm" draw:start-shape="id76" draw:start-glue-point="7" draw:end-shape="id63" draw:end-glue-point="11" svg:d="M12975 6805l-1090 455" svg:viewBox="0 0 1091 456">
          <text:p/>
        </draw:connector>
        <draw:connector draw:style-name="gr2" draw:text-style-name="P1" draw:layer="layout" draw:type="line" svg:x1="11.885cm" svg:y1="7.44cm" svg:x2="12.975cm" svg:y2="7.895cm" draw:start-shape="id63" draw:start-glue-point="9" draw:end-shape="id74" draw:end-glue-point="5" svg:d="M11885 7440l1090 455" svg:viewBox="0 0 1091 456">
          <text:p/>
        </draw:connector>
        <draw:connector draw:style-name="gr2" draw:text-style-name="P1" draw:layer="layout" draw:type="line" svg:x1="12.975cm" svg:y1="8.075cm" svg:x2="11.885cm" svg:y2="8.53cm" draw:start-shape="id74" draw:start-glue-point="7" draw:end-shape="id61" draw:end-glue-point="11" svg:d="M12975 8075l-1090 455" svg:viewBox="0 0 1091 456">
          <text:p/>
        </draw:connector>
        <draw:custom-shape draw:style-name="gr1" draw:text-style-name="P1" xml:id="id108" draw:id="id108" draw:layer="layout" svg:width="0.254cm" svg:height="0.254cm" svg:x="1.50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6" draw:id="id106" draw:layer="layout" svg:width="0.254cm" svg:height="0.254cm" svg:x="1.50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4" draw:id="id104" draw:layer="layout" svg:width="0.254cm" svg:height="0.254cm" svg:x="1.50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2" draw:id="id102" draw:layer="layout" svg:width="0.254cm" svg:height="0.254cm" svg:x="1.50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0" draw:id="id100" draw:layer="layout" svg:width="0.254cm" svg:height="0.254cm" svg:x="1.508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8" draw:id="id98" draw:layer="layout" svg:width="0.254cm" svg:height="0.254cm" svg:x="1.50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7" draw:id="id107" draw:layer="layout" svg:width="0.254cm" svg:height="0.254cm" svg:x="2.77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5" draw:id="id105" draw:layer="layout" svg:width="0.254cm" svg:height="0.254cm" svg:x="2.77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3" draw:id="id103" draw:layer="layout" svg:width="0.254cm" svg:height="0.254cm" svg:x="2.77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1" draw:id="id101" draw:layer="layout" svg:width="0.254cm" svg:height="0.254cm" svg:x="2.77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9" draw:id="id99" draw:layer="layout" svg:width="0.254cm" svg:height="0.254cm" svg:x="2.778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7" draw:id="id97" draw:layer="layout" svg:width="0.254cm" svg:height="0.254cm" svg:x="2.77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815cm" svg:y1="16.15cm" svg:x2="1.725cm" svg:y2="16.33cm" draw:start-shape="id97" draw:start-glue-point="5" draw:end-shape="id98" draw:end-glue-point="9" svg:d="M2815 16150l-1090 180" svg:viewBox="0 0 1091 181">
          <text:p/>
        </draw:connector>
        <draw:connector draw:style-name="gr2" draw:text-style-name="P1" draw:layer="layout" draw:type="line" svg:x1="1.725cm" svg:y1="16.15cm" svg:x2="2.815cm" svg:y2="15.06cm" draw:start-shape="id98" draw:start-glue-point="11" draw:end-shape="id99" draw:end-glue-point="7" svg:d="M1725 16150l1090-1090" svg:viewBox="0 0 1091 1091">
          <text:p/>
        </draw:connector>
        <draw:connector draw:style-name="gr2" draw:text-style-name="P1" draw:layer="layout" draw:type="line" svg:x1="2.815cm" svg:y1="14.88cm" svg:x2="1.725cm" svg:y2="15.06cm" draw:start-shape="id99" draw:start-glue-point="5" draw:end-shape="id100" draw:end-glue-point="9" svg:d="M2815 14880l-1090 180" svg:viewBox="0 0 1091 181">
          <text:p/>
        </draw:connector>
        <draw:connector draw:style-name="gr2" draw:text-style-name="P1" draw:layer="layout" draw:type="line" svg:x1="1.725cm" svg:y1="14.88cm" svg:x2="2.815cm" svg:y2="13.79cm" draw:start-shape="id100" draw:start-glue-point="11" draw:end-shape="id101" draw:end-glue-point="7" svg:d="M1725 14880l1090-1090" svg:viewBox="0 0 1091 1091">
          <text:p/>
        </draw:connector>
        <draw:connector draw:style-name="gr2" draw:text-style-name="P1" draw:layer="layout" draw:type="line" svg:x1="2.815cm" svg:y1="13.61cm" svg:x2="1.725cm" svg:y2="13.79cm" draw:start-shape="id101" draw:start-glue-point="5" draw:end-shape="id102" draw:end-glue-point="9" svg:d="M2815 13610l-1090 180" svg:viewBox="0 0 1091 181">
          <text:p/>
        </draw:connector>
        <draw:connector draw:style-name="gr2" draw:text-style-name="P1" draw:layer="layout" draw:type="line" svg:x1="1.725cm" svg:y1="13.61cm" svg:x2="2.815cm" svg:y2="12.52cm" draw:start-shape="id102" draw:start-glue-point="11" draw:end-shape="id103" draw:end-glue-point="7" svg:d="M1725 13610l1090-1090" svg:viewBox="0 0 1091 1091">
          <text:p/>
        </draw:connector>
        <draw:connector draw:style-name="gr2" draw:text-style-name="P1" draw:layer="layout" draw:type="line" svg:x1="2.815cm" svg:y1="12.34cm" svg:x2="1.725cm" svg:y2="12.52cm" draw:start-shape="id103" draw:start-glue-point="5" draw:end-shape="id104" draw:end-glue-point="9" svg:d="M2815 12340l-1090 180" svg:viewBox="0 0 1091 181">
          <text:p/>
        </draw:connector>
        <draw:connector draw:style-name="gr2" draw:text-style-name="P1" draw:layer="layout" draw:type="line" svg:x1="1.725cm" svg:y1="12.34cm" svg:x2="2.815cm" svg:y2="11.25cm" draw:start-shape="id104" draw:start-glue-point="11" draw:end-shape="id105" draw:end-glue-point="7" svg:d="M1725 12340l1090-1090" svg:viewBox="0 0 1091 1091">
          <text:p/>
        </draw:connector>
        <draw:connector draw:style-name="gr2" draw:text-style-name="P1" draw:layer="layout" draw:type="line" svg:x1="2.815cm" svg:y1="11.07cm" svg:x2="1.725cm" svg:y2="11.25cm" draw:start-shape="id105" draw:start-glue-point="5" draw:end-shape="id106" draw:end-glue-point="9" svg:d="M2815 11070l-1090 180" svg:viewBox="0 0 1091 181">
          <text:p/>
        </draw:connector>
        <draw:connector draw:style-name="gr2" draw:text-style-name="P1" draw:layer="layout" draw:type="line" svg:x1="1.725cm" svg:y1="11.07cm" svg:x2="2.815cm" svg:y2="9.98cm" draw:start-shape="id106" draw:start-glue-point="11" draw:end-shape="id107" draw:end-glue-point="7" svg:d="M1725 11070l1090-1090" svg:viewBox="0 0 1091 1091">
          <text:p/>
        </draw:connector>
        <draw:connector draw:style-name="gr2" draw:text-style-name="P1" draw:layer="layout" draw:type="line" svg:x1="2.815cm" svg:y1="9.8cm" svg:x2="1.725cm" svg:y2="9.98cm" draw:start-shape="id107" draw:start-glue-point="5" draw:end-shape="id108" draw:end-glue-point="9" svg:d="M2815 9800l-1090 180" svg:viewBox="0 0 1091 181">
          <text:p/>
        </draw:connector>
        <draw:custom-shape draw:style-name="gr1" draw:text-style-name="P1" xml:id="id120" draw:id="id120" draw:layer="layout" svg:width="0.254cm" svg:height="0.254cm" svg:x="4.04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8" draw:id="id118" draw:layer="layout" svg:width="0.254cm" svg:height="0.254cm" svg:x="4.04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6" draw:id="id116" draw:layer="layout" svg:width="0.254cm" svg:height="0.254cm" svg:x="4.04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4" draw:id="id114" draw:layer="layout" svg:width="0.254cm" svg:height="0.254cm" svg:x="4.04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2" draw:id="id112" draw:layer="layout" svg:width="0.254cm" svg:height="0.254cm" svg:x="4.048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0" draw:id="id110" draw:layer="layout" svg:width="0.254cm" svg:height="0.254cm" svg:x="4.04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9" draw:id="id119" draw:layer="layout" svg:width="0.254cm" svg:height="0.254cm" svg:x="5.31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7" draw:id="id117" draw:layer="layout" svg:width="0.254cm" svg:height="0.254cm" svg:x="5.31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5" draw:id="id115" draw:layer="layout" svg:width="0.254cm" svg:height="0.254cm" svg:x="5.31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3" draw:id="id113" draw:layer="layout" svg:width="0.254cm" svg:height="0.254cm" svg:x="5.31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1" draw:id="id111" draw:layer="layout" svg:width="0.254cm" svg:height="0.254cm" svg:x="5.318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9" draw:id="id109" draw:layer="layout" svg:width="0.254cm" svg:height="0.254cm" svg:x="5.31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355cm" svg:y1="16.15cm" svg:x2="4.265cm" svg:y2="16.33cm" draw:start-shape="id109" draw:start-glue-point="5" draw:end-shape="id110" draw:end-glue-point="9" svg:d="M5355 16150l-1090 180" svg:viewBox="0 0 1091 181">
          <text:p/>
        </draw:connector>
        <draw:connector draw:style-name="gr2" draw:text-style-name="P1" draw:layer="layout" draw:type="line" svg:x1="4.265cm" svg:y1="16.15cm" svg:x2="5.355cm" svg:y2="15.06cm" draw:start-shape="id110" draw:start-glue-point="11" draw:end-shape="id111" draw:end-glue-point="7" svg:d="M4265 16150l1090-1090" svg:viewBox="0 0 1091 1091">
          <text:p/>
        </draw:connector>
        <draw:connector draw:style-name="gr2" draw:text-style-name="P1" draw:layer="layout" draw:type="line" svg:x1="5.355cm" svg:y1="14.88cm" svg:x2="4.265cm" svg:y2="15.06cm" draw:start-shape="id111" draw:start-glue-point="5" draw:end-shape="id112" draw:end-glue-point="9" svg:d="M5355 14880l-1090 180" svg:viewBox="0 0 1091 181">
          <text:p/>
        </draw:connector>
        <draw:connector draw:style-name="gr2" draw:text-style-name="P1" draw:layer="layout" draw:type="line" svg:x1="4.265cm" svg:y1="14.88cm" svg:x2="5.355cm" svg:y2="13.79cm" draw:start-shape="id112" draw:start-glue-point="11" draw:end-shape="id113" draw:end-glue-point="7" svg:d="M4265 14880l1090-1090" svg:viewBox="0 0 1091 1091">
          <text:p/>
        </draw:connector>
        <draw:connector draw:style-name="gr2" draw:text-style-name="P1" draw:layer="layout" draw:type="line" svg:x1="5.355cm" svg:y1="13.61cm" svg:x2="4.265cm" svg:y2="13.79cm" draw:start-shape="id113" draw:start-glue-point="5" draw:end-shape="id114" draw:end-glue-point="9" svg:d="M5355 13610l-1090 180" svg:viewBox="0 0 1091 181">
          <text:p/>
        </draw:connector>
        <draw:connector draw:style-name="gr2" draw:text-style-name="P1" draw:layer="layout" draw:type="line" svg:x1="4.265cm" svg:y1="13.61cm" svg:x2="5.355cm" svg:y2="12.52cm" draw:start-shape="id114" draw:start-glue-point="11" draw:end-shape="id115" draw:end-glue-point="7" svg:d="M4265 13610l1090-1090" svg:viewBox="0 0 1091 1091">
          <text:p/>
        </draw:connector>
        <draw:connector draw:style-name="gr2" draw:text-style-name="P1" draw:layer="layout" draw:type="line" svg:x1="5.355cm" svg:y1="12.34cm" svg:x2="4.265cm" svg:y2="12.52cm" draw:start-shape="id115" draw:start-glue-point="5" draw:end-shape="id116" draw:end-glue-point="9" svg:d="M5355 12340l-1090 180" svg:viewBox="0 0 1091 181">
          <text:p/>
        </draw:connector>
        <draw:connector draw:style-name="gr2" draw:text-style-name="P1" draw:layer="layout" draw:type="line" svg:x1="4.265cm" svg:y1="12.34cm" svg:x2="5.355cm" svg:y2="11.25cm" draw:start-shape="id116" draw:start-glue-point="11" draw:end-shape="id117" draw:end-glue-point="7" svg:d="M4265 12340l1090-1090" svg:viewBox="0 0 1091 1091">
          <text:p/>
        </draw:connector>
        <draw:connector draw:style-name="gr2" draw:text-style-name="P1" draw:layer="layout" draw:type="line" svg:x1="5.355cm" svg:y1="11.07cm" svg:x2="4.265cm" svg:y2="11.25cm" draw:start-shape="id117" draw:start-glue-point="5" draw:end-shape="id118" draw:end-glue-point="9" svg:d="M5355 11070l-1090 180" svg:viewBox="0 0 1091 181">
          <text:p/>
        </draw:connector>
        <draw:connector draw:style-name="gr2" draw:text-style-name="P1" draw:layer="layout" draw:type="line" svg:x1="4.265cm" svg:y1="11.07cm" svg:x2="5.355cm" svg:y2="9.98cm" draw:start-shape="id118" draw:start-glue-point="11" draw:end-shape="id119" draw:end-glue-point="7" svg:d="M4265 11070l1090-1090" svg:viewBox="0 0 1091 1091">
          <text:p/>
        </draw:connector>
        <draw:connector draw:style-name="gr2" draw:text-style-name="P1" draw:layer="layout" draw:type="line" svg:x1="5.355cm" svg:y1="9.8cm" svg:x2="4.265cm" svg:y2="9.98cm" draw:start-shape="id119" draw:start-glue-point="5" draw:end-shape="id120" draw:end-glue-point="9" svg:d="M5355 9800l-1090 180" svg:viewBox="0 0 1091 181">
          <text:p/>
        </draw:connector>
        <draw:connector draw:style-name="gr2" draw:text-style-name="P1" draw:layer="layout" draw:type="line" svg:x1="4.085cm" svg:y1="9.98cm" svg:x2="2.995cm" svg:y2="9.8cm" draw:start-shape="id120" draw:start-glue-point="7" draw:end-shape="id107" draw:end-glue-point="11" svg:d="M4085 9980l-1090-180" svg:viewBox="0 0 1091 181">
          <text:p/>
        </draw:connector>
        <draw:connector draw:style-name="gr2" draw:text-style-name="P1" draw:layer="layout" draw:type="line" svg:x1="2.995cm" svg:y1="9.98cm" svg:x2="4.085cm" svg:y2="11.07cm" draw:start-shape="id107" draw:start-glue-point="9" draw:end-shape="id118" draw:end-glue-point="5" svg:d="M2995 9980l1090 1090" svg:viewBox="0 0 1091 1091">
          <text:p/>
        </draw:connector>
        <draw:connector draw:style-name="gr2" draw:text-style-name="P1" draw:layer="layout" draw:type="line" svg:x1="4.085cm" svg:y1="11.25cm" svg:x2="2.995cm" svg:y2="11.07cm" draw:start-shape="id118" draw:start-glue-point="7" draw:end-shape="id105" draw:end-glue-point="11" svg:d="M4085 11250l-1090-180" svg:viewBox="0 0 1091 181">
          <text:p/>
        </draw:connector>
        <draw:connector draw:style-name="gr2" draw:text-style-name="P1" draw:layer="layout" draw:type="line" svg:x1="2.995cm" svg:y1="11.25cm" svg:x2="4.085cm" svg:y2="12.34cm" draw:start-shape="id105" draw:start-glue-point="9" draw:end-shape="id116" draw:end-glue-point="5" svg:d="M2995 11250l1090 1090" svg:viewBox="0 0 1091 1091">
          <text:p/>
        </draw:connector>
        <draw:connector draw:style-name="gr2" draw:text-style-name="P1" draw:layer="layout" draw:type="line" svg:x1="4.085cm" svg:y1="12.52cm" svg:x2="2.995cm" svg:y2="12.34cm" draw:start-shape="id116" draw:start-glue-point="7" draw:end-shape="id103" draw:end-glue-point="11" svg:d="M4085 12520l-1090-180" svg:viewBox="0 0 1091 181">
          <text:p/>
        </draw:connector>
        <draw:connector draw:style-name="gr2" draw:text-style-name="P1" draw:layer="layout" draw:type="line" svg:x1="2.995cm" svg:y1="12.52cm" svg:x2="4.085cm" svg:y2="13.61cm" draw:start-shape="id103" draw:start-glue-point="9" draw:end-shape="id114" draw:end-glue-point="5" svg:d="M2995 12520l1090 1090" svg:viewBox="0 0 1091 1091">
          <text:p/>
        </draw:connector>
        <draw:connector draw:style-name="gr2" draw:text-style-name="P1" draw:layer="layout" draw:type="line" svg:x1="4.085cm" svg:y1="13.79cm" svg:x2="2.995cm" svg:y2="13.61cm" draw:start-shape="id114" draw:start-glue-point="7" draw:end-shape="id101" draw:end-glue-point="11" svg:d="M4085 13790l-1090-180" svg:viewBox="0 0 1091 181">
          <text:p/>
        </draw:connector>
        <draw:connector draw:style-name="gr2" draw:text-style-name="P1" draw:layer="layout" draw:type="line" svg:x1="2.995cm" svg:y1="13.79cm" svg:x2="4.085cm" svg:y2="14.88cm" draw:start-shape="id101" draw:start-glue-point="9" draw:end-shape="id112" draw:end-glue-point="5" svg:d="M2995 13790l1090 1090" svg:viewBox="0 0 1091 1091">
          <text:p/>
        </draw:connector>
        <draw:connector draw:style-name="gr2" draw:text-style-name="P1" draw:layer="layout" draw:type="line" svg:x1="4.085cm" svg:y1="15.06cm" svg:x2="2.995cm" svg:y2="14.88cm" draw:start-shape="id112" draw:start-glue-point="7" draw:end-shape="id99" draw:end-glue-point="11" svg:d="M4085 15060l-1090-180" svg:viewBox="0 0 1091 181">
          <text:p/>
        </draw:connector>
        <draw:connector draw:style-name="gr2" draw:text-style-name="P1" draw:layer="layout" draw:type="line" svg:x1="2.995cm" svg:y1="15.06cm" svg:x2="4.085cm" svg:y2="16.15cm" draw:start-shape="id99" draw:start-glue-point="9" draw:end-shape="id110" draw:end-glue-point="5" svg:d="M2995 15060l1090 1090" svg:viewBox="0 0 1091 1091">
          <text:p/>
        </draw:connector>
        <draw:connector draw:style-name="gr2" draw:text-style-name="P1" draw:layer="layout" draw:type="line" svg:x1="4.085cm" svg:y1="16.33cm" svg:x2="2.995cm" svg:y2="16.15cm" draw:start-shape="id110" draw:start-glue-point="7" draw:end-shape="id97" draw:end-glue-point="11" svg:d="M4085 16330l-1090-180" svg:viewBox="0 0 1091 181">
          <text:p/>
        </draw:connector>
        <draw:custom-shape draw:style-name="gr1" draw:text-style-name="P1" xml:id="id132" draw:id="id132" draw:layer="layout" svg:width="0.254cm" svg:height="0.254cm" svg:x="6.58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0" draw:id="id130" draw:layer="layout" svg:width="0.254cm" svg:height="0.254cm" svg:x="6.58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8" draw:id="id128" draw:layer="layout" svg:width="0.254cm" svg:height="0.254cm" svg:x="6.58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6" draw:id="id126" draw:layer="layout" svg:width="0.254cm" svg:height="0.254cm" svg:x="6.58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4" draw:id="id124" draw:layer="layout" svg:width="0.254cm" svg:height="0.254cm" svg:x="6.588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2" draw:id="id122" draw:layer="layout" svg:width="0.254cm" svg:height="0.254cm" svg:x="6.58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1" draw:id="id131" draw:layer="layout" svg:width="0.254cm" svg:height="0.254cm" svg:x="7.85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9" draw:id="id129" draw:layer="layout" svg:width="0.254cm" svg:height="0.254cm" svg:x="7.85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7" draw:id="id127" draw:layer="layout" svg:width="0.254cm" svg:height="0.254cm" svg:x="7.85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5" draw:id="id125" draw:layer="layout" svg:width="0.254cm" svg:height="0.254cm" svg:x="7.85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3" draw:id="id123" draw:layer="layout" svg:width="0.254cm" svg:height="0.254cm" svg:x="7.858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1" draw:id="id121" draw:layer="layout" svg:width="0.254cm" svg:height="0.254cm" svg:x="7.85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895cm" svg:y1="16.15cm" svg:x2="6.805cm" svg:y2="16.33cm" draw:start-shape="id121" draw:start-glue-point="5" draw:end-shape="id122" draw:end-glue-point="9" svg:d="M7895 16150l-1090 180" svg:viewBox="0 0 1091 181">
          <text:p/>
        </draw:connector>
        <draw:connector draw:style-name="gr2" draw:text-style-name="P1" draw:layer="layout" draw:type="line" svg:x1="6.805cm" svg:y1="16.15cm" svg:x2="7.895cm" svg:y2="15.06cm" draw:start-shape="id122" draw:start-glue-point="11" draw:end-shape="id123" draw:end-glue-point="7" svg:d="M6805 16150l1090-1090" svg:viewBox="0 0 1091 1091">
          <text:p/>
        </draw:connector>
        <draw:connector draw:style-name="gr2" draw:text-style-name="P1" draw:layer="layout" draw:type="line" svg:x1="7.895cm" svg:y1="14.88cm" svg:x2="6.805cm" svg:y2="15.06cm" draw:start-shape="id123" draw:start-glue-point="5" draw:end-shape="id124" draw:end-glue-point="9" svg:d="M7895 14880l-1090 180" svg:viewBox="0 0 1091 181">
          <text:p/>
        </draw:connector>
        <draw:connector draw:style-name="gr2" draw:text-style-name="P1" draw:layer="layout" draw:type="line" svg:x1="6.805cm" svg:y1="14.88cm" svg:x2="7.895cm" svg:y2="13.79cm" draw:start-shape="id124" draw:start-glue-point="11" draw:end-shape="id125" draw:end-glue-point="7" svg:d="M6805 14880l1090-1090" svg:viewBox="0 0 1091 1091">
          <text:p/>
        </draw:connector>
        <draw:connector draw:style-name="gr2" draw:text-style-name="P1" draw:layer="layout" draw:type="line" svg:x1="7.895cm" svg:y1="13.61cm" svg:x2="6.805cm" svg:y2="13.79cm" draw:start-shape="id125" draw:start-glue-point="5" draw:end-shape="id126" draw:end-glue-point="9" svg:d="M7895 13610l-1090 180" svg:viewBox="0 0 1091 181">
          <text:p/>
        </draw:connector>
        <draw:connector draw:style-name="gr2" draw:text-style-name="P1" draw:layer="layout" draw:type="line" svg:x1="6.805cm" svg:y1="13.61cm" svg:x2="7.895cm" svg:y2="12.52cm" draw:start-shape="id126" draw:start-glue-point="11" draw:end-shape="id127" draw:end-glue-point="7" svg:d="M6805 13610l1090-1090" svg:viewBox="0 0 1091 1091">
          <text:p/>
        </draw:connector>
        <draw:connector draw:style-name="gr2" draw:text-style-name="P1" draw:layer="layout" draw:type="line" svg:x1="7.895cm" svg:y1="12.34cm" svg:x2="6.805cm" svg:y2="12.52cm" draw:start-shape="id127" draw:start-glue-point="5" draw:end-shape="id128" draw:end-glue-point="9" svg:d="M7895 12340l-1090 180" svg:viewBox="0 0 1091 181">
          <text:p/>
        </draw:connector>
        <draw:connector draw:style-name="gr2" draw:text-style-name="P1" draw:layer="layout" draw:type="line" svg:x1="6.805cm" svg:y1="12.34cm" svg:x2="7.895cm" svg:y2="11.25cm" draw:start-shape="id128" draw:start-glue-point="11" draw:end-shape="id129" draw:end-glue-point="7" svg:d="M6805 12340l1090-1090" svg:viewBox="0 0 1091 1091">
          <text:p/>
        </draw:connector>
        <draw:connector draw:style-name="gr2" draw:text-style-name="P1" draw:layer="layout" draw:type="line" svg:x1="7.895cm" svg:y1="11.07cm" svg:x2="6.805cm" svg:y2="11.25cm" draw:start-shape="id129" draw:start-glue-point="5" draw:end-shape="id130" draw:end-glue-point="9" svg:d="M7895 11070l-1090 180" svg:viewBox="0 0 1091 181">
          <text:p/>
        </draw:connector>
        <draw:connector draw:style-name="gr2" draw:text-style-name="P1" draw:layer="layout" draw:type="line" svg:x1="6.805cm" svg:y1="11.07cm" svg:x2="7.895cm" svg:y2="9.98cm" draw:start-shape="id130" draw:start-glue-point="11" draw:end-shape="id131" draw:end-glue-point="7" svg:d="M6805 11070l1090-1090" svg:viewBox="0 0 1091 1091">
          <text:p/>
        </draw:connector>
        <draw:connector draw:style-name="gr2" draw:text-style-name="P1" draw:layer="layout" draw:type="line" svg:x1="7.895cm" svg:y1="9.8cm" svg:x2="6.805cm" svg:y2="9.98cm" draw:start-shape="id131" draw:start-glue-point="5" draw:end-shape="id132" draw:end-glue-point="9" svg:d="M7895 9800l-1090 180" svg:viewBox="0 0 1091 181">
          <text:p/>
        </draw:connector>
        <draw:custom-shape draw:style-name="gr1" draw:text-style-name="P1" xml:id="id144" draw:id="id144" draw:layer="layout" svg:width="0.254cm" svg:height="0.254cm" svg:x="9.12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2" draw:id="id142" draw:layer="layout" svg:width="0.254cm" svg:height="0.254cm" svg:x="9.12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0" draw:id="id140" draw:layer="layout" svg:width="0.254cm" svg:height="0.254cm" svg:x="9.12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8" draw:id="id138" draw:layer="layout" svg:width="0.254cm" svg:height="0.254cm" svg:x="9.12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6" draw:id="id136" draw:layer="layout" svg:width="0.254cm" svg:height="0.254cm" svg:x="9.128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4" draw:id="id134" draw:layer="layout" svg:width="0.254cm" svg:height="0.254cm" svg:x="9.12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3" draw:id="id143" draw:layer="layout" svg:width="0.254cm" svg:height="0.254cm" svg:x="10.39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1" draw:id="id141" draw:layer="layout" svg:width="0.254cm" svg:height="0.254cm" svg:x="10.39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9" draw:id="id139" draw:layer="layout" svg:width="0.254cm" svg:height="0.254cm" svg:x="10.39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7" draw:id="id137" draw:layer="layout" svg:width="0.254cm" svg:height="0.254cm" svg:x="10.39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5" draw:id="id135" draw:layer="layout" svg:width="0.254cm" svg:height="0.254cm" svg:x="10.398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3" draw:id="id133" draw:layer="layout" svg:width="0.254cm" svg:height="0.254cm" svg:x="10.39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435cm" svg:y1="16.15cm" svg:x2="9.345cm" svg:y2="16.33cm" draw:start-shape="id133" draw:start-glue-point="5" draw:end-shape="id134" draw:end-glue-point="9" svg:d="M10435 16150l-1090 180" svg:viewBox="0 0 1091 181">
          <text:p/>
        </draw:connector>
        <draw:connector draw:style-name="gr2" draw:text-style-name="P1" draw:layer="layout" draw:type="line" svg:x1="9.345cm" svg:y1="16.15cm" svg:x2="10.435cm" svg:y2="15.06cm" draw:start-shape="id134" draw:start-glue-point="11" draw:end-shape="id135" draw:end-glue-point="7" svg:d="M9345 16150l1090-1090" svg:viewBox="0 0 1091 1091">
          <text:p/>
        </draw:connector>
        <draw:connector draw:style-name="gr2" draw:text-style-name="P1" draw:layer="layout" draw:type="line" svg:x1="10.435cm" svg:y1="14.88cm" svg:x2="9.345cm" svg:y2="15.06cm" draw:start-shape="id135" draw:start-glue-point="5" draw:end-shape="id136" draw:end-glue-point="9" svg:d="M10435 14880l-1090 180" svg:viewBox="0 0 1091 181">
          <text:p/>
        </draw:connector>
        <draw:connector draw:style-name="gr2" draw:text-style-name="P1" draw:layer="layout" draw:type="line" svg:x1="9.345cm" svg:y1="14.88cm" svg:x2="10.435cm" svg:y2="13.79cm" draw:start-shape="id136" draw:start-glue-point="11" draw:end-shape="id137" draw:end-glue-point="7" svg:d="M9345 14880l1090-1090" svg:viewBox="0 0 1091 1091">
          <text:p/>
        </draw:connector>
        <draw:connector draw:style-name="gr2" draw:text-style-name="P1" draw:layer="layout" draw:type="line" svg:x1="10.435cm" svg:y1="13.61cm" svg:x2="9.345cm" svg:y2="13.79cm" draw:start-shape="id137" draw:start-glue-point="5" draw:end-shape="id138" draw:end-glue-point="9" svg:d="M10435 13610l-1090 180" svg:viewBox="0 0 1091 181">
          <text:p/>
        </draw:connector>
        <draw:connector draw:style-name="gr2" draw:text-style-name="P1" draw:layer="layout" draw:type="line" svg:x1="9.345cm" svg:y1="13.61cm" svg:x2="10.435cm" svg:y2="12.52cm" draw:start-shape="id138" draw:start-glue-point="11" draw:end-shape="id139" draw:end-glue-point="7" svg:d="M9345 13610l1090-1090" svg:viewBox="0 0 1091 1091">
          <text:p/>
        </draw:connector>
        <draw:connector draw:style-name="gr2" draw:text-style-name="P1" draw:layer="layout" draw:type="line" svg:x1="10.435cm" svg:y1="12.34cm" svg:x2="9.345cm" svg:y2="12.52cm" draw:start-shape="id139" draw:start-glue-point="5" draw:end-shape="id140" draw:end-glue-point="9" svg:d="M10435 12340l-1090 180" svg:viewBox="0 0 1091 181">
          <text:p/>
        </draw:connector>
        <draw:connector draw:style-name="gr2" draw:text-style-name="P1" draw:layer="layout" draw:type="line" svg:x1="9.345cm" svg:y1="12.34cm" svg:x2="10.435cm" svg:y2="11.25cm" draw:start-shape="id140" draw:start-glue-point="11" draw:end-shape="id141" draw:end-glue-point="7" svg:d="M9345 12340l1090-1090" svg:viewBox="0 0 1091 1091">
          <text:p/>
        </draw:connector>
        <draw:connector draw:style-name="gr2" draw:text-style-name="P1" draw:layer="layout" draw:type="line" svg:x1="10.435cm" svg:y1="11.07cm" svg:x2="9.345cm" svg:y2="11.25cm" draw:start-shape="id141" draw:start-glue-point="5" draw:end-shape="id142" draw:end-glue-point="9" svg:d="M10435 11070l-1090 180" svg:viewBox="0 0 1091 181">
          <text:p/>
        </draw:connector>
        <draw:connector draw:style-name="gr2" draw:text-style-name="P1" draw:layer="layout" draw:type="line" svg:x1="9.345cm" svg:y1="11.07cm" svg:x2="10.435cm" svg:y2="9.98cm" draw:start-shape="id142" draw:start-glue-point="11" draw:end-shape="id143" draw:end-glue-point="7" svg:d="M9345 11070l1090-1090" svg:viewBox="0 0 1091 1091">
          <text:p/>
        </draw:connector>
        <draw:connector draw:style-name="gr2" draw:text-style-name="P1" draw:layer="layout" draw:type="line" svg:x1="10.435cm" svg:y1="9.8cm" svg:x2="9.345cm" svg:y2="9.98cm" draw:start-shape="id143" draw:start-glue-point="5" draw:end-shape="id144" draw:end-glue-point="9" svg:d="M10435 9800l-1090 180" svg:viewBox="0 0 1091 181">
          <text:p/>
        </draw:connector>
        <draw:connector draw:style-name="gr2" draw:text-style-name="P1" draw:layer="layout" draw:type="line" svg:x1="9.165cm" svg:y1="9.98cm" svg:x2="8.075cm" svg:y2="9.8cm" draw:start-shape="id144" draw:start-glue-point="7" draw:end-shape="id131" draw:end-glue-point="11" svg:d="M9165 9980l-1090-180" svg:viewBox="0 0 1091 181">
          <text:p/>
        </draw:connector>
        <draw:connector draw:style-name="gr2" draw:text-style-name="P1" draw:layer="layout" draw:type="line" svg:x1="8.075cm" svg:y1="9.98cm" svg:x2="9.165cm" svg:y2="11.07cm" draw:start-shape="id131" draw:start-glue-point="9" draw:end-shape="id142" draw:end-glue-point="5" svg:d="M8075 9980l1090 1090" svg:viewBox="0 0 1091 1091">
          <text:p/>
        </draw:connector>
        <draw:connector draw:style-name="gr2" draw:text-style-name="P1" draw:layer="layout" draw:type="line" svg:x1="9.165cm" svg:y1="11.25cm" svg:x2="8.075cm" svg:y2="11.07cm" draw:start-shape="id142" draw:start-glue-point="7" draw:end-shape="id129" draw:end-glue-point="11" svg:d="M9165 11250l-1090-180" svg:viewBox="0 0 1091 181">
          <text:p/>
        </draw:connector>
        <draw:connector draw:style-name="gr2" draw:text-style-name="P1" draw:layer="layout" draw:type="line" svg:x1="8.075cm" svg:y1="11.25cm" svg:x2="9.165cm" svg:y2="12.34cm" draw:start-shape="id129" draw:start-glue-point="9" draw:end-shape="id140" draw:end-glue-point="5" svg:d="M8075 11250l1090 1090" svg:viewBox="0 0 1091 1091">
          <text:p/>
        </draw:connector>
        <draw:connector draw:style-name="gr2" draw:text-style-name="P1" draw:layer="layout" draw:type="line" svg:x1="9.165cm" svg:y1="12.52cm" svg:x2="8.075cm" svg:y2="12.34cm" draw:start-shape="id140" draw:start-glue-point="7" draw:end-shape="id127" draw:end-glue-point="11" svg:d="M9165 12520l-1090-180" svg:viewBox="0 0 1091 181">
          <text:p/>
        </draw:connector>
        <draw:connector draw:style-name="gr2" draw:text-style-name="P1" draw:layer="layout" draw:type="line" svg:x1="8.075cm" svg:y1="12.52cm" svg:x2="9.165cm" svg:y2="13.61cm" draw:start-shape="id127" draw:start-glue-point="9" draw:end-shape="id138" draw:end-glue-point="5" svg:d="M8075 12520l1090 1090" svg:viewBox="0 0 1091 1091">
          <text:p/>
        </draw:connector>
        <draw:connector draw:style-name="gr2" draw:text-style-name="P1" draw:layer="layout" draw:type="line" svg:x1="9.165cm" svg:y1="13.79cm" svg:x2="8.075cm" svg:y2="13.61cm" draw:start-shape="id138" draw:start-glue-point="7" draw:end-shape="id125" draw:end-glue-point="11" svg:d="M9165 13790l-1090-180" svg:viewBox="0 0 1091 181">
          <text:p/>
        </draw:connector>
        <draw:connector draw:style-name="gr2" draw:text-style-name="P1" draw:layer="layout" draw:type="line" svg:x1="8.075cm" svg:y1="13.79cm" svg:x2="9.165cm" svg:y2="14.88cm" draw:start-shape="id125" draw:start-glue-point="9" draw:end-shape="id136" draw:end-glue-point="5" svg:d="M8075 13790l1090 1090" svg:viewBox="0 0 1091 1091">
          <text:p/>
        </draw:connector>
        <draw:connector draw:style-name="gr2" draw:text-style-name="P1" draw:layer="layout" draw:type="line" svg:x1="9.165cm" svg:y1="15.06cm" svg:x2="8.075cm" svg:y2="14.88cm" draw:start-shape="id136" draw:start-glue-point="7" draw:end-shape="id123" draw:end-glue-point="11" svg:d="M9165 15060l-1090-180" svg:viewBox="0 0 1091 181">
          <text:p/>
        </draw:connector>
        <draw:connector draw:style-name="gr2" draw:text-style-name="P1" draw:layer="layout" draw:type="line" svg:x1="8.075cm" svg:y1="15.06cm" svg:x2="9.165cm" svg:y2="16.15cm" draw:start-shape="id123" draw:start-glue-point="9" draw:end-shape="id134" draw:end-glue-point="5" svg:d="M8075 15060l1090 1090" svg:viewBox="0 0 1091 1091">
          <text:p/>
        </draw:connector>
        <draw:connector draw:style-name="gr2" draw:text-style-name="P1" draw:layer="layout" draw:type="line" svg:x1="9.165cm" svg:y1="16.33cm" svg:x2="8.075cm" svg:y2="16.15cm" draw:start-shape="id134" draw:start-glue-point="7" draw:end-shape="id121" draw:end-glue-point="11" svg:d="M9165 16330l-1090-180" svg:viewBox="0 0 1091 181">
          <text:p/>
        </draw:connector>
        <draw:connector draw:style-name="gr2" draw:text-style-name="P1" draw:layer="layout" draw:type="line" svg:x1="6.625cm" svg:y1="9.98cm" svg:x2="5.535cm" svg:y2="9.8cm" draw:start-shape="id132" draw:start-glue-point="7" draw:end-shape="id119" draw:end-glue-point="11" svg:d="M6625 9980l-1090-180" svg:viewBox="0 0 1091 181">
          <text:p/>
        </draw:connector>
        <draw:connector draw:style-name="gr2" draw:text-style-name="P1" draw:layer="layout" draw:type="line" svg:x1="5.535cm" svg:y1="9.98cm" svg:x2="6.625cm" svg:y2="11.07cm" draw:start-shape="id119" draw:start-glue-point="9" draw:end-shape="id130" draw:end-glue-point="5" svg:d="M5535 9980l1090 1090" svg:viewBox="0 0 1091 1091">
          <text:p/>
        </draw:connector>
        <draw:connector draw:style-name="gr2" draw:text-style-name="P1" draw:layer="layout" draw:type="line" svg:x1="6.625cm" svg:y1="11.25cm" svg:x2="5.535cm" svg:y2="11.07cm" draw:start-shape="id130" draw:start-glue-point="7" draw:end-shape="id117" draw:end-glue-point="11" svg:d="M6625 11250l-1090-180" svg:viewBox="0 0 1091 181">
          <text:p/>
        </draw:connector>
        <draw:connector draw:style-name="gr2" draw:text-style-name="P1" draw:layer="layout" draw:type="line" svg:x1="5.535cm" svg:y1="11.25cm" svg:x2="6.625cm" svg:y2="12.34cm" draw:start-shape="id117" draw:start-glue-point="9" draw:end-shape="id128" draw:end-glue-point="5" svg:d="M5535 11250l1090 1090" svg:viewBox="0 0 1091 1091">
          <text:p/>
        </draw:connector>
        <draw:connector draw:style-name="gr2" draw:text-style-name="P1" draw:layer="layout" draw:type="line" svg:x1="6.625cm" svg:y1="12.52cm" svg:x2="5.535cm" svg:y2="12.34cm" draw:start-shape="id128" draw:start-glue-point="7" draw:end-shape="id115" draw:end-glue-point="11" svg:d="M6625 12520l-1090-180" svg:viewBox="0 0 1091 181">
          <text:p/>
        </draw:connector>
        <draw:connector draw:style-name="gr2" draw:text-style-name="P1" draw:layer="layout" draw:type="line" svg:x1="5.535cm" svg:y1="12.52cm" svg:x2="6.625cm" svg:y2="13.61cm" draw:start-shape="id115" draw:start-glue-point="9" draw:end-shape="id126" draw:end-glue-point="5" svg:d="M5535 12520l1090 1090" svg:viewBox="0 0 1091 1091">
          <text:p/>
        </draw:connector>
        <draw:connector draw:style-name="gr2" draw:text-style-name="P1" draw:layer="layout" draw:type="line" svg:x1="6.625cm" svg:y1="13.79cm" svg:x2="5.535cm" svg:y2="13.61cm" draw:start-shape="id126" draw:start-glue-point="7" draw:end-shape="id113" draw:end-glue-point="11" svg:d="M6625 13790l-1090-180" svg:viewBox="0 0 1091 181">
          <text:p/>
        </draw:connector>
        <draw:connector draw:style-name="gr2" draw:text-style-name="P1" draw:layer="layout" draw:type="line" svg:x1="5.535cm" svg:y1="13.79cm" svg:x2="6.625cm" svg:y2="14.88cm" draw:start-shape="id113" draw:start-glue-point="9" draw:end-shape="id124" draw:end-glue-point="5" svg:d="M5535 13790l1090 1090" svg:viewBox="0 0 1091 1091">
          <text:p/>
        </draw:connector>
        <draw:connector draw:style-name="gr2" draw:text-style-name="P1" draw:layer="layout" draw:type="line" svg:x1="6.625cm" svg:y1="15.06cm" svg:x2="5.535cm" svg:y2="14.88cm" draw:start-shape="id124" draw:start-glue-point="7" draw:end-shape="id111" draw:end-glue-point="11" svg:d="M6625 15060l-1090-180" svg:viewBox="0 0 1091 181">
          <text:p/>
        </draw:connector>
        <draw:connector draw:style-name="gr2" draw:text-style-name="P1" draw:layer="layout" draw:type="line" svg:x1="5.535cm" svg:y1="15.06cm" svg:x2="6.625cm" svg:y2="16.15cm" draw:start-shape="id111" draw:start-glue-point="9" draw:end-shape="id122" draw:end-glue-point="5" svg:d="M5535 15060l1090 1090" svg:viewBox="0 0 1091 1091">
          <text:p/>
        </draw:connector>
        <draw:connector draw:style-name="gr2" draw:text-style-name="P1" draw:layer="layout" draw:type="line" svg:x1="6.625cm" svg:y1="16.33cm" svg:x2="5.535cm" svg:y2="16.15cm" draw:start-shape="id122" draw:start-glue-point="7" draw:end-shape="id109" draw:end-glue-point="11" svg:d="M6625 16330l-1090-180" svg:viewBox="0 0 1091 181">
          <text:p/>
        </draw:connector>
        <draw:custom-shape draw:style-name="gr1" draw:text-style-name="P1" xml:id="id156" draw:id="id156" draw:layer="layout" svg:width="0.254cm" svg:height="0.254cm" svg:x="1.50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4" draw:id="id154" draw:layer="layout" svg:width="0.254cm" svg:height="0.254cm" svg:x="2.14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2" draw:id="id152" draw:layer="layout" svg:width="0.254cm" svg:height="0.254cm" svg:x="1.508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0" draw:id="id150" draw:layer="layout" svg:width="0.254cm" svg:height="0.254cm" svg:x="2.143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8" draw:id="id148" draw:layer="layout" svg:width="0.254cm" svg:height="0.254cm" svg:x="1.508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6" draw:id="id146" draw:layer="layout" svg:width="0.254cm" svg:height="0.254cm" svg:x="2.14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5" draw:id="id155" draw:layer="layout" svg:width="0.254cm" svg:height="0.254cm" svg:x="2.77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3" draw:id="id153" draw:layer="layout" svg:width="0.254cm" svg:height="0.254cm" svg:x="3.41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1" draw:id="id151" draw:layer="layout" svg:width="0.254cm" svg:height="0.254cm" svg:x="2.778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9" draw:id="id149" draw:layer="layout" svg:width="0.254cm" svg:height="0.254cm" svg:x="3.413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7" draw:id="id147" draw:layer="layout" svg:width="0.254cm" svg:height="0.254cm" svg:x="2.778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5" draw:id="id145" draw:layer="layout" svg:width="0.254cm" svg:height="0.254cm" svg:x="3.41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45cm" svg:y1="20.595cm" svg:x2="2.36cm" svg:y2="20.775cm" draw:start-shape="id145" draw:start-glue-point="5" draw:end-shape="id146" draw:end-glue-point="9" svg:d="M3450 20595l-1090 180" svg:viewBox="0 0 1091 181">
          <text:p/>
        </draw:connector>
        <draw:connector draw:style-name="gr2" draw:text-style-name="P1" draw:layer="layout" draw:type="line" svg:x1="2.36cm" svg:y1="20.595cm" svg:x2="2.815cm" svg:y2="20.14cm" draw:start-shape="id146" draw:start-glue-point="11" draw:end-shape="id147" draw:end-glue-point="7" svg:d="M2360 20595l455-455" svg:viewBox="0 0 456 456">
          <text:p/>
        </draw:connector>
        <draw:connector draw:style-name="gr2" draw:text-style-name="P1" draw:layer="layout" draw:type="line" svg:x1="2.815cm" svg:y1="19.96cm" svg:x2="1.725cm" svg:y2="20.14cm" draw:start-shape="id147" draw:start-glue-point="5" draw:end-shape="id148" draw:end-glue-point="9" svg:d="M2815 19960l-1090 180" svg:viewBox="0 0 1091 181">
          <text:p/>
        </draw:connector>
        <draw:connector draw:style-name="gr2" draw:text-style-name="P1" draw:layer="layout" draw:type="line" svg:x1="1.725cm" svg:y1="19.96cm" svg:x2="3.45cm" svg:y2="19.505cm" draw:start-shape="id148" draw:start-glue-point="11" draw:end-shape="id149" draw:end-glue-point="7" svg:d="M1725 19960l1725-455" svg:viewBox="0 0 1726 456">
          <text:p/>
        </draw:connector>
        <draw:connector draw:style-name="gr2" draw:text-style-name="P1" draw:layer="layout" draw:type="line" svg:x1="3.45cm" svg:y1="19.325cm" svg:x2="2.36cm" svg:y2="19.505cm" draw:start-shape="id149" draw:start-glue-point="5" draw:end-shape="id150" draw:end-glue-point="9" svg:d="M3450 19325l-1090 180" svg:viewBox="0 0 1091 181">
          <text:p/>
        </draw:connector>
        <draw:connector draw:style-name="gr2" draw:text-style-name="P1" draw:layer="layout" draw:type="line" svg:x1="2.36cm" svg:y1="19.325cm" svg:x2="2.815cm" svg:y2="18.87cm" draw:start-shape="id150" draw:start-glue-point="11" draw:end-shape="id151" draw:end-glue-point="7" svg:d="M2360 19325l455-455" svg:viewBox="0 0 456 456">
          <text:p/>
        </draw:connector>
        <draw:connector draw:style-name="gr2" draw:text-style-name="P1" draw:layer="layout" draw:type="line" svg:x1="2.815cm" svg:y1="18.69cm" svg:x2="1.725cm" svg:y2="18.87cm" draw:start-shape="id151" draw:start-glue-point="5" draw:end-shape="id152" draw:end-glue-point="9" svg:d="M2815 18690l-1090 180" svg:viewBox="0 0 1091 181">
          <text:p/>
        </draw:connector>
        <draw:connector draw:style-name="gr2" draw:text-style-name="P1" draw:layer="layout" draw:type="line" svg:x1="1.725cm" svg:y1="18.69cm" svg:x2="3.45cm" svg:y2="18.235cm" draw:start-shape="id152" draw:start-glue-point="11" draw:end-shape="id153" draw:end-glue-point="7" svg:d="M1725 18690l1725-455" svg:viewBox="0 0 1726 456">
          <text:p/>
        </draw:connector>
        <draw:connector draw:style-name="gr2" draw:text-style-name="P1" draw:layer="layout" draw:type="line" svg:x1="3.45cm" svg:y1="18.055cm" svg:x2="2.36cm" svg:y2="18.235cm" draw:start-shape="id153" draw:start-glue-point="5" draw:end-shape="id154" draw:end-glue-point="9" svg:d="M3450 18055l-1090 180" svg:viewBox="0 0 1091 181">
          <text:p/>
        </draw:connector>
        <draw:connector draw:style-name="gr2" draw:text-style-name="P1" draw:layer="layout" draw:type="line" svg:x1="2.36cm" svg:y1="18.055cm" svg:x2="2.815cm" svg:y2="17.6cm" draw:start-shape="id154" draw:start-glue-point="11" draw:end-shape="id155" draw:end-glue-point="7" svg:d="M2360 18055l455-455" svg:viewBox="0 0 456 456">
          <text:p/>
        </draw:connector>
        <draw:connector draw:style-name="gr2" draw:text-style-name="P1" draw:layer="layout" draw:type="line" svg:x1="2.815cm" svg:y1="17.42cm" svg:x2="1.725cm" svg:y2="17.6cm" draw:start-shape="id155" draw:start-glue-point="5" draw:end-shape="id156" draw:end-glue-point="9" svg:d="M2815 17420l-1090 180" svg:viewBox="0 0 1091 181">
          <text:p/>
        </draw:connector>
        <draw:custom-shape draw:style-name="gr1" draw:text-style-name="P1" xml:id="id168" draw:id="id168" draw:layer="layout" svg:width="0.254cm" svg:height="0.254cm" svg:x="4.04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6" draw:id="id166" draw:layer="layout" svg:width="0.254cm" svg:height="0.254cm" svg:x="4.68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4" draw:id="id164" draw:layer="layout" svg:width="0.254cm" svg:height="0.254cm" svg:x="4.048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2" draw:id="id162" draw:layer="layout" svg:width="0.254cm" svg:height="0.254cm" svg:x="4.683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0" draw:id="id160" draw:layer="layout" svg:width="0.254cm" svg:height="0.254cm" svg:x="4.048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8" draw:id="id158" draw:layer="layout" svg:width="0.254cm" svg:height="0.254cm" svg:x="4.68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7" draw:id="id167" draw:layer="layout" svg:width="0.254cm" svg:height="0.254cm" svg:x="5.31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5" draw:id="id165" draw:layer="layout" svg:width="0.254cm" svg:height="0.254cm" svg:x="5.95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3" draw:id="id163" draw:layer="layout" svg:width="0.254cm" svg:height="0.254cm" svg:x="5.318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1" draw:id="id161" draw:layer="layout" svg:width="0.254cm" svg:height="0.254cm" svg:x="5.953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9" draw:id="id159" draw:layer="layout" svg:width="0.254cm" svg:height="0.254cm" svg:x="5.318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7" draw:id="id157" draw:layer="layout" svg:width="0.254cm" svg:height="0.254cm" svg:x="5.95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99cm" svg:y1="20.595cm" svg:x2="4.9cm" svg:y2="20.775cm" draw:start-shape="id157" draw:start-glue-point="5" draw:end-shape="id158" draw:end-glue-point="9" svg:d="M5990 20595l-1090 180" svg:viewBox="0 0 1091 181">
          <text:p/>
        </draw:connector>
        <draw:connector draw:style-name="gr2" draw:text-style-name="P1" draw:layer="layout" draw:type="line" svg:x1="4.9cm" svg:y1="20.595cm" svg:x2="5.355cm" svg:y2="20.14cm" draw:start-shape="id158" draw:start-glue-point="11" draw:end-shape="id159" draw:end-glue-point="7" svg:d="M4900 20595l455-455" svg:viewBox="0 0 456 456">
          <text:p/>
        </draw:connector>
        <draw:connector draw:style-name="gr2" draw:text-style-name="P1" draw:layer="layout" draw:type="line" svg:x1="5.355cm" svg:y1="19.96cm" svg:x2="4.265cm" svg:y2="20.14cm" draw:start-shape="id159" draw:start-glue-point="5" draw:end-shape="id160" draw:end-glue-point="9" svg:d="M5355 19960l-1090 180" svg:viewBox="0 0 1091 181">
          <text:p/>
        </draw:connector>
        <draw:connector draw:style-name="gr2" draw:text-style-name="P1" draw:layer="layout" draw:type="line" svg:x1="4.265cm" svg:y1="19.96cm" svg:x2="5.99cm" svg:y2="19.505cm" draw:start-shape="id160" draw:start-glue-point="11" draw:end-shape="id161" draw:end-glue-point="7" svg:d="M4265 19960l1725-455" svg:viewBox="0 0 1726 456">
          <text:p/>
        </draw:connector>
        <draw:connector draw:style-name="gr2" draw:text-style-name="P1" draw:layer="layout" draw:type="line" svg:x1="5.99cm" svg:y1="19.325cm" svg:x2="4.9cm" svg:y2="19.505cm" draw:start-shape="id161" draw:start-glue-point="5" draw:end-shape="id162" draw:end-glue-point="9" svg:d="M5990 19325l-1090 180" svg:viewBox="0 0 1091 181">
          <text:p/>
        </draw:connector>
        <draw:connector draw:style-name="gr2" draw:text-style-name="P1" draw:layer="layout" draw:type="line" svg:x1="4.9cm" svg:y1="19.325cm" svg:x2="5.355cm" svg:y2="18.87cm" draw:start-shape="id162" draw:start-glue-point="11" draw:end-shape="id163" draw:end-glue-point="7" svg:d="M4900 19325l455-455" svg:viewBox="0 0 456 456">
          <text:p/>
        </draw:connector>
        <draw:connector draw:style-name="gr2" draw:text-style-name="P1" draw:layer="layout" draw:type="line" svg:x1="5.355cm" svg:y1="18.69cm" svg:x2="4.265cm" svg:y2="18.87cm" draw:start-shape="id163" draw:start-glue-point="5" draw:end-shape="id164" draw:end-glue-point="9" svg:d="M5355 18690l-1090 180" svg:viewBox="0 0 1091 181">
          <text:p/>
        </draw:connector>
        <draw:connector draw:style-name="gr2" draw:text-style-name="P1" draw:layer="layout" draw:type="line" svg:x1="4.265cm" svg:y1="18.69cm" svg:x2="5.99cm" svg:y2="18.235cm" draw:start-shape="id164" draw:start-glue-point="11" draw:end-shape="id165" draw:end-glue-point="7" svg:d="M4265 18690l1725-455" svg:viewBox="0 0 1726 456">
          <text:p/>
        </draw:connector>
        <draw:connector draw:style-name="gr2" draw:text-style-name="P1" draw:layer="layout" draw:type="line" svg:x1="5.99cm" svg:y1="18.055cm" svg:x2="4.9cm" svg:y2="18.235cm" draw:start-shape="id165" draw:start-glue-point="5" draw:end-shape="id166" draw:end-glue-point="9" svg:d="M5990 18055l-1090 180" svg:viewBox="0 0 1091 181">
          <text:p/>
        </draw:connector>
        <draw:connector draw:style-name="gr2" draw:text-style-name="P1" draw:layer="layout" draw:type="line" svg:x1="4.9cm" svg:y1="18.055cm" svg:x2="5.355cm" svg:y2="17.6cm" draw:start-shape="id166" draw:start-glue-point="11" draw:end-shape="id167" draw:end-glue-point="7" svg:d="M4900 18055l455-455" svg:viewBox="0 0 456 456">
          <text:p/>
        </draw:connector>
        <draw:connector draw:style-name="gr2" draw:text-style-name="P1" draw:layer="layout" draw:type="line" svg:x1="5.355cm" svg:y1="17.42cm" svg:x2="4.265cm" svg:y2="17.6cm" draw:start-shape="id167" draw:start-glue-point="5" draw:end-shape="id168" draw:end-glue-point="9" svg:d="M5355 17420l-1090 180" svg:viewBox="0 0 1091 181">
          <text:p/>
        </draw:connector>
        <draw:connector draw:style-name="gr2" draw:text-style-name="P1" draw:layer="layout" draw:type="line" svg:x1="4.085cm" svg:y1="17.6cm" svg:x2="2.995cm" svg:y2="17.42cm" draw:start-shape="id168" draw:start-glue-point="7" draw:end-shape="id155" draw:end-glue-point="11" svg:d="M4085 17600l-1090-180" svg:viewBox="0 0 1091 181">
          <text:p/>
        </draw:connector>
        <draw:connector draw:style-name="gr2" draw:text-style-name="P1" draw:layer="layout" draw:type="line" svg:x1="2.995cm" svg:y1="17.6cm" svg:x2="4.72cm" svg:y2="18.055cm" draw:start-shape="id155" draw:start-glue-point="9" draw:end-shape="id166" draw:end-glue-point="5" svg:d="M2995 17600l1725 455" svg:viewBox="0 0 1726 456">
          <text:p/>
        </draw:connector>
        <draw:connector draw:style-name="gr2" draw:text-style-name="P1" draw:layer="layout" draw:type="line" svg:x1="4.72cm" svg:y1="18.235cm" svg:x2="3.63cm" svg:y2="18.055cm" draw:start-shape="id166" draw:start-glue-point="7" draw:end-shape="id153" draw:end-glue-point="11" svg:d="M4720 18235l-1090-180" svg:viewBox="0 0 1091 181">
          <text:p/>
        </draw:connector>
        <draw:connector draw:style-name="gr2" draw:text-style-name="P1" draw:layer="layout" draw:type="line" svg:x1="3.63cm" svg:y1="18.235cm" svg:x2="4.085cm" svg:y2="18.69cm" draw:start-shape="id153" draw:start-glue-point="9" draw:end-shape="id164" draw:end-glue-point="5" svg:d="M3630 18235l455 455" svg:viewBox="0 0 456 456">
          <text:p/>
        </draw:connector>
        <draw:connector draw:style-name="gr2" draw:text-style-name="P1" draw:layer="layout" draw:type="line" svg:x1="4.085cm" svg:y1="18.87cm" svg:x2="2.995cm" svg:y2="18.69cm" draw:start-shape="id164" draw:start-glue-point="7" draw:end-shape="id151" draw:end-glue-point="11" svg:d="M4085 18870l-1090-180" svg:viewBox="0 0 1091 181">
          <text:p/>
        </draw:connector>
        <draw:connector draw:style-name="gr2" draw:text-style-name="P1" draw:layer="layout" draw:type="line" svg:x1="2.995cm" svg:y1="18.87cm" svg:x2="4.72cm" svg:y2="19.325cm" draw:start-shape="id151" draw:start-glue-point="9" draw:end-shape="id162" draw:end-glue-point="5" svg:d="M2995 18870l1725 455" svg:viewBox="0 0 1726 456">
          <text:p/>
        </draw:connector>
        <draw:connector draw:style-name="gr2" draw:text-style-name="P1" draw:layer="layout" draw:type="line" svg:x1="4.72cm" svg:y1="19.505cm" svg:x2="3.63cm" svg:y2="19.325cm" draw:start-shape="id162" draw:start-glue-point="7" draw:end-shape="id149" draw:end-glue-point="11" svg:d="M4720 19505l-1090-180" svg:viewBox="0 0 1091 181">
          <text:p/>
        </draw:connector>
        <draw:connector draw:style-name="gr2" draw:text-style-name="P1" draw:layer="layout" draw:type="line" svg:x1="3.63cm" svg:y1="19.505cm" svg:x2="4.085cm" svg:y2="19.96cm" draw:start-shape="id149" draw:start-glue-point="9" draw:end-shape="id160" draw:end-glue-point="5" svg:d="M3630 19505l455 455" svg:viewBox="0 0 456 456">
          <text:p/>
        </draw:connector>
        <draw:connector draw:style-name="gr2" draw:text-style-name="P1" draw:layer="layout" draw:type="line" svg:x1="4.085cm" svg:y1="20.14cm" svg:x2="2.995cm" svg:y2="19.96cm" draw:start-shape="id160" draw:start-glue-point="7" draw:end-shape="id147" draw:end-glue-point="11" svg:d="M4085 20140l-1090-180" svg:viewBox="0 0 1091 181">
          <text:p/>
        </draw:connector>
        <draw:connector draw:style-name="gr2" draw:text-style-name="P1" draw:layer="layout" draw:type="line" svg:x1="2.995cm" svg:y1="20.14cm" svg:x2="4.72cm" svg:y2="20.595cm" draw:start-shape="id147" draw:start-glue-point="9" draw:end-shape="id158" draw:end-glue-point="5" svg:d="M2995 20140l1725 455" svg:viewBox="0 0 1726 456">
          <text:p/>
        </draw:connector>
        <draw:connector draw:style-name="gr2" draw:text-style-name="P1" draw:layer="layout" draw:type="line" svg:x1="4.72cm" svg:y1="20.775cm" svg:x2="3.63cm" svg:y2="20.595cm" draw:start-shape="id158" draw:start-glue-point="7" draw:end-shape="id145" draw:end-glue-point="11" svg:d="M4720 20775l-1090-180" svg:viewBox="0 0 1091 181">
          <text:p/>
        </draw:connector>
        <draw:custom-shape draw:style-name="gr1" draw:text-style-name="P1" xml:id="id180" draw:id="id180" draw:layer="layout" svg:width="0.254cm" svg:height="0.254cm" svg:x="6.58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8" draw:id="id178" draw:layer="layout" svg:width="0.254cm" svg:height="0.254cm" svg:x="7.22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6" draw:id="id176" draw:layer="layout" svg:width="0.254cm" svg:height="0.254cm" svg:x="6.588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4" draw:id="id174" draw:layer="layout" svg:width="0.254cm" svg:height="0.254cm" svg:x="7.223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2" draw:id="id172" draw:layer="layout" svg:width="0.254cm" svg:height="0.254cm" svg:x="6.588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0" draw:id="id170" draw:layer="layout" svg:width="0.254cm" svg:height="0.254cm" svg:x="7.22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9" draw:id="id179" draw:layer="layout" svg:width="0.254cm" svg:height="0.254cm" svg:x="7.85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7" draw:id="id177" draw:layer="layout" svg:width="0.254cm" svg:height="0.254cm" svg:x="8.49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5" draw:id="id175" draw:layer="layout" svg:width="0.254cm" svg:height="0.254cm" svg:x="7.858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3" draw:id="id173" draw:layer="layout" svg:width="0.254cm" svg:height="0.254cm" svg:x="8.493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1" draw:id="id171" draw:layer="layout" svg:width="0.254cm" svg:height="0.254cm" svg:x="7.858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9" draw:id="id169" draw:layer="layout" svg:width="0.254cm" svg:height="0.254cm" svg:x="8.49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53cm" svg:y1="20.595cm" svg:x2="7.44cm" svg:y2="20.775cm" draw:start-shape="id169" draw:start-glue-point="5" draw:end-shape="id170" draw:end-glue-point="9" svg:d="M8530 20595l-1090 180" svg:viewBox="0 0 1091 181">
          <text:p/>
        </draw:connector>
        <draw:connector draw:style-name="gr2" draw:text-style-name="P1" draw:layer="layout" draw:type="line" svg:x1="7.44cm" svg:y1="20.595cm" svg:x2="7.895cm" svg:y2="20.14cm" draw:start-shape="id170" draw:start-glue-point="11" draw:end-shape="id171" draw:end-glue-point="7" svg:d="M7440 20595l455-455" svg:viewBox="0 0 456 456">
          <text:p/>
        </draw:connector>
        <draw:connector draw:style-name="gr2" draw:text-style-name="P1" draw:layer="layout" draw:type="line" svg:x1="7.895cm" svg:y1="19.96cm" svg:x2="6.805cm" svg:y2="20.14cm" draw:start-shape="id171" draw:start-glue-point="5" draw:end-shape="id172" draw:end-glue-point="9" svg:d="M7895 19960l-1090 180" svg:viewBox="0 0 1091 181">
          <text:p/>
        </draw:connector>
        <draw:connector draw:style-name="gr2" draw:text-style-name="P1" draw:layer="layout" draw:type="line" svg:x1="6.805cm" svg:y1="19.96cm" svg:x2="8.53cm" svg:y2="19.505cm" draw:start-shape="id172" draw:start-glue-point="11" draw:end-shape="id173" draw:end-glue-point="7" svg:d="M6805 19960l1725-455" svg:viewBox="0 0 1726 456">
          <text:p/>
        </draw:connector>
        <draw:connector draw:style-name="gr2" draw:text-style-name="P1" draw:layer="layout" draw:type="line" svg:x1="8.53cm" svg:y1="19.325cm" svg:x2="7.44cm" svg:y2="19.505cm" draw:start-shape="id173" draw:start-glue-point="5" draw:end-shape="id174" draw:end-glue-point="9" svg:d="M8530 19325l-1090 180" svg:viewBox="0 0 1091 181">
          <text:p/>
        </draw:connector>
        <draw:connector draw:style-name="gr2" draw:text-style-name="P1" draw:layer="layout" draw:type="line" svg:x1="7.44cm" svg:y1="19.325cm" svg:x2="7.895cm" svg:y2="18.87cm" draw:start-shape="id174" draw:start-glue-point="11" draw:end-shape="id175" draw:end-glue-point="7" svg:d="M7440 19325l455-455" svg:viewBox="0 0 456 456">
          <text:p/>
        </draw:connector>
        <draw:connector draw:style-name="gr2" draw:text-style-name="P1" draw:layer="layout" draw:type="line" svg:x1="7.895cm" svg:y1="18.69cm" svg:x2="6.805cm" svg:y2="18.87cm" draw:start-shape="id175" draw:start-glue-point="5" draw:end-shape="id176" draw:end-glue-point="9" svg:d="M7895 18690l-1090 180" svg:viewBox="0 0 1091 181">
          <text:p/>
        </draw:connector>
        <draw:connector draw:style-name="gr2" draw:text-style-name="P1" draw:layer="layout" draw:type="line" svg:x1="6.805cm" svg:y1="18.69cm" svg:x2="8.53cm" svg:y2="18.235cm" draw:start-shape="id176" draw:start-glue-point="11" draw:end-shape="id177" draw:end-glue-point="7" svg:d="M6805 18690l1725-455" svg:viewBox="0 0 1726 456">
          <text:p/>
        </draw:connector>
        <draw:connector draw:style-name="gr2" draw:text-style-name="P1" draw:layer="layout" draw:type="line" svg:x1="8.53cm" svg:y1="18.055cm" svg:x2="7.44cm" svg:y2="18.235cm" draw:start-shape="id177" draw:start-glue-point="5" draw:end-shape="id178" draw:end-glue-point="9" svg:d="M8530 18055l-1090 180" svg:viewBox="0 0 1091 181">
          <text:p/>
        </draw:connector>
        <draw:connector draw:style-name="gr2" draw:text-style-name="P1" draw:layer="layout" draw:type="line" svg:x1="7.44cm" svg:y1="18.055cm" svg:x2="7.895cm" svg:y2="17.6cm" draw:start-shape="id178" draw:start-glue-point="11" draw:end-shape="id179" draw:end-glue-point="7" svg:d="M7440 18055l455-455" svg:viewBox="0 0 456 456">
          <text:p/>
        </draw:connector>
        <draw:connector draw:style-name="gr2" draw:text-style-name="P1" draw:layer="layout" draw:type="line" svg:x1="7.895cm" svg:y1="17.42cm" svg:x2="6.805cm" svg:y2="17.6cm" draw:start-shape="id179" draw:start-glue-point="5" draw:end-shape="id180" draw:end-glue-point="9" svg:d="M7895 17420l-1090 180" svg:viewBox="0 0 1091 181">
          <text:p/>
        </draw:connector>
        <draw:custom-shape draw:style-name="gr1" draw:text-style-name="P1" xml:id="id192" draw:id="id192" draw:layer="layout" svg:width="0.254cm" svg:height="0.254cm" svg:x="9.12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0" draw:id="id190" draw:layer="layout" svg:width="0.254cm" svg:height="0.254cm" svg:x="9.76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8" draw:id="id188" draw:layer="layout" svg:width="0.254cm" svg:height="0.254cm" svg:x="9.128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6" draw:id="id186" draw:layer="layout" svg:width="0.254cm" svg:height="0.254cm" svg:x="9.763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4" draw:id="id184" draw:layer="layout" svg:width="0.254cm" svg:height="0.254cm" svg:x="9.128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2" draw:id="id182" draw:layer="layout" svg:width="0.254cm" svg:height="0.254cm" svg:x="9.76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1" draw:id="id191" draw:layer="layout" svg:width="0.254cm" svg:height="0.254cm" svg:x="10.398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9" draw:id="id189" draw:layer="layout" svg:width="0.254cm" svg:height="0.254cm" svg:x="11.03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7" draw:id="id187" draw:layer="layout" svg:width="0.254cm" svg:height="0.254cm" svg:x="10.398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5" draw:id="id185" draw:layer="layout" svg:width="0.254cm" svg:height="0.254cm" svg:x="11.033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3" draw:id="id183" draw:layer="layout" svg:width="0.254cm" svg:height="0.254cm" svg:x="10.398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1" draw:id="id181" draw:layer="layout" svg:width="0.254cm" svg:height="0.254cm" svg:x="11.03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07cm" svg:y1="20.595cm" svg:x2="9.98cm" svg:y2="20.775cm" draw:start-shape="id181" draw:start-glue-point="5" draw:end-shape="id182" draw:end-glue-point="9" svg:d="M11070 20595l-1090 180" svg:viewBox="0 0 1091 181">
          <text:p/>
        </draw:connector>
        <draw:connector draw:style-name="gr2" draw:text-style-name="P1" draw:layer="layout" draw:type="line" svg:x1="9.98cm" svg:y1="20.595cm" svg:x2="10.435cm" svg:y2="20.14cm" draw:start-shape="id182" draw:start-glue-point="11" draw:end-shape="id183" draw:end-glue-point="7" svg:d="M9980 20595l455-455" svg:viewBox="0 0 456 456">
          <text:p/>
        </draw:connector>
        <draw:connector draw:style-name="gr2" draw:text-style-name="P1" draw:layer="layout" draw:type="line" svg:x1="10.435cm" svg:y1="19.96cm" svg:x2="9.345cm" svg:y2="20.14cm" draw:start-shape="id183" draw:start-glue-point="5" draw:end-shape="id184" draw:end-glue-point="9" svg:d="M10435 19960l-1090 180" svg:viewBox="0 0 1091 181">
          <text:p/>
        </draw:connector>
        <draw:connector draw:style-name="gr2" draw:text-style-name="P1" draw:layer="layout" draw:type="line" svg:x1="9.345cm" svg:y1="19.96cm" svg:x2="11.07cm" svg:y2="19.505cm" draw:start-shape="id184" draw:start-glue-point="11" draw:end-shape="id185" draw:end-glue-point="7" svg:d="M9345 19960l1725-455" svg:viewBox="0 0 1726 456">
          <text:p/>
        </draw:connector>
        <draw:connector draw:style-name="gr2" draw:text-style-name="P1" draw:layer="layout" draw:type="line" svg:x1="11.07cm" svg:y1="19.325cm" svg:x2="9.98cm" svg:y2="19.505cm" draw:start-shape="id185" draw:start-glue-point="5" draw:end-shape="id186" draw:end-glue-point="9" svg:d="M11070 19325l-1090 180" svg:viewBox="0 0 1091 181">
          <text:p/>
        </draw:connector>
        <draw:connector draw:style-name="gr2" draw:text-style-name="P1" draw:layer="layout" draw:type="line" svg:x1="9.98cm" svg:y1="19.325cm" svg:x2="10.435cm" svg:y2="18.87cm" draw:start-shape="id186" draw:start-glue-point="11" draw:end-shape="id187" draw:end-glue-point="7" svg:d="M9980 19325l455-455" svg:viewBox="0 0 456 456">
          <text:p/>
        </draw:connector>
        <draw:connector draw:style-name="gr2" draw:text-style-name="P1" draw:layer="layout" draw:type="line" svg:x1="10.435cm" svg:y1="18.69cm" svg:x2="9.345cm" svg:y2="18.87cm" draw:start-shape="id187" draw:start-glue-point="5" draw:end-shape="id188" draw:end-glue-point="9" svg:d="M10435 18690l-1090 180" svg:viewBox="0 0 1091 181">
          <text:p/>
        </draw:connector>
        <draw:connector draw:style-name="gr2" draw:text-style-name="P1" draw:layer="layout" draw:type="line" svg:x1="9.345cm" svg:y1="18.69cm" svg:x2="11.07cm" svg:y2="18.235cm" draw:start-shape="id188" draw:start-glue-point="11" draw:end-shape="id189" draw:end-glue-point="7" svg:d="M9345 18690l1725-455" svg:viewBox="0 0 1726 456">
          <text:p/>
        </draw:connector>
        <draw:connector draw:style-name="gr2" draw:text-style-name="P1" draw:layer="layout" draw:type="line" svg:x1="11.07cm" svg:y1="18.055cm" svg:x2="9.98cm" svg:y2="18.235cm" draw:start-shape="id189" draw:start-glue-point="5" draw:end-shape="id190" draw:end-glue-point="9" svg:d="M11070 18055l-1090 180" svg:viewBox="0 0 1091 181">
          <text:p/>
        </draw:connector>
        <draw:connector draw:style-name="gr2" draw:text-style-name="P1" draw:layer="layout" draw:type="line" svg:x1="9.98cm" svg:y1="18.055cm" svg:x2="10.435cm" svg:y2="17.6cm" draw:start-shape="id190" draw:start-glue-point="11" draw:end-shape="id191" draw:end-glue-point="7" svg:d="M9980 18055l455-455" svg:viewBox="0 0 456 456">
          <text:p/>
        </draw:connector>
        <draw:connector draw:style-name="gr2" draw:text-style-name="P1" draw:layer="layout" draw:type="line" svg:x1="10.435cm" svg:y1="17.42cm" svg:x2="9.345cm" svg:y2="17.6cm" draw:start-shape="id191" draw:start-glue-point="5" draw:end-shape="id192" draw:end-glue-point="9" svg:d="M10435 17420l-1090 180" svg:viewBox="0 0 1091 181">
          <text:p/>
        </draw:connector>
        <draw:connector draw:style-name="gr2" draw:text-style-name="P1" draw:layer="layout" draw:type="line" svg:x1="9.165cm" svg:y1="17.6cm" svg:x2="8.075cm" svg:y2="17.42cm" draw:start-shape="id192" draw:start-glue-point="7" draw:end-shape="id179" draw:end-glue-point="11" svg:d="M9165 17600l-1090-180" svg:viewBox="0 0 1091 181">
          <text:p/>
        </draw:connector>
        <draw:connector draw:style-name="gr2" draw:text-style-name="P1" draw:layer="layout" draw:type="line" svg:x1="8.075cm" svg:y1="17.6cm" svg:x2="9.8cm" svg:y2="18.055cm" draw:start-shape="id179" draw:start-glue-point="9" draw:end-shape="id190" draw:end-glue-point="5" svg:d="M8075 17600l1725 455" svg:viewBox="0 0 1726 456">
          <text:p/>
        </draw:connector>
        <draw:connector draw:style-name="gr2" draw:text-style-name="P1" draw:layer="layout" draw:type="line" svg:x1="9.8cm" svg:y1="18.235cm" svg:x2="8.71cm" svg:y2="18.055cm" draw:start-shape="id190" draw:start-glue-point="7" draw:end-shape="id177" draw:end-glue-point="11" svg:d="M9800 18235l-1090-180" svg:viewBox="0 0 1091 181">
          <text:p/>
        </draw:connector>
        <draw:connector draw:style-name="gr2" draw:text-style-name="P1" draw:layer="layout" draw:type="line" svg:x1="8.71cm" svg:y1="18.235cm" svg:x2="9.165cm" svg:y2="18.69cm" draw:start-shape="id177" draw:start-glue-point="9" draw:end-shape="id188" draw:end-glue-point="5" svg:d="M8710 18235l455 455" svg:viewBox="0 0 456 456">
          <text:p/>
        </draw:connector>
        <draw:connector draw:style-name="gr2" draw:text-style-name="P1" draw:layer="layout" draw:type="line" svg:x1="9.165cm" svg:y1="18.87cm" svg:x2="8.075cm" svg:y2="18.69cm" draw:start-shape="id188" draw:start-glue-point="7" draw:end-shape="id175" draw:end-glue-point="11" svg:d="M9165 18870l-1090-180" svg:viewBox="0 0 1091 181">
          <text:p/>
        </draw:connector>
        <draw:connector draw:style-name="gr2" draw:text-style-name="P1" draw:layer="layout" draw:type="line" svg:x1="8.075cm" svg:y1="18.87cm" svg:x2="9.8cm" svg:y2="19.325cm" draw:start-shape="id175" draw:start-glue-point="9" draw:end-shape="id186" draw:end-glue-point="5" svg:d="M8075 18870l1725 455" svg:viewBox="0 0 1726 456">
          <text:p/>
        </draw:connector>
        <draw:connector draw:style-name="gr2" draw:text-style-name="P1" draw:layer="layout" draw:type="line" svg:x1="9.8cm" svg:y1="19.505cm" svg:x2="8.71cm" svg:y2="19.325cm" draw:start-shape="id186" draw:start-glue-point="7" draw:end-shape="id173" draw:end-glue-point="11" svg:d="M9800 19505l-1090-180" svg:viewBox="0 0 1091 181">
          <text:p/>
        </draw:connector>
        <draw:connector draw:style-name="gr2" draw:text-style-name="P1" draw:layer="layout" draw:type="line" svg:x1="8.71cm" svg:y1="19.505cm" svg:x2="9.165cm" svg:y2="19.96cm" draw:start-shape="id173" draw:start-glue-point="9" draw:end-shape="id184" draw:end-glue-point="5" svg:d="M8710 19505l455 455" svg:viewBox="0 0 456 456">
          <text:p/>
        </draw:connector>
        <draw:connector draw:style-name="gr2" draw:text-style-name="P1" draw:layer="layout" draw:type="line" svg:x1="9.165cm" svg:y1="20.14cm" svg:x2="8.075cm" svg:y2="19.96cm" draw:start-shape="id184" draw:start-glue-point="7" draw:end-shape="id171" draw:end-glue-point="11" svg:d="M9165 20140l-1090-180" svg:viewBox="0 0 1091 181">
          <text:p/>
        </draw:connector>
        <draw:connector draw:style-name="gr2" draw:text-style-name="P1" draw:layer="layout" draw:type="line" svg:x1="8.075cm" svg:y1="20.14cm" svg:x2="9.8cm" svg:y2="20.595cm" draw:start-shape="id171" draw:start-glue-point="9" draw:end-shape="id182" draw:end-glue-point="5" svg:d="M8075 20140l1725 455" svg:viewBox="0 0 1726 456">
          <text:p/>
        </draw:connector>
        <draw:connector draw:style-name="gr2" draw:text-style-name="P1" draw:layer="layout" draw:type="line" svg:x1="9.8cm" svg:y1="20.775cm" svg:x2="8.71cm" svg:y2="20.595cm" draw:start-shape="id182" draw:start-glue-point="7" draw:end-shape="id169" draw:end-glue-point="11" svg:d="M9800 20775l-1090-180" svg:viewBox="0 0 1091 181">
          <text:p/>
        </draw:connector>
        <draw:connector draw:style-name="gr2" draw:text-style-name="P1" draw:layer="layout" draw:type="line" svg:x1="6.625cm" svg:y1="17.6cm" svg:x2="5.535cm" svg:y2="17.42cm" draw:start-shape="id180" draw:start-glue-point="7" draw:end-shape="id167" draw:end-glue-point="11" svg:d="M6625 17600l-1090-180" svg:viewBox="0 0 1091 181">
          <text:p/>
        </draw:connector>
        <draw:connector draw:style-name="gr2" draw:text-style-name="P1" draw:layer="layout" draw:type="line" svg:x1="5.535cm" svg:y1="17.6cm" svg:x2="7.26cm" svg:y2="18.055cm" draw:start-shape="id167" draw:start-glue-point="9" draw:end-shape="id178" draw:end-glue-point="5" svg:d="M5535 17600l1725 455" svg:viewBox="0 0 1726 456">
          <text:p/>
        </draw:connector>
        <draw:connector draw:style-name="gr2" draw:text-style-name="P1" draw:layer="layout" draw:type="line" svg:x1="7.26cm" svg:y1="18.235cm" svg:x2="6.17cm" svg:y2="18.055cm" draw:start-shape="id178" draw:start-glue-point="7" draw:end-shape="id165" draw:end-glue-point="11" svg:d="M7260 18235l-1090-180" svg:viewBox="0 0 1091 181">
          <text:p/>
        </draw:connector>
        <draw:connector draw:style-name="gr2" draw:text-style-name="P1" draw:layer="layout" draw:type="line" svg:x1="6.17cm" svg:y1="18.235cm" svg:x2="6.625cm" svg:y2="18.69cm" draw:start-shape="id165" draw:start-glue-point="9" draw:end-shape="id176" draw:end-glue-point="5" svg:d="M6170 18235l455 455" svg:viewBox="0 0 456 456">
          <text:p/>
        </draw:connector>
        <draw:connector draw:style-name="gr2" draw:text-style-name="P1" draw:layer="layout" draw:type="line" svg:x1="6.625cm" svg:y1="18.87cm" svg:x2="5.535cm" svg:y2="18.69cm" draw:start-shape="id176" draw:start-glue-point="7" draw:end-shape="id163" draw:end-glue-point="11" svg:d="M6625 18870l-1090-180" svg:viewBox="0 0 1091 181">
          <text:p/>
        </draw:connector>
        <draw:connector draw:style-name="gr2" draw:text-style-name="P1" draw:layer="layout" draw:type="line" svg:x1="5.535cm" svg:y1="18.87cm" svg:x2="7.26cm" svg:y2="19.325cm" draw:start-shape="id163" draw:start-glue-point="9" draw:end-shape="id174" draw:end-glue-point="5" svg:d="M5535 18870l1725 455" svg:viewBox="0 0 1726 456">
          <text:p/>
        </draw:connector>
        <draw:connector draw:style-name="gr2" draw:text-style-name="P1" draw:layer="layout" draw:type="line" svg:x1="7.26cm" svg:y1="19.505cm" svg:x2="6.17cm" svg:y2="19.325cm" draw:start-shape="id174" draw:start-glue-point="7" draw:end-shape="id161" draw:end-glue-point="11" svg:d="M7260 19505l-1090-180" svg:viewBox="0 0 1091 181">
          <text:p/>
        </draw:connector>
        <draw:connector draw:style-name="gr2" draw:text-style-name="P1" draw:layer="layout" draw:type="line" svg:x1="6.17cm" svg:y1="19.505cm" svg:x2="6.625cm" svg:y2="19.96cm" draw:start-shape="id161" draw:start-glue-point="9" draw:end-shape="id172" draw:end-glue-point="5" svg:d="M6170 19505l455 455" svg:viewBox="0 0 456 456">
          <text:p/>
        </draw:connector>
        <draw:connector draw:style-name="gr2" draw:text-style-name="P1" draw:layer="layout" draw:type="line" svg:x1="6.625cm" svg:y1="20.14cm" svg:x2="5.535cm" svg:y2="19.96cm" draw:start-shape="id172" draw:start-glue-point="7" draw:end-shape="id159" draw:end-glue-point="11" svg:d="M6625 20140l-1090-180" svg:viewBox="0 0 1091 181">
          <text:p/>
        </draw:connector>
        <draw:connector draw:style-name="gr2" draw:text-style-name="P1" draw:layer="layout" draw:type="line" svg:x1="5.535cm" svg:y1="20.14cm" svg:x2="7.26cm" svg:y2="20.595cm" draw:start-shape="id159" draw:start-glue-point="9" draw:end-shape="id170" draw:end-glue-point="5" svg:d="M5535 20140l1725 455" svg:viewBox="0 0 1726 456">
          <text:p/>
        </draw:connector>
        <draw:connector draw:style-name="gr2" draw:text-style-name="P1" draw:layer="layout" draw:type="line" svg:x1="7.26cm" svg:y1="20.775cm" svg:x2="6.17cm" svg:y2="20.595cm" draw:start-shape="id170" draw:start-glue-point="7" draw:end-shape="id157" draw:end-glue-point="11" svg:d="M7260 20775l-1090-180" svg:viewBox="0 0 1091 181">
          <text:p/>
        </draw:connector>
        <draw:custom-shape draw:style-name="gr1" draw:text-style-name="P1" xml:id="id204" draw:id="id204" draw:layer="layout" svg:width="0.254cm" svg:height="0.254cm" svg:x="11.03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2" draw:id="id202" draw:layer="layout" svg:width="0.254cm" svg:height="0.254cm" svg:x="11.66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0" draw:id="id200" draw:layer="layout" svg:width="0.254cm" svg:height="0.254cm" svg:x="11.03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8" draw:id="id198" draw:layer="layout" svg:width="0.254cm" svg:height="0.254cm" svg:x="11.66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6" draw:id="id196" draw:layer="layout" svg:width="0.254cm" svg:height="0.254cm" svg:x="11.03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4" draw:id="id194" draw:layer="layout" svg:width="0.254cm" svg:height="0.254cm" svg:x="11.66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3" draw:id="id203" draw:layer="layout" svg:width="0.254cm" svg:height="0.254cm" svg:x="12.30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1" draw:id="id201" draw:layer="layout" svg:width="0.254cm" svg:height="0.254cm" svg:x="12.93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9" draw:id="id199" draw:layer="layout" svg:width="0.254cm" svg:height="0.254cm" svg:x="12.30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7" draw:id="id197" draw:layer="layout" svg:width="0.254cm" svg:height="0.254cm" svg:x="12.93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5" draw:id="id195" draw:layer="layout" svg:width="0.254cm" svg:height="0.254cm" svg:x="12.30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3" draw:id="id193" draw:layer="layout" svg:width="0.254cm" svg:height="0.254cm" svg:x="12.93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975cm" svg:y1="16.15cm" svg:x2="11.885cm" svg:y2="16.33cm" draw:start-shape="id193" draw:start-glue-point="5" draw:end-shape="id194" draw:end-glue-point="9" svg:d="M12975 16150l-1090 180" svg:viewBox="0 0 1091 181">
          <text:p/>
        </draw:connector>
        <draw:connector draw:style-name="gr2" draw:text-style-name="P1" draw:layer="layout" draw:type="line" svg:x1="11.885cm" svg:y1="16.15cm" svg:x2="12.34cm" svg:y2="15.06cm" draw:start-shape="id194" draw:start-glue-point="11" draw:end-shape="id195" draw:end-glue-point="7" svg:d="M11885 16150l455-1090" svg:viewBox="0 0 456 1091">
          <text:p/>
        </draw:connector>
        <draw:connector draw:style-name="gr2" draw:text-style-name="P1" draw:layer="layout" draw:type="line" svg:x1="12.34cm" svg:y1="14.88cm" svg:x2="11.25cm" svg:y2="15.06cm" draw:start-shape="id195" draw:start-glue-point="5" draw:end-shape="id196" draw:end-glue-point="9" svg:d="M12340 14880l-1090 180" svg:viewBox="0 0 1091 181">
          <text:p/>
        </draw:connector>
        <draw:connector draw:style-name="gr2" draw:text-style-name="P1" draw:layer="layout" draw:type="line" svg:x1="11.25cm" svg:y1="14.88cm" svg:x2="12.975cm" svg:y2="13.79cm" draw:start-shape="id196" draw:start-glue-point="11" draw:end-shape="id197" draw:end-glue-point="7" svg:d="M11250 14880l1725-1090" svg:viewBox="0 0 1726 1091">
          <text:p/>
        </draw:connector>
        <draw:connector draw:style-name="gr2" draw:text-style-name="P1" draw:layer="layout" draw:type="line" svg:x1="12.975cm" svg:y1="13.61cm" svg:x2="11.885cm" svg:y2="13.79cm" draw:start-shape="id197" draw:start-glue-point="5" draw:end-shape="id198" draw:end-glue-point="9" svg:d="M12975 13610l-1090 180" svg:viewBox="0 0 1091 181">
          <text:p/>
        </draw:connector>
        <draw:connector draw:style-name="gr2" draw:text-style-name="P1" draw:layer="layout" draw:type="line" svg:x1="11.885cm" svg:y1="13.61cm" svg:x2="12.34cm" svg:y2="12.52cm" draw:start-shape="id198" draw:start-glue-point="11" draw:end-shape="id199" draw:end-glue-point="7" svg:d="M11885 13610l455-1090" svg:viewBox="0 0 456 1091">
          <text:p/>
        </draw:connector>
        <draw:connector draw:style-name="gr2" draw:text-style-name="P1" draw:layer="layout" draw:type="line" svg:x1="12.34cm" svg:y1="12.34cm" svg:x2="11.25cm" svg:y2="12.52cm" draw:start-shape="id199" draw:start-glue-point="5" draw:end-shape="id200" draw:end-glue-point="9" svg:d="M12340 12340l-1090 180" svg:viewBox="0 0 1091 181">
          <text:p/>
        </draw:connector>
        <draw:connector draw:style-name="gr2" draw:text-style-name="P1" draw:layer="layout" draw:type="line" svg:x1="11.25cm" svg:y1="12.34cm" svg:x2="12.975cm" svg:y2="11.25cm" draw:start-shape="id200" draw:start-glue-point="11" draw:end-shape="id201" draw:end-glue-point="7" svg:d="M11250 12340l1725-1090" svg:viewBox="0 0 1726 1091">
          <text:p/>
        </draw:connector>
        <draw:connector draw:style-name="gr2" draw:text-style-name="P1" draw:layer="layout" draw:type="line" svg:x1="12.975cm" svg:y1="11.07cm" svg:x2="11.885cm" svg:y2="11.25cm" draw:start-shape="id201" draw:start-glue-point="5" draw:end-shape="id202" draw:end-glue-point="9" svg:d="M12975 11070l-1090 180" svg:viewBox="0 0 1091 181">
          <text:p/>
        </draw:connector>
        <draw:connector draw:style-name="gr2" draw:text-style-name="P1" draw:layer="layout" draw:type="line" svg:x1="11.885cm" svg:y1="11.07cm" svg:x2="12.34cm" svg:y2="9.98cm" draw:start-shape="id202" draw:start-glue-point="11" draw:end-shape="id203" draw:end-glue-point="7" svg:d="M11885 11070l455-1090" svg:viewBox="0 0 456 1091">
          <text:p/>
        </draw:connector>
        <draw:connector draw:style-name="gr2" draw:text-style-name="P1" draw:layer="layout" draw:type="line" svg:x1="12.34cm" svg:y1="9.8cm" svg:x2="11.25cm" svg:y2="9.98cm" draw:start-shape="id203" draw:start-glue-point="5" draw:end-shape="id204" draw:end-glue-point="9" svg:d="M12340 9800l-1090 180" svg:viewBox="0 0 1091 181">
          <text:p/>
        </draw:connector>
        <draw:custom-shape draw:style-name="gr1" draw:text-style-name="P1" xml:id="id216" draw:id="id216" draw:layer="layout" svg:width="0.254cm" svg:height="0.254cm" svg:x="13.57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4" draw:id="id214" draw:layer="layout" svg:width="0.254cm" svg:height="0.254cm" svg:x="14.20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2" draw:id="id212" draw:layer="layout" svg:width="0.254cm" svg:height="0.254cm" svg:x="13.57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0" draw:id="id210" draw:layer="layout" svg:width="0.254cm" svg:height="0.254cm" svg:x="14.20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8" draw:id="id208" draw:layer="layout" svg:width="0.254cm" svg:height="0.254cm" svg:x="13.57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6" draw:id="id206" draw:layer="layout" svg:width="0.254cm" svg:height="0.254cm" svg:x="14.20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5" draw:id="id215" draw:layer="layout" svg:width="0.254cm" svg:height="0.254cm" svg:x="14.84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3" draw:id="id213" draw:layer="layout" svg:width="0.254cm" svg:height="0.254cm" svg:x="15.47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1" draw:id="id211" draw:layer="layout" svg:width="0.254cm" svg:height="0.254cm" svg:x="14.84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9" draw:id="id209" draw:layer="layout" svg:width="0.254cm" svg:height="0.254cm" svg:x="15.47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7" draw:id="id207" draw:layer="layout" svg:width="0.254cm" svg:height="0.254cm" svg:x="14.84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5" draw:id="id205" draw:layer="layout" svg:width="0.254cm" svg:height="0.254cm" svg:x="15.47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5.515cm" svg:y1="16.15cm" svg:x2="14.425cm" svg:y2="16.33cm" draw:start-shape="id205" draw:start-glue-point="5" draw:end-shape="id206" draw:end-glue-point="9" svg:d="M15515 16150l-1090 180" svg:viewBox="0 0 1091 181">
          <text:p/>
        </draw:connector>
        <draw:connector draw:style-name="gr2" draw:text-style-name="P1" draw:layer="layout" draw:type="line" svg:x1="14.425cm" svg:y1="16.15cm" svg:x2="14.88cm" svg:y2="15.06cm" draw:start-shape="id206" draw:start-glue-point="11" draw:end-shape="id207" draw:end-glue-point="7" svg:d="M14425 16150l455-1090" svg:viewBox="0 0 456 1091">
          <text:p/>
        </draw:connector>
        <draw:connector draw:style-name="gr2" draw:text-style-name="P1" draw:layer="layout" draw:type="line" svg:x1="14.88cm" svg:y1="14.88cm" svg:x2="13.79cm" svg:y2="15.06cm" draw:start-shape="id207" draw:start-glue-point="5" draw:end-shape="id208" draw:end-glue-point="9" svg:d="M14880 14880l-1090 180" svg:viewBox="0 0 1091 181">
          <text:p/>
        </draw:connector>
        <draw:connector draw:style-name="gr2" draw:text-style-name="P1" draw:layer="layout" draw:type="line" svg:x1="13.79cm" svg:y1="14.88cm" svg:x2="15.515cm" svg:y2="13.79cm" draw:start-shape="id208" draw:start-glue-point="11" draw:end-shape="id209" draw:end-glue-point="7" svg:d="M13790 14880l1725-1090" svg:viewBox="0 0 1726 1091">
          <text:p/>
        </draw:connector>
        <draw:connector draw:style-name="gr2" draw:text-style-name="P1" draw:layer="layout" draw:type="line" svg:x1="15.515cm" svg:y1="13.61cm" svg:x2="14.425cm" svg:y2="13.79cm" draw:start-shape="id209" draw:start-glue-point="5" draw:end-shape="id210" draw:end-glue-point="9" svg:d="M15515 13610l-1090 180" svg:viewBox="0 0 1091 181">
          <text:p/>
        </draw:connector>
        <draw:connector draw:style-name="gr2" draw:text-style-name="P1" draw:layer="layout" draw:type="line" svg:x1="14.425cm" svg:y1="13.61cm" svg:x2="14.88cm" svg:y2="12.52cm" draw:start-shape="id210" draw:start-glue-point="11" draw:end-shape="id211" draw:end-glue-point="7" svg:d="M14425 13610l455-1090" svg:viewBox="0 0 456 1091">
          <text:p/>
        </draw:connector>
        <draw:connector draw:style-name="gr2" draw:text-style-name="P1" draw:layer="layout" draw:type="line" svg:x1="14.88cm" svg:y1="12.34cm" svg:x2="13.79cm" svg:y2="12.52cm" draw:start-shape="id211" draw:start-glue-point="5" draw:end-shape="id212" draw:end-glue-point="9" svg:d="M14880 12340l-1090 180" svg:viewBox="0 0 1091 181">
          <text:p/>
        </draw:connector>
        <draw:connector draw:style-name="gr2" draw:text-style-name="P1" draw:layer="layout" draw:type="line" svg:x1="13.79cm" svg:y1="12.34cm" svg:x2="15.515cm" svg:y2="11.25cm" draw:start-shape="id212" draw:start-glue-point="11" draw:end-shape="id213" draw:end-glue-point="7" svg:d="M13790 12340l1725-1090" svg:viewBox="0 0 1726 1091">
          <text:p/>
        </draw:connector>
        <draw:connector draw:style-name="gr2" draw:text-style-name="P1" draw:layer="layout" draw:type="line" svg:x1="15.515cm" svg:y1="11.07cm" svg:x2="14.425cm" svg:y2="11.25cm" draw:start-shape="id213" draw:start-glue-point="5" draw:end-shape="id214" draw:end-glue-point="9" svg:d="M15515 11070l-1090 180" svg:viewBox="0 0 1091 181">
          <text:p/>
        </draw:connector>
        <draw:connector draw:style-name="gr2" draw:text-style-name="P1" draw:layer="layout" draw:type="line" svg:x1="14.425cm" svg:y1="11.07cm" svg:x2="14.88cm" svg:y2="9.98cm" draw:start-shape="id214" draw:start-glue-point="11" draw:end-shape="id215" draw:end-glue-point="7" svg:d="M14425 11070l455-1090" svg:viewBox="0 0 456 1091">
          <text:p/>
        </draw:connector>
        <draw:connector draw:style-name="gr2" draw:text-style-name="P1" draw:layer="layout" draw:type="line" svg:x1="14.88cm" svg:y1="9.8cm" svg:x2="13.79cm" svg:y2="9.98cm" draw:start-shape="id215" draw:start-glue-point="5" draw:end-shape="id216" draw:end-glue-point="9" svg:d="M14880 9800l-1090 180" svg:viewBox="0 0 1091 181">
          <text:p/>
        </draw:connector>
        <draw:connector draw:style-name="gr2" draw:text-style-name="P1" draw:layer="layout" draw:type="line" svg:x1="13.61cm" svg:y1="9.98cm" svg:x2="12.52cm" svg:y2="9.8cm" draw:start-shape="id216" draw:start-glue-point="7" draw:end-shape="id203" draw:end-glue-point="11" svg:d="M13610 9980l-1090-180" svg:viewBox="0 0 1091 181">
          <text:p/>
        </draw:connector>
        <draw:connector draw:style-name="gr2" draw:text-style-name="P1" draw:layer="layout" draw:type="line" svg:x1="12.52cm" svg:y1="9.98cm" svg:x2="14.245cm" svg:y2="11.07cm" draw:start-shape="id203" draw:start-glue-point="9" draw:end-shape="id214" draw:end-glue-point="5" svg:d="M12520 9980l1725 1090" svg:viewBox="0 0 1726 1091">
          <text:p/>
        </draw:connector>
        <draw:connector draw:style-name="gr2" draw:text-style-name="P1" draw:layer="layout" draw:type="line" svg:x1="14.245cm" svg:y1="11.25cm" svg:x2="13.155cm" svg:y2="11.07cm" draw:start-shape="id214" draw:start-glue-point="7" draw:end-shape="id201" draw:end-glue-point="11" svg:d="M14245 11250l-1090-180" svg:viewBox="0 0 1091 181">
          <text:p/>
        </draw:connector>
        <draw:connector draw:style-name="gr2" draw:text-style-name="P1" draw:layer="layout" draw:type="line" svg:x1="13.155cm" svg:y1="11.25cm" svg:x2="13.61cm" svg:y2="12.34cm" draw:start-shape="id201" draw:start-glue-point="9" draw:end-shape="id212" draw:end-glue-point="5" svg:d="M13155 11250l455 1090" svg:viewBox="0 0 456 1091">
          <text:p/>
        </draw:connector>
        <draw:connector draw:style-name="gr2" draw:text-style-name="P1" draw:layer="layout" draw:type="line" svg:x1="13.61cm" svg:y1="12.52cm" svg:x2="12.52cm" svg:y2="12.34cm" draw:start-shape="id212" draw:start-glue-point="7" draw:end-shape="id199" draw:end-glue-point="11" svg:d="M13610 12520l-1090-180" svg:viewBox="0 0 1091 181">
          <text:p/>
        </draw:connector>
        <draw:connector draw:style-name="gr2" draw:text-style-name="P1" draw:layer="layout" draw:type="line" svg:x1="12.52cm" svg:y1="12.52cm" svg:x2="14.245cm" svg:y2="13.61cm" draw:start-shape="id199" draw:start-glue-point="9" draw:end-shape="id210" draw:end-glue-point="5" svg:d="M12520 12520l1725 1090" svg:viewBox="0 0 1726 1091">
          <text:p/>
        </draw:connector>
        <draw:connector draw:style-name="gr2" draw:text-style-name="P1" draw:layer="layout" draw:type="line" svg:x1="14.245cm" svg:y1="13.79cm" svg:x2="13.155cm" svg:y2="13.61cm" draw:start-shape="id210" draw:start-glue-point="7" draw:end-shape="id197" draw:end-glue-point="11" svg:d="M14245 13790l-1090-180" svg:viewBox="0 0 1091 181">
          <text:p/>
        </draw:connector>
        <draw:connector draw:style-name="gr2" draw:text-style-name="P1" draw:layer="layout" draw:type="line" svg:x1="13.155cm" svg:y1="13.79cm" svg:x2="13.61cm" svg:y2="14.88cm" draw:start-shape="id197" draw:start-glue-point="9" draw:end-shape="id208" draw:end-glue-point="5" svg:d="M13155 13790l455 1090" svg:viewBox="0 0 456 1091">
          <text:p/>
        </draw:connector>
        <draw:connector draw:style-name="gr2" draw:text-style-name="P1" draw:layer="layout" draw:type="line" svg:x1="13.61cm" svg:y1="15.06cm" svg:x2="12.52cm" svg:y2="14.88cm" draw:start-shape="id208" draw:start-glue-point="7" draw:end-shape="id195" draw:end-glue-point="11" svg:d="M13610 15060l-1090-180" svg:viewBox="0 0 1091 181">
          <text:p/>
        </draw:connector>
        <draw:connector draw:style-name="gr2" draw:text-style-name="P1" draw:layer="layout" draw:type="line" svg:x1="12.52cm" svg:y1="15.06cm" svg:x2="14.245cm" svg:y2="16.15cm" draw:start-shape="id195" draw:start-glue-point="9" draw:end-shape="id206" draw:end-glue-point="5" svg:d="M12520 15060l1725 1090" svg:viewBox="0 0 1726 1091">
          <text:p/>
        </draw:connector>
        <draw:connector draw:style-name="gr2" draw:text-style-name="P1" draw:layer="layout" draw:type="line" svg:x1="14.245cm" svg:y1="16.33cm" svg:x2="13.155cm" svg:y2="16.15cm" draw:start-shape="id206" draw:start-glue-point="7" draw:end-shape="id193" draw:end-glue-point="11" svg:d="M14245 16330l-1090-180" svg:viewBox="0 0 1091 181">
          <text:p/>
        </draw:connector>
        <draw:custom-shape draw:style-name="gr1" draw:text-style-name="P1" xml:id="id228" draw:id="id228" draw:layer="layout" svg:width="0.254cm" svg:height="0.254cm" svg:x="16.11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6" draw:id="id226" draw:layer="layout" svg:width="0.254cm" svg:height="0.254cm" svg:x="16.74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4" draw:id="id224" draw:layer="layout" svg:width="0.254cm" svg:height="0.254cm" svg:x="16.11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2" draw:id="id222" draw:layer="layout" svg:width="0.254cm" svg:height="0.254cm" svg:x="16.74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0" draw:id="id220" draw:layer="layout" svg:width="0.254cm" svg:height="0.254cm" svg:x="16.11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8" draw:id="id218" draw:layer="layout" svg:width="0.254cm" svg:height="0.254cm" svg:x="16.74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7" draw:id="id227" draw:layer="layout" svg:width="0.254cm" svg:height="0.254cm" svg:x="17.38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5" draw:id="id225" draw:layer="layout" svg:width="0.254cm" svg:height="0.254cm" svg:x="18.01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3" draw:id="id223" draw:layer="layout" svg:width="0.254cm" svg:height="0.254cm" svg:x="17.38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1" draw:id="id221" draw:layer="layout" svg:width="0.254cm" svg:height="0.254cm" svg:x="18.01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9" draw:id="id219" draw:layer="layout" svg:width="0.254cm" svg:height="0.254cm" svg:x="17.38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7" draw:id="id217" draw:layer="layout" svg:width="0.254cm" svg:height="0.254cm" svg:x="18.01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055cm" svg:y1="16.15cm" svg:x2="16.965cm" svg:y2="16.33cm" draw:start-shape="id217" draw:start-glue-point="5" draw:end-shape="id218" draw:end-glue-point="9" svg:d="M18055 16150l-1090 180" svg:viewBox="0 0 1091 181">
          <text:p/>
        </draw:connector>
        <draw:connector draw:style-name="gr2" draw:text-style-name="P1" draw:layer="layout" draw:type="line" svg:x1="16.965cm" svg:y1="16.15cm" svg:x2="17.42cm" svg:y2="15.06cm" draw:start-shape="id218" draw:start-glue-point="11" draw:end-shape="id219" draw:end-glue-point="7" svg:d="M16965 16150l455-1090" svg:viewBox="0 0 456 1091">
          <text:p/>
        </draw:connector>
        <draw:connector draw:style-name="gr2" draw:text-style-name="P1" draw:layer="layout" draw:type="line" svg:x1="17.42cm" svg:y1="14.88cm" svg:x2="16.33cm" svg:y2="15.06cm" draw:start-shape="id219" draw:start-glue-point="5" draw:end-shape="id220" draw:end-glue-point="9" svg:d="M17420 14880l-1090 180" svg:viewBox="0 0 1091 181">
          <text:p/>
        </draw:connector>
        <draw:connector draw:style-name="gr2" draw:text-style-name="P1" draw:layer="layout" draw:type="line" svg:x1="16.33cm" svg:y1="14.88cm" svg:x2="18.055cm" svg:y2="13.79cm" draw:start-shape="id220" draw:start-glue-point="11" draw:end-shape="id221" draw:end-glue-point="7" svg:d="M16330 14880l1725-1090" svg:viewBox="0 0 1726 1091">
          <text:p/>
        </draw:connector>
        <draw:connector draw:style-name="gr2" draw:text-style-name="P1" draw:layer="layout" draw:type="line" svg:x1="18.055cm" svg:y1="13.61cm" svg:x2="16.965cm" svg:y2="13.79cm" draw:start-shape="id221" draw:start-glue-point="5" draw:end-shape="id222" draw:end-glue-point="9" svg:d="M18055 13610l-1090 180" svg:viewBox="0 0 1091 181">
          <text:p/>
        </draw:connector>
        <draw:connector draw:style-name="gr2" draw:text-style-name="P1" draw:layer="layout" draw:type="line" svg:x1="16.965cm" svg:y1="13.61cm" svg:x2="17.42cm" svg:y2="12.52cm" draw:start-shape="id222" draw:start-glue-point="11" draw:end-shape="id223" draw:end-glue-point="7" svg:d="M16965 13610l455-1090" svg:viewBox="0 0 456 1091">
          <text:p/>
        </draw:connector>
        <draw:connector draw:style-name="gr2" draw:text-style-name="P1" draw:layer="layout" draw:type="line" svg:x1="17.42cm" svg:y1="12.34cm" svg:x2="16.33cm" svg:y2="12.52cm" draw:start-shape="id223" draw:start-glue-point="5" draw:end-shape="id224" draw:end-glue-point="9" svg:d="M17420 12340l-1090 180" svg:viewBox="0 0 1091 181">
          <text:p/>
        </draw:connector>
        <draw:connector draw:style-name="gr2" draw:text-style-name="P1" draw:layer="layout" draw:type="line" svg:x1="16.33cm" svg:y1="12.34cm" svg:x2="18.055cm" svg:y2="11.25cm" draw:start-shape="id224" draw:start-glue-point="11" draw:end-shape="id225" draw:end-glue-point="7" svg:d="M16330 12340l1725-1090" svg:viewBox="0 0 1726 1091">
          <text:p/>
        </draw:connector>
        <draw:connector draw:style-name="gr2" draw:text-style-name="P1" draw:layer="layout" draw:type="line" svg:x1="18.055cm" svg:y1="11.07cm" svg:x2="16.965cm" svg:y2="11.25cm" draw:start-shape="id225" draw:start-glue-point="5" draw:end-shape="id226" draw:end-glue-point="9" svg:d="M18055 11070l-1090 180" svg:viewBox="0 0 1091 181">
          <text:p/>
        </draw:connector>
        <draw:connector draw:style-name="gr2" draw:text-style-name="P1" draw:layer="layout" draw:type="line" svg:x1="16.965cm" svg:y1="11.07cm" svg:x2="17.42cm" svg:y2="9.98cm" draw:start-shape="id226" draw:start-glue-point="11" draw:end-shape="id227" draw:end-glue-point="7" svg:d="M16965 11070l455-1090" svg:viewBox="0 0 456 1091">
          <text:p/>
        </draw:connector>
        <draw:connector draw:style-name="gr2" draw:text-style-name="P1" draw:layer="layout" draw:type="line" svg:x1="17.42cm" svg:y1="9.8cm" svg:x2="16.33cm" svg:y2="9.98cm" draw:start-shape="id227" draw:start-glue-point="5" draw:end-shape="id228" draw:end-glue-point="9" svg:d="M17420 9800l-1090 180" svg:viewBox="0 0 1091 181">
          <text:p/>
        </draw:connector>
        <draw:custom-shape draw:style-name="gr1" draw:text-style-name="P1" xml:id="id240" draw:id="id240" draw:layer="layout" svg:width="0.254cm" svg:height="0.254cm" svg:x="18.65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8" draw:id="id238" draw:layer="layout" svg:width="0.254cm" svg:height="0.254cm" svg:x="19.28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6" draw:id="id236" draw:layer="layout" svg:width="0.254cm" svg:height="0.254cm" svg:x="18.65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4" draw:id="id234" draw:layer="layout" svg:width="0.254cm" svg:height="0.254cm" svg:x="19.28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2" draw:id="id232" draw:layer="layout" svg:width="0.254cm" svg:height="0.254cm" svg:x="18.65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0" draw:id="id230" draw:layer="layout" svg:width="0.254cm" svg:height="0.254cm" svg:x="19.28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9" draw:id="id239" draw:layer="layout" svg:width="0.254cm" svg:height="0.254cm" svg:x="19.92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7" draw:id="id237" draw:layer="layout" svg:width="0.254cm" svg:height="0.254cm" svg:x="20.55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5" draw:id="id235" draw:layer="layout" svg:width="0.254cm" svg:height="0.254cm" svg:x="19.92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3" draw:id="id233" draw:layer="layout" svg:width="0.254cm" svg:height="0.254cm" svg:x="20.55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1" draw:id="id231" draw:layer="layout" svg:width="0.254cm" svg:height="0.254cm" svg:x="19.92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9" draw:id="id229" draw:layer="layout" svg:width="0.254cm" svg:height="0.254cm" svg:x="20.558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0.595cm" svg:y1="16.15cm" svg:x2="19.505cm" svg:y2="16.33cm" draw:start-shape="id229" draw:start-glue-point="5" draw:end-shape="id230" draw:end-glue-point="9" svg:d="M20595 16150l-1090 180" svg:viewBox="0 0 1091 181">
          <text:p/>
        </draw:connector>
        <draw:connector draw:style-name="gr2" draw:text-style-name="P1" draw:layer="layout" draw:type="line" svg:x1="19.505cm" svg:y1="16.15cm" svg:x2="19.96cm" svg:y2="15.06cm" draw:start-shape="id230" draw:start-glue-point="11" draw:end-shape="id231" draw:end-glue-point="7" svg:d="M19505 16150l455-1090" svg:viewBox="0 0 456 1091">
          <text:p/>
        </draw:connector>
        <draw:connector draw:style-name="gr2" draw:text-style-name="P1" draw:layer="layout" draw:type="line" svg:x1="19.96cm" svg:y1="14.88cm" svg:x2="18.87cm" svg:y2="15.06cm" draw:start-shape="id231" draw:start-glue-point="5" draw:end-shape="id232" draw:end-glue-point="9" svg:d="M19960 14880l-1090 180" svg:viewBox="0 0 1091 181">
          <text:p/>
        </draw:connector>
        <draw:connector draw:style-name="gr2" draw:text-style-name="P1" draw:layer="layout" draw:type="line" svg:x1="18.87cm" svg:y1="14.88cm" svg:x2="20.595cm" svg:y2="13.79cm" draw:start-shape="id232" draw:start-glue-point="11" draw:end-shape="id233" draw:end-glue-point="7" svg:d="M18870 14880l1725-1090" svg:viewBox="0 0 1726 1091">
          <text:p/>
        </draw:connector>
        <draw:connector draw:style-name="gr2" draw:text-style-name="P1" draw:layer="layout" draw:type="line" svg:x1="20.595cm" svg:y1="13.61cm" svg:x2="19.505cm" svg:y2="13.79cm" draw:start-shape="id233" draw:start-glue-point="5" draw:end-shape="id234" draw:end-glue-point="9" svg:d="M20595 13610l-1090 180" svg:viewBox="0 0 1091 181">
          <text:p/>
        </draw:connector>
        <draw:connector draw:style-name="gr2" draw:text-style-name="P1" draw:layer="layout" draw:type="line" svg:x1="19.505cm" svg:y1="13.61cm" svg:x2="19.96cm" svg:y2="12.52cm" draw:start-shape="id234" draw:start-glue-point="11" draw:end-shape="id235" draw:end-glue-point="7" svg:d="M19505 13610l455-1090" svg:viewBox="0 0 456 1091">
          <text:p/>
        </draw:connector>
        <draw:connector draw:style-name="gr2" draw:text-style-name="P1" draw:layer="layout" draw:type="line" svg:x1="19.96cm" svg:y1="12.34cm" svg:x2="18.87cm" svg:y2="12.52cm" draw:start-shape="id235" draw:start-glue-point="5" draw:end-shape="id236" draw:end-glue-point="9" svg:d="M19960 12340l-1090 180" svg:viewBox="0 0 1091 181">
          <text:p/>
        </draw:connector>
        <draw:connector draw:style-name="gr2" draw:text-style-name="P1" draw:layer="layout" draw:type="line" svg:x1="18.87cm" svg:y1="12.34cm" svg:x2="20.595cm" svg:y2="11.25cm" draw:start-shape="id236" draw:start-glue-point="11" draw:end-shape="id237" draw:end-glue-point="7" svg:d="M18870 12340l1725-1090" svg:viewBox="0 0 1726 1091">
          <text:p/>
        </draw:connector>
        <draw:connector draw:style-name="gr2" draw:text-style-name="P1" draw:layer="layout" draw:type="line" svg:x1="20.595cm" svg:y1="11.07cm" svg:x2="19.505cm" svg:y2="11.25cm" draw:start-shape="id237" draw:start-glue-point="5" draw:end-shape="id238" draw:end-glue-point="9" svg:d="M20595 11070l-1090 180" svg:viewBox="0 0 1091 181">
          <text:p/>
        </draw:connector>
        <draw:connector draw:style-name="gr2" draw:text-style-name="P1" draw:layer="layout" draw:type="line" svg:x1="19.505cm" svg:y1="11.07cm" svg:x2="19.96cm" svg:y2="9.98cm" draw:start-shape="id238" draw:start-glue-point="11" draw:end-shape="id239" draw:end-glue-point="7" svg:d="M19505 11070l455-1090" svg:viewBox="0 0 456 1091">
          <text:p/>
        </draw:connector>
        <draw:connector draw:style-name="gr2" draw:text-style-name="P1" draw:layer="layout" draw:type="line" svg:x1="19.96cm" svg:y1="9.8cm" svg:x2="18.87cm" svg:y2="9.98cm" draw:start-shape="id239" draw:start-glue-point="5" draw:end-shape="id240" draw:end-glue-point="9" svg:d="M19960 9800l-1090 180" svg:viewBox="0 0 1091 181">
          <text:p/>
        </draw:connector>
        <draw:connector draw:style-name="gr2" draw:text-style-name="P1" draw:layer="layout" draw:type="line" svg:x1="18.69cm" svg:y1="9.98cm" svg:x2="17.6cm" svg:y2="9.8cm" draw:start-shape="id240" draw:start-glue-point="7" draw:end-shape="id227" draw:end-glue-point="11" svg:d="M18690 9980l-1090-180" svg:viewBox="0 0 1091 181">
          <text:p/>
        </draw:connector>
        <draw:connector draw:style-name="gr2" draw:text-style-name="P1" draw:layer="layout" draw:type="line" svg:x1="17.6cm" svg:y1="9.98cm" svg:x2="19.325cm" svg:y2="11.07cm" draw:start-shape="id227" draw:start-glue-point="9" draw:end-shape="id238" draw:end-glue-point="5" svg:d="M17600 9980l1725 1090" svg:viewBox="0 0 1726 1091">
          <text:p/>
        </draw:connector>
        <draw:connector draw:style-name="gr2" draw:text-style-name="P1" draw:layer="layout" draw:type="line" svg:x1="19.325cm" svg:y1="11.25cm" svg:x2="18.235cm" svg:y2="11.07cm" draw:start-shape="id238" draw:start-glue-point="7" draw:end-shape="id225" draw:end-glue-point="11" svg:d="M19325 11250l-1090-180" svg:viewBox="0 0 1091 181">
          <text:p/>
        </draw:connector>
        <draw:connector draw:style-name="gr2" draw:text-style-name="P1" draw:layer="layout" draw:type="line" svg:x1="18.235cm" svg:y1="11.25cm" svg:x2="18.69cm" svg:y2="12.34cm" draw:start-shape="id225" draw:start-glue-point="9" draw:end-shape="id236" draw:end-glue-point="5" svg:d="M18235 11250l455 1090" svg:viewBox="0 0 456 1091">
          <text:p/>
        </draw:connector>
        <draw:connector draw:style-name="gr2" draw:text-style-name="P1" draw:layer="layout" draw:type="line" svg:x1="18.69cm" svg:y1="12.52cm" svg:x2="17.6cm" svg:y2="12.34cm" draw:start-shape="id236" draw:start-glue-point="7" draw:end-shape="id223" draw:end-glue-point="11" svg:d="M18690 12520l-1090-180" svg:viewBox="0 0 1091 181">
          <text:p/>
        </draw:connector>
        <draw:connector draw:style-name="gr2" draw:text-style-name="P1" draw:layer="layout" draw:type="line" svg:x1="17.6cm" svg:y1="12.52cm" svg:x2="19.325cm" svg:y2="13.61cm" draw:start-shape="id223" draw:start-glue-point="9" draw:end-shape="id234" draw:end-glue-point="5" svg:d="M17600 12520l1725 1090" svg:viewBox="0 0 1726 1091">
          <text:p/>
        </draw:connector>
        <draw:connector draw:style-name="gr2" draw:text-style-name="P1" draw:layer="layout" draw:type="line" svg:x1="19.325cm" svg:y1="13.79cm" svg:x2="18.235cm" svg:y2="13.61cm" draw:start-shape="id234" draw:start-glue-point="7" draw:end-shape="id221" draw:end-glue-point="11" svg:d="M19325 13790l-1090-180" svg:viewBox="0 0 1091 181">
          <text:p/>
        </draw:connector>
        <draw:connector draw:style-name="gr2" draw:text-style-name="P1" draw:layer="layout" draw:type="line" svg:x1="18.235cm" svg:y1="13.79cm" svg:x2="18.69cm" svg:y2="14.88cm" draw:start-shape="id221" draw:start-glue-point="9" draw:end-shape="id232" draw:end-glue-point="5" svg:d="M18235 13790l455 1090" svg:viewBox="0 0 456 1091">
          <text:p/>
        </draw:connector>
        <draw:connector draw:style-name="gr2" draw:text-style-name="P1" draw:layer="layout" draw:type="line" svg:x1="18.69cm" svg:y1="15.06cm" svg:x2="17.6cm" svg:y2="14.88cm" draw:start-shape="id232" draw:start-glue-point="7" draw:end-shape="id219" draw:end-glue-point="11" svg:d="M18690 15060l-1090-180" svg:viewBox="0 0 1091 181">
          <text:p/>
        </draw:connector>
        <draw:connector draw:style-name="gr2" draw:text-style-name="P1" draw:layer="layout" draw:type="line" svg:x1="17.6cm" svg:y1="15.06cm" svg:x2="19.325cm" svg:y2="16.15cm" draw:start-shape="id219" draw:start-glue-point="9" draw:end-shape="id230" draw:end-glue-point="5" svg:d="M17600 15060l1725 1090" svg:viewBox="0 0 1726 1091">
          <text:p/>
        </draw:connector>
        <draw:connector draw:style-name="gr2" draw:text-style-name="P1" draw:layer="layout" draw:type="line" svg:x1="19.325cm" svg:y1="16.33cm" svg:x2="18.235cm" svg:y2="16.15cm" draw:start-shape="id230" draw:start-glue-point="7" draw:end-shape="id217" draw:end-glue-point="11" svg:d="M19325 16330l-1090-180" svg:viewBox="0 0 1091 181">
          <text:p/>
        </draw:connector>
        <draw:connector draw:style-name="gr2" draw:text-style-name="P1" draw:layer="layout" draw:type="line" svg:x1="16.15cm" svg:y1="9.98cm" svg:x2="15.06cm" svg:y2="9.8cm" draw:start-shape="id228" draw:start-glue-point="7" draw:end-shape="id215" draw:end-glue-point="11" svg:d="M16150 9980l-1090-180" svg:viewBox="0 0 1091 181">
          <text:p/>
        </draw:connector>
        <draw:connector draw:style-name="gr2" draw:text-style-name="P1" draw:layer="layout" draw:type="line" svg:x1="15.06cm" svg:y1="9.98cm" svg:x2="16.785cm" svg:y2="11.07cm" draw:start-shape="id215" draw:start-glue-point="9" draw:end-shape="id226" draw:end-glue-point="5" svg:d="M15060 9980l1725 1090" svg:viewBox="0 0 1726 1091">
          <text:p/>
        </draw:connector>
        <draw:connector draw:style-name="gr2" draw:text-style-name="P1" draw:layer="layout" draw:type="line" svg:x1="16.785cm" svg:y1="11.25cm" svg:x2="15.695cm" svg:y2="11.07cm" draw:start-shape="id226" draw:start-glue-point="7" draw:end-shape="id213" draw:end-glue-point="11" svg:d="M16785 11250l-1090-180" svg:viewBox="0 0 1091 181">
          <text:p/>
        </draw:connector>
        <draw:connector draw:style-name="gr2" draw:text-style-name="P1" draw:layer="layout" draw:type="line" svg:x1="15.695cm" svg:y1="11.25cm" svg:x2="16.15cm" svg:y2="12.34cm" draw:start-shape="id213" draw:start-glue-point="9" draw:end-shape="id224" draw:end-glue-point="5" svg:d="M15695 11250l455 1090" svg:viewBox="0 0 456 1091">
          <text:p/>
        </draw:connector>
        <draw:connector draw:style-name="gr2" draw:text-style-name="P1" draw:layer="layout" draw:type="line" svg:x1="16.15cm" svg:y1="12.52cm" svg:x2="15.06cm" svg:y2="12.34cm" draw:start-shape="id224" draw:start-glue-point="7" draw:end-shape="id211" draw:end-glue-point="11" svg:d="M16150 12520l-1090-180" svg:viewBox="0 0 1091 181">
          <text:p/>
        </draw:connector>
        <draw:connector draw:style-name="gr2" draw:text-style-name="P1" draw:layer="layout" draw:type="line" svg:x1="15.06cm" svg:y1="12.52cm" svg:x2="16.785cm" svg:y2="13.61cm" draw:start-shape="id211" draw:start-glue-point="9" draw:end-shape="id222" draw:end-glue-point="5" svg:d="M15060 12520l1725 1090" svg:viewBox="0 0 1726 1091">
          <text:p/>
        </draw:connector>
        <draw:connector draw:style-name="gr2" draw:text-style-name="P1" draw:layer="layout" draw:type="line" svg:x1="16.785cm" svg:y1="13.79cm" svg:x2="15.695cm" svg:y2="13.61cm" draw:start-shape="id222" draw:start-glue-point="7" draw:end-shape="id209" draw:end-glue-point="11" svg:d="M16785 13790l-1090-180" svg:viewBox="0 0 1091 181">
          <text:p/>
        </draw:connector>
        <draw:connector draw:style-name="gr2" draw:text-style-name="P1" draw:layer="layout" draw:type="line" svg:x1="15.695cm" svg:y1="13.79cm" svg:x2="16.15cm" svg:y2="14.88cm" draw:start-shape="id209" draw:start-glue-point="9" draw:end-shape="id220" draw:end-glue-point="5" svg:d="M15695 13790l455 1090" svg:viewBox="0 0 456 1091">
          <text:p/>
        </draw:connector>
        <draw:connector draw:style-name="gr2" draw:text-style-name="P1" draw:layer="layout" draw:type="line" svg:x1="16.15cm" svg:y1="15.06cm" svg:x2="15.06cm" svg:y2="14.88cm" draw:start-shape="id220" draw:start-glue-point="7" draw:end-shape="id207" draw:end-glue-point="11" svg:d="M16150 15060l-1090-180" svg:viewBox="0 0 1091 181">
          <text:p/>
        </draw:connector>
        <draw:connector draw:style-name="gr2" draw:text-style-name="P1" draw:layer="layout" draw:type="line" svg:x1="15.06cm" svg:y1="15.06cm" svg:x2="16.785cm" svg:y2="16.15cm" draw:start-shape="id207" draw:start-glue-point="9" draw:end-shape="id218" draw:end-glue-point="5" svg:d="M15060 15060l1725 1090" svg:viewBox="0 0 1726 1091">
          <text:p/>
        </draw:connector>
        <draw:connector draw:style-name="gr2" draw:text-style-name="P1" draw:layer="layout" draw:type="line" svg:x1="16.785cm" svg:y1="16.33cm" svg:x2="15.695cm" svg:y2="16.15cm" draw:start-shape="id218" draw:start-glue-point="7" draw:end-shape="id205" draw:end-glue-point="11" svg:d="M16785 16330l-1090-180" svg:viewBox="0 0 1091 181">
          <text:p/>
        </draw:connector>
        <draw:custom-shape draw:style-name="gr1" draw:text-style-name="P1" xml:id="id252" draw:id="id252" draw:layer="layout" svg:width="0.254cm" svg:height="0.254cm" svg:x="1.508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0" draw:id="id250" draw:layer="layout" svg:width="0.254cm" svg:height="0.254cm" svg:x="2.143cm" svg:y="22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8" draw:id="id248" draw:layer="layout" svg:width="0.254cm" svg:height="0.254cm" svg:x="1.508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6" draw:id="id246" draw:layer="layout" svg:width="0.254cm" svg:height="0.254cm" svg:x="2.143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4" draw:id="id244" draw:layer="layout" svg:width="0.254cm" svg:height="0.254cm" svg:x="1.508cm" svg:y="2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2" draw:id="id242" draw:layer="layout" svg:width="0.254cm" svg:height="0.254cm" svg:x="2.143cm" svg:y="2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1" draw:id="id251" draw:layer="layout" svg:width="0.254cm" svg:height="0.254cm" svg:x="2.778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9" draw:id="id249" draw:layer="layout" svg:width="0.254cm" svg:height="0.254cm" svg:x="3.413cm" svg:y="22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7" draw:id="id247" draw:layer="layout" svg:width="0.254cm" svg:height="0.254cm" svg:x="2.778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5" draw:id="id245" draw:layer="layout" svg:width="0.254cm" svg:height="0.254cm" svg:x="3.413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3" draw:id="id243" draw:layer="layout" svg:width="0.254cm" svg:height="0.254cm" svg:x="2.778cm" svg:y="2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1" draw:id="id241" draw:layer="layout" svg:width="0.254cm" svg:height="0.254cm" svg:x="3.413cm" svg:y="2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45cm" svg:y1="24.024cm" svg:x2="2.36cm" svg:y2="24.204cm" draw:start-shape="id241" draw:start-glue-point="5" draw:end-shape="id242" draw:end-glue-point="9" svg:d="M3450 24024l-1090 180" svg:viewBox="0 0 1091 181">
          <text:p/>
        </draw:connector>
        <draw:connector draw:style-name="gr2" draw:text-style-name="P1" draw:layer="layout" draw:type="line" svg:x1="2.36cm" svg:y1="24.024cm" svg:x2="2.815cm" svg:y2="23.95cm" draw:start-shape="id242" draw:start-glue-point="11" draw:end-shape="id243" draw:end-glue-point="7" svg:d="M2360 24024l455-74" svg:viewBox="0 0 456 75">
          <text:p/>
        </draw:connector>
        <draw:connector draw:style-name="gr2" draw:text-style-name="P1" draw:layer="layout" draw:type="line" svg:x1="2.815cm" svg:y1="23.77cm" svg:x2="1.725cm" svg:y2="23.95cm" draw:start-shape="id243" draw:start-glue-point="5" draw:end-shape="id244" draw:end-glue-point="9" svg:d="M2815 23770l-1090 180" svg:viewBox="0 0 1091 181">
          <text:p/>
        </draw:connector>
        <draw:connector draw:style-name="gr2" draw:text-style-name="P1" draw:layer="layout" draw:type="line" svg:x1="1.725cm" svg:y1="23.77cm" svg:x2="3.45cm" svg:y2="23.569cm" draw:start-shape="id244" draw:start-glue-point="11" draw:end-shape="id245" draw:end-glue-point="7" svg:d="M1725 23770l1725-201" svg:viewBox="0 0 1726 202">
          <text:p/>
        </draw:connector>
        <draw:connector draw:style-name="gr2" draw:text-style-name="P1" draw:layer="layout" draw:type="line" svg:x1="3.45cm" svg:y1="23.389cm" svg:x2="2.36cm" svg:y2="23.569cm" draw:start-shape="id245" draw:start-glue-point="5" draw:end-shape="id246" draw:end-glue-point="9" svg:d="M3450 23389l-1090 180" svg:viewBox="0 0 1091 181">
          <text:p/>
        </draw:connector>
        <draw:connector draw:style-name="gr2" draw:text-style-name="P1" draw:layer="layout" draw:type="line" svg:x1="2.36cm" svg:y1="23.389cm" svg:x2="2.815cm" svg:y2="23.315cm" draw:start-shape="id246" draw:start-glue-point="11" draw:end-shape="id247" draw:end-glue-point="7" svg:d="M2360 23389l455-74" svg:viewBox="0 0 456 75">
          <text:p/>
        </draw:connector>
        <draw:connector draw:style-name="gr2" draw:text-style-name="P1" draw:layer="layout" draw:type="line" svg:x1="2.815cm" svg:y1="23.135cm" svg:x2="1.725cm" svg:y2="23.315cm" draw:start-shape="id247" draw:start-glue-point="5" draw:end-shape="id248" draw:end-glue-point="9" svg:d="M2815 23135l-1090 180" svg:viewBox="0 0 1091 181">
          <text:p/>
        </draw:connector>
        <draw:connector draw:style-name="gr2" draw:text-style-name="P1" draw:layer="layout" draw:type="line" svg:x1="1.725cm" svg:y1="23.135cm" svg:x2="3.45cm" svg:y2="22.934cm" draw:start-shape="id248" draw:start-glue-point="11" draw:end-shape="id249" draw:end-glue-point="7" svg:d="M1725 23135l1725-201" svg:viewBox="0 0 1726 202">
          <text:p/>
        </draw:connector>
        <draw:connector draw:style-name="gr2" draw:text-style-name="P1" draw:layer="layout" draw:type="line" svg:x1="3.45cm" svg:y1="22.754cm" svg:x2="2.36cm" svg:y2="22.934cm" draw:start-shape="id249" draw:start-glue-point="5" draw:end-shape="id250" draw:end-glue-point="9" svg:d="M3450 22754l-1090 180" svg:viewBox="0 0 1091 181">
          <text:p/>
        </draw:connector>
        <draw:connector draw:style-name="gr2" draw:text-style-name="P1" draw:layer="layout" draw:type="line" svg:x1="2.36cm" svg:y1="22.754cm" svg:x2="2.815cm" svg:y2="22.68cm" draw:start-shape="id250" draw:start-glue-point="11" draw:end-shape="id251" draw:end-glue-point="7" svg:d="M2360 22754l455-74" svg:viewBox="0 0 456 75">
          <text:p/>
        </draw:connector>
        <draw:connector draw:style-name="gr2" draw:text-style-name="P1" draw:layer="layout" draw:type="line" svg:x1="2.815cm" svg:y1="22.5cm" svg:x2="1.725cm" svg:y2="22.68cm" draw:start-shape="id251" draw:start-glue-point="5" draw:end-shape="id252" draw:end-glue-point="9" svg:d="M2815 22500l-1090 180" svg:viewBox="0 0 1091 181">
          <text:p/>
        </draw:connector>
        <draw:custom-shape draw:style-name="gr1" draw:text-style-name="P1" xml:id="id264" draw:id="id264" draw:layer="layout" svg:width="0.254cm" svg:height="0.254cm" svg:x="4.048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2" draw:id="id262" draw:layer="layout" svg:width="0.254cm" svg:height="0.254cm" svg:x="4.683cm" svg:y="22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0" draw:id="id260" draw:layer="layout" svg:width="0.254cm" svg:height="0.254cm" svg:x="4.048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8" draw:id="id258" draw:layer="layout" svg:width="0.254cm" svg:height="0.254cm" svg:x="4.683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6" draw:id="id256" draw:layer="layout" svg:width="0.254cm" svg:height="0.254cm" svg:x="4.048cm" svg:y="2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4" draw:id="id254" draw:layer="layout" svg:width="0.254cm" svg:height="0.254cm" svg:x="4.683cm" svg:y="2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3" draw:id="id263" draw:layer="layout" svg:width="0.254cm" svg:height="0.254cm" svg:x="5.318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1" draw:id="id261" draw:layer="layout" svg:width="0.254cm" svg:height="0.254cm" svg:x="5.953cm" svg:y="22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9" draw:id="id259" draw:layer="layout" svg:width="0.254cm" svg:height="0.254cm" svg:x="5.318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7" draw:id="id257" draw:layer="layout" svg:width="0.254cm" svg:height="0.254cm" svg:x="5.953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5" draw:id="id255" draw:layer="layout" svg:width="0.254cm" svg:height="0.254cm" svg:x="5.318cm" svg:y="2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3" draw:id="id253" draw:layer="layout" svg:width="0.254cm" svg:height="0.254cm" svg:x="5.953cm" svg:y="2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99cm" svg:y1="24.024cm" svg:x2="4.9cm" svg:y2="24.204cm" draw:start-shape="id253" draw:start-glue-point="5" draw:end-shape="id254" draw:end-glue-point="9" svg:d="M5990 24024l-1090 180" svg:viewBox="0 0 1091 181">
          <text:p/>
        </draw:connector>
        <draw:connector draw:style-name="gr2" draw:text-style-name="P1" draw:layer="layout" draw:type="line" svg:x1="4.9cm" svg:y1="24.024cm" svg:x2="5.355cm" svg:y2="23.95cm" draw:start-shape="id254" draw:start-glue-point="11" draw:end-shape="id255" draw:end-glue-point="7" svg:d="M4900 24024l455-74" svg:viewBox="0 0 456 75">
          <text:p/>
        </draw:connector>
        <draw:connector draw:style-name="gr2" draw:text-style-name="P1" draw:layer="layout" draw:type="line" svg:x1="5.355cm" svg:y1="23.77cm" svg:x2="4.265cm" svg:y2="23.95cm" draw:start-shape="id255" draw:start-glue-point="5" draw:end-shape="id256" draw:end-glue-point="9" svg:d="M5355 23770l-1090 180" svg:viewBox="0 0 1091 181">
          <text:p/>
        </draw:connector>
        <draw:connector draw:style-name="gr2" draw:text-style-name="P1" draw:layer="layout" draw:type="line" svg:x1="4.265cm" svg:y1="23.77cm" svg:x2="5.99cm" svg:y2="23.569cm" draw:start-shape="id256" draw:start-glue-point="11" draw:end-shape="id257" draw:end-glue-point="7" svg:d="M4265 23770l1725-201" svg:viewBox="0 0 1726 202">
          <text:p/>
        </draw:connector>
        <draw:connector draw:style-name="gr2" draw:text-style-name="P1" draw:layer="layout" draw:type="line" svg:x1="5.99cm" svg:y1="23.389cm" svg:x2="4.9cm" svg:y2="23.569cm" draw:start-shape="id257" draw:start-glue-point="5" draw:end-shape="id258" draw:end-glue-point="9" svg:d="M5990 23389l-1090 180" svg:viewBox="0 0 1091 181">
          <text:p/>
        </draw:connector>
        <draw:connector draw:style-name="gr2" draw:text-style-name="P1" draw:layer="layout" draw:type="line" svg:x1="4.9cm" svg:y1="23.389cm" svg:x2="5.355cm" svg:y2="23.315cm" draw:start-shape="id258" draw:start-glue-point="11" draw:end-shape="id259" draw:end-glue-point="7" svg:d="M4900 23389l455-74" svg:viewBox="0 0 456 75">
          <text:p/>
        </draw:connector>
        <draw:connector draw:style-name="gr2" draw:text-style-name="P1" draw:layer="layout" draw:type="line" svg:x1="5.355cm" svg:y1="23.135cm" svg:x2="4.265cm" svg:y2="23.315cm" draw:start-shape="id259" draw:start-glue-point="5" draw:end-shape="id260" draw:end-glue-point="9" svg:d="M5355 23135l-1090 180" svg:viewBox="0 0 1091 181">
          <text:p/>
        </draw:connector>
        <draw:connector draw:style-name="gr2" draw:text-style-name="P1" draw:layer="layout" draw:type="line" svg:x1="4.265cm" svg:y1="23.135cm" svg:x2="5.99cm" svg:y2="22.934cm" draw:start-shape="id260" draw:start-glue-point="11" draw:end-shape="id261" draw:end-glue-point="7" svg:d="M4265 23135l1725-201" svg:viewBox="0 0 1726 202">
          <text:p/>
        </draw:connector>
        <draw:connector draw:style-name="gr2" draw:text-style-name="P1" draw:layer="layout" draw:type="line" svg:x1="5.99cm" svg:y1="22.754cm" svg:x2="4.9cm" svg:y2="22.934cm" draw:start-shape="id261" draw:start-glue-point="5" draw:end-shape="id262" draw:end-glue-point="9" svg:d="M5990 22754l-1090 180" svg:viewBox="0 0 1091 181">
          <text:p/>
        </draw:connector>
        <draw:connector draw:style-name="gr2" draw:text-style-name="P1" draw:layer="layout" draw:type="line" svg:x1="4.9cm" svg:y1="22.754cm" svg:x2="5.355cm" svg:y2="22.68cm" draw:start-shape="id262" draw:start-glue-point="11" draw:end-shape="id263" draw:end-glue-point="7" svg:d="M4900 22754l455-74" svg:viewBox="0 0 456 75">
          <text:p/>
        </draw:connector>
        <draw:connector draw:style-name="gr2" draw:text-style-name="P1" draw:layer="layout" draw:type="line" svg:x1="5.355cm" svg:y1="22.5cm" svg:x2="4.265cm" svg:y2="22.68cm" draw:start-shape="id263" draw:start-glue-point="5" draw:end-shape="id264" draw:end-glue-point="9" svg:d="M5355 22500l-1090 180" svg:viewBox="0 0 1091 181">
          <text:p/>
        </draw:connector>
        <draw:connector draw:style-name="gr2" draw:text-style-name="P1" draw:layer="layout" draw:type="line" svg:x1="4.085cm" svg:y1="22.68cm" svg:x2="2.995cm" svg:y2="22.5cm" draw:start-shape="id264" draw:start-glue-point="7" draw:end-shape="id251" draw:end-glue-point="11" svg:d="M4085 22680l-1090-180" svg:viewBox="0 0 1091 181">
          <text:p/>
        </draw:connector>
        <draw:connector draw:style-name="gr2" draw:text-style-name="P1" draw:layer="layout" draw:type="line" svg:x1="2.995cm" svg:y1="22.68cm" svg:x2="4.72cm" svg:y2="22.754cm" draw:start-shape="id251" draw:start-glue-point="9" draw:end-shape="id262" draw:end-glue-point="5" svg:d="M2995 22680l1725 74" svg:viewBox="0 0 1726 75">
          <text:p/>
        </draw:connector>
        <draw:connector draw:style-name="gr2" draw:text-style-name="P1" draw:layer="layout" draw:type="line" svg:x1="4.72cm" svg:y1="22.934cm" svg:x2="3.63cm" svg:y2="22.754cm" draw:start-shape="id262" draw:start-glue-point="7" draw:end-shape="id249" draw:end-glue-point="11" svg:d="M4720 22934l-1090-180" svg:viewBox="0 0 1091 181">
          <text:p/>
        </draw:connector>
        <draw:connector draw:style-name="gr2" draw:text-style-name="P1" draw:layer="layout" draw:type="line" svg:x1="3.63cm" svg:y1="22.934cm" svg:x2="4.085cm" svg:y2="23.135cm" draw:start-shape="id249" draw:start-glue-point="9" draw:end-shape="id260" draw:end-glue-point="5" svg:d="M3630 22934l455 201" svg:viewBox="0 0 456 202">
          <text:p/>
        </draw:connector>
        <draw:connector draw:style-name="gr2" draw:text-style-name="P1" draw:layer="layout" draw:type="line" svg:x1="4.085cm" svg:y1="23.315cm" svg:x2="2.995cm" svg:y2="23.135cm" draw:start-shape="id260" draw:start-glue-point="7" draw:end-shape="id247" draw:end-glue-point="11" svg:d="M4085 23315l-1090-180" svg:viewBox="0 0 1091 181">
          <text:p/>
        </draw:connector>
        <draw:connector draw:style-name="gr2" draw:text-style-name="P1" draw:layer="layout" draw:type="line" svg:x1="2.995cm" svg:y1="23.315cm" svg:x2="4.72cm" svg:y2="23.389cm" draw:start-shape="id247" draw:start-glue-point="9" draw:end-shape="id258" draw:end-glue-point="5" svg:d="M2995 23315l1725 74" svg:viewBox="0 0 1726 75">
          <text:p/>
        </draw:connector>
        <draw:connector draw:style-name="gr2" draw:text-style-name="P1" draw:layer="layout" draw:type="line" svg:x1="4.72cm" svg:y1="23.569cm" svg:x2="3.63cm" svg:y2="23.389cm" draw:start-shape="id258" draw:start-glue-point="7" draw:end-shape="id245" draw:end-glue-point="11" svg:d="M4720 23569l-1090-180" svg:viewBox="0 0 1091 181">
          <text:p/>
        </draw:connector>
        <draw:connector draw:style-name="gr2" draw:text-style-name="P1" draw:layer="layout" draw:type="line" svg:x1="3.63cm" svg:y1="23.569cm" svg:x2="4.085cm" svg:y2="23.77cm" draw:start-shape="id245" draw:start-glue-point="9" draw:end-shape="id256" draw:end-glue-point="5" svg:d="M3630 23569l455 201" svg:viewBox="0 0 456 202">
          <text:p/>
        </draw:connector>
        <draw:connector draw:style-name="gr2" draw:text-style-name="P1" draw:layer="layout" draw:type="line" svg:x1="4.085cm" svg:y1="23.95cm" svg:x2="2.995cm" svg:y2="23.77cm" draw:start-shape="id256" draw:start-glue-point="7" draw:end-shape="id243" draw:end-glue-point="11" svg:d="M4085 23950l-1090-180" svg:viewBox="0 0 1091 181">
          <text:p/>
        </draw:connector>
        <draw:connector draw:style-name="gr2" draw:text-style-name="P1" draw:layer="layout" draw:type="line" svg:x1="2.995cm" svg:y1="23.95cm" svg:x2="4.72cm" svg:y2="24.024cm" draw:start-shape="id243" draw:start-glue-point="9" draw:end-shape="id254" draw:end-glue-point="5" svg:d="M2995 23950l1725 74" svg:viewBox="0 0 1726 75">
          <text:p/>
        </draw:connector>
        <draw:connector draw:style-name="gr2" draw:text-style-name="P1" draw:layer="layout" draw:type="line" svg:x1="4.72cm" svg:y1="24.204cm" svg:x2="3.63cm" svg:y2="24.024cm" draw:start-shape="id254" draw:start-glue-point="7" draw:end-shape="id241" draw:end-glue-point="11" svg:d="M4720 24204l-1090-180" svg:viewBox="0 0 1091 181">
          <text:p/>
        </draw:connector>
        <draw:custom-shape draw:style-name="gr1" draw:text-style-name="P1" xml:id="id276" draw:id="id276" draw:layer="layout" svg:width="0.254cm" svg:height="0.254cm" svg:x="6.588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4" draw:id="id274" draw:layer="layout" svg:width="0.254cm" svg:height="0.254cm" svg:x="7.223cm" svg:y="22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2" draw:id="id272" draw:layer="layout" svg:width="0.254cm" svg:height="0.254cm" svg:x="6.588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0" draw:id="id270" draw:layer="layout" svg:width="0.254cm" svg:height="0.254cm" svg:x="7.223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8" draw:id="id268" draw:layer="layout" svg:width="0.254cm" svg:height="0.254cm" svg:x="6.588cm" svg:y="2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6" draw:id="id266" draw:layer="layout" svg:width="0.254cm" svg:height="0.254cm" svg:x="7.223cm" svg:y="2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5" draw:id="id275" draw:layer="layout" svg:width="0.254cm" svg:height="0.254cm" svg:x="7.858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3" draw:id="id273" draw:layer="layout" svg:width="0.254cm" svg:height="0.254cm" svg:x="8.493cm" svg:y="22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1" draw:id="id271" draw:layer="layout" svg:width="0.254cm" svg:height="0.254cm" svg:x="7.858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9" draw:id="id269" draw:layer="layout" svg:width="0.254cm" svg:height="0.254cm" svg:x="8.493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7" draw:id="id267" draw:layer="layout" svg:width="0.254cm" svg:height="0.254cm" svg:x="7.858cm" svg:y="2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5" draw:id="id265" draw:layer="layout" svg:width="0.254cm" svg:height="0.254cm" svg:x="8.493cm" svg:y="2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53cm" svg:y1="24.024cm" svg:x2="7.44cm" svg:y2="24.204cm" draw:start-shape="id265" draw:start-glue-point="5" draw:end-shape="id266" draw:end-glue-point="9" svg:d="M8530 24024l-1090 180" svg:viewBox="0 0 1091 181">
          <text:p/>
        </draw:connector>
        <draw:connector draw:style-name="gr2" draw:text-style-name="P1" draw:layer="layout" draw:type="line" svg:x1="7.44cm" svg:y1="24.024cm" svg:x2="7.895cm" svg:y2="23.95cm" draw:start-shape="id266" draw:start-glue-point="11" draw:end-shape="id267" draw:end-glue-point="7" svg:d="M7440 24024l455-74" svg:viewBox="0 0 456 75">
          <text:p/>
        </draw:connector>
        <draw:connector draw:style-name="gr2" draw:text-style-name="P1" draw:layer="layout" draw:type="line" svg:x1="7.895cm" svg:y1="23.77cm" svg:x2="6.805cm" svg:y2="23.95cm" draw:start-shape="id267" draw:start-glue-point="5" draw:end-shape="id268" draw:end-glue-point="9" svg:d="M7895 23770l-1090 180" svg:viewBox="0 0 1091 181">
          <text:p/>
        </draw:connector>
        <draw:connector draw:style-name="gr2" draw:text-style-name="P1" draw:layer="layout" draw:type="line" svg:x1="6.805cm" svg:y1="23.77cm" svg:x2="8.53cm" svg:y2="23.569cm" draw:start-shape="id268" draw:start-glue-point="11" draw:end-shape="id269" draw:end-glue-point="7" svg:d="M6805 23770l1725-201" svg:viewBox="0 0 1726 202">
          <text:p/>
        </draw:connector>
        <draw:connector draw:style-name="gr2" draw:text-style-name="P1" draw:layer="layout" draw:type="line" svg:x1="8.53cm" svg:y1="23.389cm" svg:x2="7.44cm" svg:y2="23.569cm" draw:start-shape="id269" draw:start-glue-point="5" draw:end-shape="id270" draw:end-glue-point="9" svg:d="M8530 23389l-1090 180" svg:viewBox="0 0 1091 181">
          <text:p/>
        </draw:connector>
        <draw:connector draw:style-name="gr2" draw:text-style-name="P1" draw:layer="layout" draw:type="line" svg:x1="7.44cm" svg:y1="23.389cm" svg:x2="7.895cm" svg:y2="23.315cm" draw:start-shape="id270" draw:start-glue-point="11" draw:end-shape="id271" draw:end-glue-point="7" svg:d="M7440 23389l455-74" svg:viewBox="0 0 456 75">
          <text:p/>
        </draw:connector>
        <draw:connector draw:style-name="gr2" draw:text-style-name="P1" draw:layer="layout" draw:type="line" svg:x1="7.895cm" svg:y1="23.135cm" svg:x2="6.805cm" svg:y2="23.315cm" draw:start-shape="id271" draw:start-glue-point="5" draw:end-shape="id272" draw:end-glue-point="9" svg:d="M7895 23135l-1090 180" svg:viewBox="0 0 1091 181">
          <text:p/>
        </draw:connector>
        <draw:connector draw:style-name="gr2" draw:text-style-name="P1" draw:layer="layout" draw:type="line" svg:x1="6.805cm" svg:y1="23.135cm" svg:x2="8.53cm" svg:y2="22.934cm" draw:start-shape="id272" draw:start-glue-point="11" draw:end-shape="id273" draw:end-glue-point="7" svg:d="M6805 23135l1725-201" svg:viewBox="0 0 1726 202">
          <text:p/>
        </draw:connector>
        <draw:connector draw:style-name="gr2" draw:text-style-name="P1" draw:layer="layout" draw:type="line" svg:x1="8.53cm" svg:y1="22.754cm" svg:x2="7.44cm" svg:y2="22.934cm" draw:start-shape="id273" draw:start-glue-point="5" draw:end-shape="id274" draw:end-glue-point="9" svg:d="M8530 22754l-1090 180" svg:viewBox="0 0 1091 181">
          <text:p/>
        </draw:connector>
        <draw:connector draw:style-name="gr2" draw:text-style-name="P1" draw:layer="layout" draw:type="line" svg:x1="7.44cm" svg:y1="22.754cm" svg:x2="7.895cm" svg:y2="22.68cm" draw:start-shape="id274" draw:start-glue-point="11" draw:end-shape="id275" draw:end-glue-point="7" svg:d="M7440 22754l455-74" svg:viewBox="0 0 456 75">
          <text:p/>
        </draw:connector>
        <draw:connector draw:style-name="gr2" draw:text-style-name="P1" draw:layer="layout" draw:type="line" svg:x1="7.895cm" svg:y1="22.5cm" svg:x2="6.805cm" svg:y2="22.68cm" draw:start-shape="id275" draw:start-glue-point="5" draw:end-shape="id276" draw:end-glue-point="9" svg:d="M7895 22500l-1090 180" svg:viewBox="0 0 1091 181">
          <text:p/>
        </draw:connector>
        <draw:custom-shape draw:style-name="gr1" draw:text-style-name="P1" xml:id="id288" draw:id="id288" draw:layer="layout" svg:width="0.254cm" svg:height="0.254cm" svg:x="9.128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6" draw:id="id286" draw:layer="layout" svg:width="0.254cm" svg:height="0.254cm" svg:x="9.763cm" svg:y="22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4" draw:id="id284" draw:layer="layout" svg:width="0.254cm" svg:height="0.254cm" svg:x="9.128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2" draw:id="id282" draw:layer="layout" svg:width="0.254cm" svg:height="0.254cm" svg:x="9.763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0" draw:id="id280" draw:layer="layout" svg:width="0.254cm" svg:height="0.254cm" svg:x="9.128cm" svg:y="2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8" draw:id="id278" draw:layer="layout" svg:width="0.254cm" svg:height="0.254cm" svg:x="9.763cm" svg:y="2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7" draw:id="id287" draw:layer="layout" svg:width="0.254cm" svg:height="0.254cm" svg:x="10.398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5" draw:id="id285" draw:layer="layout" svg:width="0.254cm" svg:height="0.254cm" svg:x="11.033cm" svg:y="22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3" draw:id="id283" draw:layer="layout" svg:width="0.254cm" svg:height="0.254cm" svg:x="10.398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1" draw:id="id281" draw:layer="layout" svg:width="0.254cm" svg:height="0.254cm" svg:x="11.033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9" draw:id="id279" draw:layer="layout" svg:width="0.254cm" svg:height="0.254cm" svg:x="10.398cm" svg:y="2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7" draw:id="id277" draw:layer="layout" svg:width="0.254cm" svg:height="0.254cm" svg:x="11.033cm" svg:y="2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07cm" svg:y1="24.024cm" svg:x2="9.98cm" svg:y2="24.204cm" draw:start-shape="id277" draw:start-glue-point="5" draw:end-shape="id278" draw:end-glue-point="9" svg:d="M11070 24024l-1090 180" svg:viewBox="0 0 1091 181">
          <text:p/>
        </draw:connector>
        <draw:connector draw:style-name="gr2" draw:text-style-name="P1" draw:layer="layout" draw:type="line" svg:x1="9.98cm" svg:y1="24.024cm" svg:x2="10.435cm" svg:y2="23.95cm" draw:start-shape="id278" draw:start-glue-point="11" draw:end-shape="id279" draw:end-glue-point="7" svg:d="M9980 24024l455-74" svg:viewBox="0 0 456 75">
          <text:p/>
        </draw:connector>
        <draw:connector draw:style-name="gr2" draw:text-style-name="P1" draw:layer="layout" draw:type="line" svg:x1="10.435cm" svg:y1="23.77cm" svg:x2="9.345cm" svg:y2="23.95cm" draw:start-shape="id279" draw:start-glue-point="5" draw:end-shape="id280" draw:end-glue-point="9" svg:d="M10435 23770l-1090 180" svg:viewBox="0 0 1091 181">
          <text:p/>
        </draw:connector>
        <draw:connector draw:style-name="gr2" draw:text-style-name="P1" draw:layer="layout" draw:type="line" svg:x1="9.345cm" svg:y1="23.77cm" svg:x2="11.07cm" svg:y2="23.569cm" draw:start-shape="id280" draw:start-glue-point="11" draw:end-shape="id281" draw:end-glue-point="7" svg:d="M9345 23770l1725-201" svg:viewBox="0 0 1726 202">
          <text:p/>
        </draw:connector>
        <draw:connector draw:style-name="gr2" draw:text-style-name="P1" draw:layer="layout" draw:type="line" svg:x1="11.07cm" svg:y1="23.389cm" svg:x2="9.98cm" svg:y2="23.569cm" draw:start-shape="id281" draw:start-glue-point="5" draw:end-shape="id282" draw:end-glue-point="9" svg:d="M11070 23389l-1090 180" svg:viewBox="0 0 1091 181">
          <text:p/>
        </draw:connector>
        <draw:connector draw:style-name="gr2" draw:text-style-name="P1" draw:layer="layout" draw:type="line" svg:x1="9.98cm" svg:y1="23.389cm" svg:x2="10.435cm" svg:y2="23.315cm" draw:start-shape="id282" draw:start-glue-point="11" draw:end-shape="id283" draw:end-glue-point="7" svg:d="M9980 23389l455-74" svg:viewBox="0 0 456 75">
          <text:p/>
        </draw:connector>
        <draw:connector draw:style-name="gr2" draw:text-style-name="P1" draw:layer="layout" draw:type="line" svg:x1="10.435cm" svg:y1="23.135cm" svg:x2="9.345cm" svg:y2="23.315cm" draw:start-shape="id283" draw:start-glue-point="5" draw:end-shape="id284" draw:end-glue-point="9" svg:d="M10435 23135l-1090 180" svg:viewBox="0 0 1091 181">
          <text:p/>
        </draw:connector>
        <draw:connector draw:style-name="gr2" draw:text-style-name="P1" draw:layer="layout" draw:type="line" svg:x1="9.345cm" svg:y1="23.135cm" svg:x2="11.07cm" svg:y2="22.934cm" draw:start-shape="id284" draw:start-glue-point="11" draw:end-shape="id285" draw:end-glue-point="7" svg:d="M9345 23135l1725-201" svg:viewBox="0 0 1726 202">
          <text:p/>
        </draw:connector>
        <draw:connector draw:style-name="gr2" draw:text-style-name="P1" draw:layer="layout" draw:type="line" svg:x1="11.07cm" svg:y1="22.754cm" svg:x2="9.98cm" svg:y2="22.934cm" draw:start-shape="id285" draw:start-glue-point="5" draw:end-shape="id286" draw:end-glue-point="9" svg:d="M11070 22754l-1090 180" svg:viewBox="0 0 1091 181">
          <text:p/>
        </draw:connector>
        <draw:connector draw:style-name="gr2" draw:text-style-name="P1" draw:layer="layout" draw:type="line" svg:x1="9.98cm" svg:y1="22.754cm" svg:x2="10.435cm" svg:y2="22.68cm" draw:start-shape="id286" draw:start-glue-point="11" draw:end-shape="id287" draw:end-glue-point="7" svg:d="M9980 22754l455-74" svg:viewBox="0 0 456 75">
          <text:p/>
        </draw:connector>
        <draw:connector draw:style-name="gr2" draw:text-style-name="P1" draw:layer="layout" draw:type="line" svg:x1="10.435cm" svg:y1="22.5cm" svg:x2="9.345cm" svg:y2="22.68cm" draw:start-shape="id287" draw:start-glue-point="5" draw:end-shape="id288" draw:end-glue-point="9" svg:d="M10435 22500l-1090 180" svg:viewBox="0 0 1091 181">
          <text:p/>
        </draw:connector>
        <draw:connector draw:style-name="gr2" draw:text-style-name="P1" draw:layer="layout" draw:type="line" svg:x1="9.165cm" svg:y1="22.68cm" svg:x2="8.075cm" svg:y2="22.5cm" draw:start-shape="id288" draw:start-glue-point="7" draw:end-shape="id275" draw:end-glue-point="11" svg:d="M9165 22680l-1090-180" svg:viewBox="0 0 1091 181">
          <text:p/>
        </draw:connector>
        <draw:connector draw:style-name="gr2" draw:text-style-name="P1" draw:layer="layout" draw:type="line" svg:x1="8.075cm" svg:y1="22.68cm" svg:x2="9.8cm" svg:y2="22.754cm" draw:start-shape="id275" draw:start-glue-point="9" draw:end-shape="id286" draw:end-glue-point="5" svg:d="M8075 22680l1725 74" svg:viewBox="0 0 1726 75">
          <text:p/>
        </draw:connector>
        <draw:connector draw:style-name="gr2" draw:text-style-name="P1" draw:layer="layout" draw:type="line" svg:x1="9.8cm" svg:y1="22.934cm" svg:x2="8.71cm" svg:y2="22.754cm" draw:start-shape="id286" draw:start-glue-point="7" draw:end-shape="id273" draw:end-glue-point="11" svg:d="M9800 22934l-1090-180" svg:viewBox="0 0 1091 181">
          <text:p/>
        </draw:connector>
        <draw:connector draw:style-name="gr2" draw:text-style-name="P1" draw:layer="layout" draw:type="line" svg:x1="8.71cm" svg:y1="22.934cm" svg:x2="9.165cm" svg:y2="23.135cm" draw:start-shape="id273" draw:start-glue-point="9" draw:end-shape="id284" draw:end-glue-point="5" svg:d="M8710 22934l455 201" svg:viewBox="0 0 456 202">
          <text:p/>
        </draw:connector>
        <draw:connector draw:style-name="gr2" draw:text-style-name="P1" draw:layer="layout" draw:type="line" svg:x1="9.165cm" svg:y1="23.315cm" svg:x2="8.075cm" svg:y2="23.135cm" draw:start-shape="id284" draw:start-glue-point="7" draw:end-shape="id271" draw:end-glue-point="11" svg:d="M9165 23315l-1090-180" svg:viewBox="0 0 1091 181">
          <text:p/>
        </draw:connector>
        <draw:connector draw:style-name="gr2" draw:text-style-name="P1" draw:layer="layout" draw:type="line" svg:x1="8.075cm" svg:y1="23.315cm" svg:x2="9.8cm" svg:y2="23.389cm" draw:start-shape="id271" draw:start-glue-point="9" draw:end-shape="id282" draw:end-glue-point="5" svg:d="M8075 23315l1725 74" svg:viewBox="0 0 1726 75">
          <text:p/>
        </draw:connector>
        <draw:connector draw:style-name="gr2" draw:text-style-name="P1" draw:layer="layout" draw:type="line" svg:x1="9.8cm" svg:y1="23.569cm" svg:x2="8.71cm" svg:y2="23.389cm" draw:start-shape="id282" draw:start-glue-point="7" draw:end-shape="id269" draw:end-glue-point="11" svg:d="M9800 23569l-1090-180" svg:viewBox="0 0 1091 181">
          <text:p/>
        </draw:connector>
        <draw:connector draw:style-name="gr2" draw:text-style-name="P1" draw:layer="layout" draw:type="line" svg:x1="8.71cm" svg:y1="23.569cm" svg:x2="9.165cm" svg:y2="23.77cm" draw:start-shape="id269" draw:start-glue-point="9" draw:end-shape="id280" draw:end-glue-point="5" svg:d="M8710 23569l455 201" svg:viewBox="0 0 456 202">
          <text:p/>
        </draw:connector>
        <draw:connector draw:style-name="gr2" draw:text-style-name="P1" draw:layer="layout" draw:type="line" svg:x1="9.165cm" svg:y1="23.95cm" svg:x2="8.075cm" svg:y2="23.77cm" draw:start-shape="id280" draw:start-glue-point="7" draw:end-shape="id267" draw:end-glue-point="11" svg:d="M9165 23950l-1090-180" svg:viewBox="0 0 1091 181">
          <text:p/>
        </draw:connector>
        <draw:connector draw:style-name="gr2" draw:text-style-name="P1" draw:layer="layout" draw:type="line" svg:x1="8.075cm" svg:y1="23.95cm" svg:x2="9.8cm" svg:y2="24.024cm" draw:start-shape="id267" draw:start-glue-point="9" draw:end-shape="id278" draw:end-glue-point="5" svg:d="M8075 23950l1725 74" svg:viewBox="0 0 1726 75">
          <text:p/>
        </draw:connector>
        <draw:connector draw:style-name="gr2" draw:text-style-name="P1" draw:layer="layout" draw:type="line" svg:x1="9.8cm" svg:y1="24.204cm" svg:x2="8.71cm" svg:y2="24.024cm" draw:start-shape="id278" draw:start-glue-point="7" draw:end-shape="id265" draw:end-glue-point="11" svg:d="M9800 24204l-1090-180" svg:viewBox="0 0 1091 181">
          <text:p/>
        </draw:connector>
        <draw:connector draw:style-name="gr2" draw:text-style-name="P1" draw:layer="layout" draw:type="line" svg:x1="6.625cm" svg:y1="22.68cm" svg:x2="5.535cm" svg:y2="22.5cm" draw:start-shape="id276" draw:start-glue-point="7" draw:end-shape="id263" draw:end-glue-point="11" svg:d="M6625 22680l-1090-180" svg:viewBox="0 0 1091 181">
          <text:p/>
        </draw:connector>
        <draw:connector draw:style-name="gr2" draw:text-style-name="P1" draw:layer="layout" draw:type="line" svg:x1="5.535cm" svg:y1="22.68cm" svg:x2="7.26cm" svg:y2="22.754cm" draw:start-shape="id263" draw:start-glue-point="9" draw:end-shape="id274" draw:end-glue-point="5" svg:d="M5535 22680l1725 74" svg:viewBox="0 0 1726 75">
          <text:p/>
        </draw:connector>
        <draw:connector draw:style-name="gr2" draw:text-style-name="P1" draw:layer="layout" draw:type="line" svg:x1="7.26cm" svg:y1="22.934cm" svg:x2="6.17cm" svg:y2="22.754cm" draw:start-shape="id274" draw:start-glue-point="7" draw:end-shape="id261" draw:end-glue-point="11" svg:d="M7260 22934l-1090-180" svg:viewBox="0 0 1091 181">
          <text:p/>
        </draw:connector>
        <draw:connector draw:style-name="gr2" draw:text-style-name="P1" draw:layer="layout" draw:type="line" svg:x1="6.17cm" svg:y1="22.934cm" svg:x2="6.625cm" svg:y2="23.135cm" draw:start-shape="id261" draw:start-glue-point="9" draw:end-shape="id272" draw:end-glue-point="5" svg:d="M6170 22934l455 201" svg:viewBox="0 0 456 202">
          <text:p/>
        </draw:connector>
        <draw:connector draw:style-name="gr2" draw:text-style-name="P1" draw:layer="layout" draw:type="line" svg:x1="6.625cm" svg:y1="23.315cm" svg:x2="5.535cm" svg:y2="23.135cm" draw:start-shape="id272" draw:start-glue-point="7" draw:end-shape="id259" draw:end-glue-point="11" svg:d="M6625 23315l-1090-180" svg:viewBox="0 0 1091 181">
          <text:p/>
        </draw:connector>
        <draw:connector draw:style-name="gr2" draw:text-style-name="P1" draw:layer="layout" draw:type="line" svg:x1="5.535cm" svg:y1="23.315cm" svg:x2="7.26cm" svg:y2="23.389cm" draw:start-shape="id259" draw:start-glue-point="9" draw:end-shape="id270" draw:end-glue-point="5" svg:d="M5535 23315l1725 74" svg:viewBox="0 0 1726 75">
          <text:p/>
        </draw:connector>
        <draw:connector draw:style-name="gr2" draw:text-style-name="P1" draw:layer="layout" draw:type="line" svg:x1="7.26cm" svg:y1="23.569cm" svg:x2="6.17cm" svg:y2="23.389cm" draw:start-shape="id270" draw:start-glue-point="7" draw:end-shape="id257" draw:end-glue-point="11" svg:d="M7260 23569l-1090-180" svg:viewBox="0 0 1091 181">
          <text:p/>
        </draw:connector>
        <draw:connector draw:style-name="gr2" draw:text-style-name="P1" draw:layer="layout" draw:type="line" svg:x1="6.17cm" svg:y1="23.569cm" svg:x2="6.625cm" svg:y2="23.77cm" draw:start-shape="id257" draw:start-glue-point="9" draw:end-shape="id268" draw:end-glue-point="5" svg:d="M6170 23569l455 201" svg:viewBox="0 0 456 202">
          <text:p/>
        </draw:connector>
        <draw:connector draw:style-name="gr2" draw:text-style-name="P1" draw:layer="layout" draw:type="line" svg:x1="6.625cm" svg:y1="23.95cm" svg:x2="5.535cm" svg:y2="23.77cm" draw:start-shape="id268" draw:start-glue-point="7" draw:end-shape="id255" draw:end-glue-point="11" svg:d="M6625 23950l-1090-180" svg:viewBox="0 0 1091 181">
          <text:p/>
        </draw:connector>
        <draw:connector draw:style-name="gr2" draw:text-style-name="P1" draw:layer="layout" draw:type="line" svg:x1="5.535cm" svg:y1="23.95cm" svg:x2="7.26cm" svg:y2="24.024cm" draw:start-shape="id255" draw:start-glue-point="9" draw:end-shape="id266" draw:end-glue-point="5" svg:d="M5535 23950l1725 74" svg:viewBox="0 0 1726 75">
          <text:p/>
        </draw:connector>
        <draw:connector draw:style-name="gr2" draw:text-style-name="P1" draw:layer="layout" draw:type="line" svg:x1="7.26cm" svg:y1="24.204cm" svg:x2="6.17cm" svg:y2="24.024cm" draw:start-shape="id266" draw:start-glue-point="7" draw:end-shape="id253" draw:end-glue-point="11" svg:d="M7260 24204l-1090-180" svg:viewBox="0 0 1091 181">
          <text:p/>
        </draw:connector>
        <draw:custom-shape draw:style-name="gr1" draw:text-style-name="P1" xml:id="id300" draw:id="id300" draw:layer="layout" svg:width="0.254cm" svg:height="0.254cm" svg:x="1.508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8" draw:id="id298" draw:layer="layout" svg:width="0.254cm" svg:height="0.254cm" svg:x="2.143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6" draw:id="id296" draw:layer="layout" svg:width="0.254cm" svg:height="0.254cm" svg:x="1.508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4" draw:id="id294" draw:layer="layout" svg:width="0.254cm" svg:height="0.254cm" svg:x="2.143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2" draw:id="id292" draw:layer="layout" svg:width="0.254cm" svg:height="0.254cm" svg:x="1.508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0" draw:id="id290" draw:layer="layout" svg:width="0.254cm" svg:height="0.254cm" svg:x="2.143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9" draw:id="id299" draw:layer="layout" svg:width="0.254cm" svg:height="0.254cm" svg:x="2.778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7" draw:id="id297" draw:layer="layout" svg:width="0.254cm" svg:height="0.254cm" svg:x="3.413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5" draw:id="id295" draw:layer="layout" svg:width="0.254cm" svg:height="0.254cm" svg:x="2.778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3" draw:id="id293" draw:layer="layout" svg:width="0.254cm" svg:height="0.254cm" svg:x="3.413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1" draw:id="id291" draw:layer="layout" svg:width="0.254cm" svg:height="0.254cm" svg:x="2.778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9" draw:id="id289" draw:layer="layout" svg:width="0.254cm" svg:height="0.254cm" svg:x="3.413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45cm" svg:y1="26.31cm" svg:x2="2.36cm" svg:y2="26.49cm" draw:start-shape="id289" draw:start-glue-point="5" draw:end-shape="id290" draw:end-glue-point="9" svg:d="M3450 26310l-1090 180" svg:viewBox="0 0 1091 181">
          <text:p/>
        </draw:connector>
        <draw:connector draw:style-name="gr2" draw:text-style-name="P1" draw:layer="layout" draw:type="line" svg:x1="2.36cm" svg:y1="26.31cm" svg:x2="2.815cm" svg:y2="26.49cm" draw:start-shape="id290" draw:start-glue-point="11" draw:end-shape="id291" draw:end-glue-point="7" svg:d="M2360 26310l455 180" svg:viewBox="0 0 456 181">
          <text:p/>
        </draw:connector>
        <draw:connector draw:style-name="gr2" draw:text-style-name="P1" draw:layer="layout" draw:type="line" svg:x1="2.815cm" svg:y1="26.31cm" svg:x2="1.725cm" svg:y2="26.49cm" draw:start-shape="id291" draw:start-glue-point="5" draw:end-shape="id292" draw:end-glue-point="9" svg:d="M2815 26310l-1090 180" svg:viewBox="0 0 1091 181">
          <text:p/>
        </draw:connector>
        <draw:connector draw:style-name="gr2" draw:text-style-name="P1" draw:layer="layout" draw:type="line" svg:x1="1.725cm" svg:y1="26.31cm" svg:x2="3.45cm" svg:y2="25.855cm" draw:start-shape="id292" draw:start-glue-point="11" draw:end-shape="id293" draw:end-glue-point="7" svg:d="M1725 26310l1725-455" svg:viewBox="0 0 1726 456">
          <text:p/>
        </draw:connector>
        <draw:connector draw:style-name="gr2" draw:text-style-name="P1" draw:layer="layout" draw:type="line" svg:x1="3.45cm" svg:y1="25.675cm" svg:x2="2.36cm" svg:y2="25.855cm" draw:start-shape="id293" draw:start-glue-point="5" draw:end-shape="id294" draw:end-glue-point="9" svg:d="M3450 25675l-1090 180" svg:viewBox="0 0 1091 181">
          <text:p/>
        </draw:connector>
        <draw:connector draw:style-name="gr2" draw:text-style-name="P1" draw:layer="layout" draw:type="line" svg:x1="2.36cm" svg:y1="25.675cm" svg:x2="2.815cm" svg:y2="25.855cm" draw:start-shape="id294" draw:start-glue-point="11" draw:end-shape="id295" draw:end-glue-point="7" svg:d="M2360 25675l455 180" svg:viewBox="0 0 456 181">
          <text:p/>
        </draw:connector>
        <draw:connector draw:style-name="gr2" draw:text-style-name="P1" draw:layer="layout" draw:type="line" svg:x1="2.815cm" svg:y1="25.675cm" svg:x2="1.725cm" svg:y2="25.855cm" draw:start-shape="id295" draw:start-glue-point="5" draw:end-shape="id296" draw:end-glue-point="9" svg:d="M2815 25675l-1090 180" svg:viewBox="0 0 1091 181">
          <text:p/>
        </draw:connector>
        <draw:connector draw:style-name="gr2" draw:text-style-name="P1" draw:layer="layout" draw:type="line" svg:x1="1.725cm" svg:y1="25.675cm" svg:x2="3.45cm" svg:y2="25.22cm" draw:start-shape="id296" draw:start-glue-point="11" draw:end-shape="id297" draw:end-glue-point="7" svg:d="M1725 25675l1725-455" svg:viewBox="0 0 1726 456">
          <text:p/>
        </draw:connector>
        <draw:connector draw:style-name="gr2" draw:text-style-name="P1" draw:layer="layout" draw:type="line" svg:x1="3.45cm" svg:y1="25.04cm" svg:x2="2.36cm" svg:y2="25.22cm" draw:start-shape="id297" draw:start-glue-point="5" draw:end-shape="id298" draw:end-glue-point="9" svg:d="M3450 25040l-1090 180" svg:viewBox="0 0 1091 181">
          <text:p/>
        </draw:connector>
        <draw:connector draw:style-name="gr2" draw:text-style-name="P1" draw:layer="layout" draw:type="line" svg:x1="2.36cm" svg:y1="25.04cm" svg:x2="2.815cm" svg:y2="25.22cm" draw:start-shape="id298" draw:start-glue-point="11" draw:end-shape="id299" draw:end-glue-point="7" svg:d="M2360 25040l455 180" svg:viewBox="0 0 456 181">
          <text:p/>
        </draw:connector>
        <draw:connector draw:style-name="gr2" draw:text-style-name="P1" draw:layer="layout" draw:type="line" svg:x1="2.815cm" svg:y1="25.04cm" svg:x2="1.725cm" svg:y2="25.22cm" draw:start-shape="id299" draw:start-glue-point="5" draw:end-shape="id300" draw:end-glue-point="9" svg:d="M2815 25040l-1090 180" svg:viewBox="0 0 1091 181">
          <text:p/>
        </draw:connector>
        <draw:custom-shape draw:style-name="gr1" draw:text-style-name="P1" xml:id="id312" draw:id="id312" draw:layer="layout" svg:width="0.254cm" svg:height="0.254cm" svg:x="4.048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0" draw:id="id310" draw:layer="layout" svg:width="0.254cm" svg:height="0.254cm" svg:x="4.683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8" draw:id="id308" draw:layer="layout" svg:width="0.254cm" svg:height="0.254cm" svg:x="4.048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6" draw:id="id306" draw:layer="layout" svg:width="0.254cm" svg:height="0.254cm" svg:x="4.683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4" draw:id="id304" draw:layer="layout" svg:width="0.254cm" svg:height="0.254cm" svg:x="4.048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2" draw:id="id302" draw:layer="layout" svg:width="0.254cm" svg:height="0.254cm" svg:x="4.683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1" draw:id="id311" draw:layer="layout" svg:width="0.254cm" svg:height="0.254cm" svg:x="5.318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9" draw:id="id309" draw:layer="layout" svg:width="0.254cm" svg:height="0.254cm" svg:x="5.953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7" draw:id="id307" draw:layer="layout" svg:width="0.254cm" svg:height="0.254cm" svg:x="5.318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5" draw:id="id305" draw:layer="layout" svg:width="0.254cm" svg:height="0.254cm" svg:x="5.953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3" draw:id="id303" draw:layer="layout" svg:width="0.254cm" svg:height="0.254cm" svg:x="5.318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1" draw:id="id301" draw:layer="layout" svg:width="0.254cm" svg:height="0.254cm" svg:x="5.953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99cm" svg:y1="26.31cm" svg:x2="4.9cm" svg:y2="26.49cm" draw:start-shape="id301" draw:start-glue-point="5" draw:end-shape="id302" draw:end-glue-point="9" svg:d="M5990 26310l-1090 180" svg:viewBox="0 0 1091 181">
          <text:p/>
        </draw:connector>
        <draw:connector draw:style-name="gr2" draw:text-style-name="P1" draw:layer="layout" draw:type="line" svg:x1="4.9cm" svg:y1="26.31cm" svg:x2="5.355cm" svg:y2="26.49cm" draw:start-shape="id302" draw:start-glue-point="11" draw:end-shape="id303" draw:end-glue-point="7" svg:d="M4900 26310l455 180" svg:viewBox="0 0 456 181">
          <text:p/>
        </draw:connector>
        <draw:connector draw:style-name="gr2" draw:text-style-name="P1" draw:layer="layout" draw:type="line" svg:x1="5.355cm" svg:y1="26.31cm" svg:x2="4.265cm" svg:y2="26.49cm" draw:start-shape="id303" draw:start-glue-point="5" draw:end-shape="id304" draw:end-glue-point="9" svg:d="M5355 26310l-1090 180" svg:viewBox="0 0 1091 181">
          <text:p/>
        </draw:connector>
        <draw:connector draw:style-name="gr2" draw:text-style-name="P1" draw:layer="layout" draw:type="line" svg:x1="4.265cm" svg:y1="26.31cm" svg:x2="5.99cm" svg:y2="25.855cm" draw:start-shape="id304" draw:start-glue-point="11" draw:end-shape="id305" draw:end-glue-point="7" svg:d="M4265 26310l1725-455" svg:viewBox="0 0 1726 456">
          <text:p/>
        </draw:connector>
        <draw:connector draw:style-name="gr2" draw:text-style-name="P1" draw:layer="layout" draw:type="line" svg:x1="5.99cm" svg:y1="25.675cm" svg:x2="4.9cm" svg:y2="25.855cm" draw:start-shape="id305" draw:start-glue-point="5" draw:end-shape="id306" draw:end-glue-point="9" svg:d="M5990 25675l-1090 180" svg:viewBox="0 0 1091 181">
          <text:p/>
        </draw:connector>
        <draw:connector draw:style-name="gr2" draw:text-style-name="P1" draw:layer="layout" draw:type="line" svg:x1="4.9cm" svg:y1="25.675cm" svg:x2="5.355cm" svg:y2="25.855cm" draw:start-shape="id306" draw:start-glue-point="11" draw:end-shape="id307" draw:end-glue-point="7" svg:d="M4900 25675l455 180" svg:viewBox="0 0 456 181">
          <text:p/>
        </draw:connector>
        <draw:connector draw:style-name="gr2" draw:text-style-name="P1" draw:layer="layout" draw:type="line" svg:x1="5.355cm" svg:y1="25.675cm" svg:x2="4.265cm" svg:y2="25.855cm" draw:start-shape="id307" draw:start-glue-point="5" draw:end-shape="id308" draw:end-glue-point="9" svg:d="M5355 25675l-1090 180" svg:viewBox="0 0 1091 181">
          <text:p/>
        </draw:connector>
        <draw:connector draw:style-name="gr2" draw:text-style-name="P1" draw:layer="layout" draw:type="line" svg:x1="4.265cm" svg:y1="25.675cm" svg:x2="5.99cm" svg:y2="25.22cm" draw:start-shape="id308" draw:start-glue-point="11" draw:end-shape="id309" draw:end-glue-point="7" svg:d="M4265 25675l1725-455" svg:viewBox="0 0 1726 456">
          <text:p/>
        </draw:connector>
        <draw:connector draw:style-name="gr2" draw:text-style-name="P1" draw:layer="layout" draw:type="line" svg:x1="5.99cm" svg:y1="25.04cm" svg:x2="4.9cm" svg:y2="25.22cm" draw:start-shape="id309" draw:start-glue-point="5" draw:end-shape="id310" draw:end-glue-point="9" svg:d="M5990 25040l-1090 180" svg:viewBox="0 0 1091 181">
          <text:p/>
        </draw:connector>
        <draw:connector draw:style-name="gr2" draw:text-style-name="P1" draw:layer="layout" draw:type="line" svg:x1="4.9cm" svg:y1="25.04cm" svg:x2="5.355cm" svg:y2="25.22cm" draw:start-shape="id310" draw:start-glue-point="11" draw:end-shape="id311" draw:end-glue-point="7" svg:d="M4900 25040l455 180" svg:viewBox="0 0 456 181">
          <text:p/>
        </draw:connector>
        <draw:connector draw:style-name="gr2" draw:text-style-name="P1" draw:layer="layout" draw:type="line" svg:x1="5.355cm" svg:y1="25.04cm" svg:x2="4.265cm" svg:y2="25.22cm" draw:start-shape="id311" draw:start-glue-point="5" draw:end-shape="id312" draw:end-glue-point="9" svg:d="M5355 25040l-1090 180" svg:viewBox="0 0 1091 181">
          <text:p/>
        </draw:connector>
        <draw:connector draw:style-name="gr2" draw:text-style-name="P1" draw:layer="layout" draw:type="line" svg:x1="4.085cm" svg:y1="25.22cm" svg:x2="2.995cm" svg:y2="25.04cm" draw:start-shape="id312" draw:start-glue-point="7" draw:end-shape="id299" draw:end-glue-point="11" svg:d="M4085 25220l-1090-180" svg:viewBox="0 0 1091 181">
          <text:p/>
        </draw:connector>
        <draw:connector draw:style-name="gr2" draw:text-style-name="P1" draw:layer="layout" draw:type="line" svg:x1="2.995cm" svg:y1="25.22cm" svg:x2="4.72cm" svg:y2="25.04cm" draw:start-shape="id299" draw:start-glue-point="9" draw:end-shape="id310" draw:end-glue-point="5" svg:d="M2995 25220l1725-180" svg:viewBox="0 0 1726 181">
          <text:p/>
        </draw:connector>
        <draw:connector draw:style-name="gr2" draw:text-style-name="P1" draw:layer="layout" draw:type="line" svg:x1="4.72cm" svg:y1="25.22cm" svg:x2="3.63cm" svg:y2="25.04cm" draw:start-shape="id310" draw:start-glue-point="7" draw:end-shape="id297" draw:end-glue-point="11" svg:d="M4720 25220l-1090-180" svg:viewBox="0 0 1091 181">
          <text:p/>
        </draw:connector>
        <draw:connector draw:style-name="gr2" draw:text-style-name="P1" draw:layer="layout" draw:type="line" svg:x1="3.63cm" svg:y1="25.22cm" svg:x2="4.085cm" svg:y2="25.675cm" draw:start-shape="id297" draw:start-glue-point="9" draw:end-shape="id308" draw:end-glue-point="5" svg:d="M3630 25220l455 455" svg:viewBox="0 0 456 456">
          <text:p/>
        </draw:connector>
        <draw:connector draw:style-name="gr2" draw:text-style-name="P1" draw:layer="layout" draw:type="line" svg:x1="4.085cm" svg:y1="25.855cm" svg:x2="2.995cm" svg:y2="25.675cm" draw:start-shape="id308" draw:start-glue-point="7" draw:end-shape="id295" draw:end-glue-point="11" svg:d="M4085 25855l-1090-180" svg:viewBox="0 0 1091 181">
          <text:p/>
        </draw:connector>
        <draw:connector draw:style-name="gr2" draw:text-style-name="P1" draw:layer="layout" draw:type="line" svg:x1="2.995cm" svg:y1="25.855cm" svg:x2="4.72cm" svg:y2="25.675cm" draw:start-shape="id295" draw:start-glue-point="9" draw:end-shape="id306" draw:end-glue-point="5" svg:d="M2995 25855l1725-180" svg:viewBox="0 0 1726 181">
          <text:p/>
        </draw:connector>
        <draw:connector draw:style-name="gr2" draw:text-style-name="P1" draw:layer="layout" draw:type="line" svg:x1="4.72cm" svg:y1="25.855cm" svg:x2="3.63cm" svg:y2="25.675cm" draw:start-shape="id306" draw:start-glue-point="7" draw:end-shape="id293" draw:end-glue-point="11" svg:d="M4720 25855l-1090-180" svg:viewBox="0 0 1091 181">
          <text:p/>
        </draw:connector>
        <draw:connector draw:style-name="gr2" draw:text-style-name="P1" draw:layer="layout" draw:type="line" svg:x1="3.63cm" svg:y1="25.855cm" svg:x2="4.085cm" svg:y2="26.31cm" draw:start-shape="id293" draw:start-glue-point="9" draw:end-shape="id304" draw:end-glue-point="5" svg:d="M3630 25855l455 455" svg:viewBox="0 0 456 456">
          <text:p/>
        </draw:connector>
        <draw:connector draw:style-name="gr2" draw:text-style-name="P1" draw:layer="layout" draw:type="line" svg:x1="4.085cm" svg:y1="26.49cm" svg:x2="2.995cm" svg:y2="26.31cm" draw:start-shape="id304" draw:start-glue-point="7" draw:end-shape="id291" draw:end-glue-point="11" svg:d="M4085 26490l-1090-180" svg:viewBox="0 0 1091 181">
          <text:p/>
        </draw:connector>
        <draw:connector draw:style-name="gr2" draw:text-style-name="P1" draw:layer="layout" draw:type="line" svg:x1="2.995cm" svg:y1="26.49cm" svg:x2="4.72cm" svg:y2="26.31cm" draw:start-shape="id291" draw:start-glue-point="9" draw:end-shape="id302" draw:end-glue-point="5" svg:d="M2995 26490l1725-180" svg:viewBox="0 0 1726 181">
          <text:p/>
        </draw:connector>
        <draw:connector draw:style-name="gr2" draw:text-style-name="P1" draw:layer="layout" draw:type="line" svg:x1="4.72cm" svg:y1="26.49cm" svg:x2="3.63cm" svg:y2="26.31cm" draw:start-shape="id302" draw:start-glue-point="7" draw:end-shape="id289" draw:end-glue-point="11" svg:d="M4720 26490l-1090-180" svg:viewBox="0 0 1091 181">
          <text:p/>
        </draw:connector>
        <draw:custom-shape draw:style-name="gr1" draw:text-style-name="P1" xml:id="id324" draw:id="id324" draw:layer="layout" svg:width="0.254cm" svg:height="0.254cm" svg:x="6.588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2" draw:id="id322" draw:layer="layout" svg:width="0.254cm" svg:height="0.254cm" svg:x="7.223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0" draw:id="id320" draw:layer="layout" svg:width="0.254cm" svg:height="0.254cm" svg:x="6.588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8" draw:id="id318" draw:layer="layout" svg:width="0.254cm" svg:height="0.254cm" svg:x="7.223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6" draw:id="id316" draw:layer="layout" svg:width="0.254cm" svg:height="0.254cm" svg:x="6.588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4" draw:id="id314" draw:layer="layout" svg:width="0.254cm" svg:height="0.254cm" svg:x="7.223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3" draw:id="id323" draw:layer="layout" svg:width="0.254cm" svg:height="0.254cm" svg:x="7.858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1" draw:id="id321" draw:layer="layout" svg:width="0.254cm" svg:height="0.254cm" svg:x="8.493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9" draw:id="id319" draw:layer="layout" svg:width="0.254cm" svg:height="0.254cm" svg:x="7.858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7" draw:id="id317" draw:layer="layout" svg:width="0.254cm" svg:height="0.254cm" svg:x="8.493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5" draw:id="id315" draw:layer="layout" svg:width="0.254cm" svg:height="0.254cm" svg:x="7.858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3" draw:id="id313" draw:layer="layout" svg:width="0.254cm" svg:height="0.254cm" svg:x="8.493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53cm" svg:y1="26.31cm" svg:x2="7.44cm" svg:y2="26.49cm" draw:start-shape="id313" draw:start-glue-point="5" draw:end-shape="id314" draw:end-glue-point="9" svg:d="M8530 26310l-1090 180" svg:viewBox="0 0 1091 181">
          <text:p/>
        </draw:connector>
        <draw:connector draw:style-name="gr2" draw:text-style-name="P1" draw:layer="layout" draw:type="line" svg:x1="7.44cm" svg:y1="26.31cm" svg:x2="7.895cm" svg:y2="26.49cm" draw:start-shape="id314" draw:start-glue-point="11" draw:end-shape="id315" draw:end-glue-point="7" svg:d="M7440 26310l455 180" svg:viewBox="0 0 456 181">
          <text:p/>
        </draw:connector>
        <draw:connector draw:style-name="gr2" draw:text-style-name="P1" draw:layer="layout" draw:type="line" svg:x1="7.895cm" svg:y1="26.31cm" svg:x2="6.805cm" svg:y2="26.49cm" draw:start-shape="id315" draw:start-glue-point="5" draw:end-shape="id316" draw:end-glue-point="9" svg:d="M7895 26310l-1090 180" svg:viewBox="0 0 1091 181">
          <text:p/>
        </draw:connector>
        <draw:connector draw:style-name="gr2" draw:text-style-name="P1" draw:layer="layout" draw:type="line" svg:x1="6.805cm" svg:y1="26.31cm" svg:x2="8.53cm" svg:y2="25.855cm" draw:start-shape="id316" draw:start-glue-point="11" draw:end-shape="id317" draw:end-glue-point="7" svg:d="M6805 26310l1725-455" svg:viewBox="0 0 1726 456">
          <text:p/>
        </draw:connector>
        <draw:connector draw:style-name="gr2" draw:text-style-name="P1" draw:layer="layout" draw:type="line" svg:x1="8.53cm" svg:y1="25.675cm" svg:x2="7.44cm" svg:y2="25.855cm" draw:start-shape="id317" draw:start-glue-point="5" draw:end-shape="id318" draw:end-glue-point="9" svg:d="M8530 25675l-1090 180" svg:viewBox="0 0 1091 181">
          <text:p/>
        </draw:connector>
        <draw:connector draw:style-name="gr2" draw:text-style-name="P1" draw:layer="layout" draw:type="line" svg:x1="7.44cm" svg:y1="25.675cm" svg:x2="7.895cm" svg:y2="25.855cm" draw:start-shape="id318" draw:start-glue-point="11" draw:end-shape="id319" draw:end-glue-point="7" svg:d="M7440 25675l455 180" svg:viewBox="0 0 456 181">
          <text:p/>
        </draw:connector>
        <draw:connector draw:style-name="gr2" draw:text-style-name="P1" draw:layer="layout" draw:type="line" svg:x1="7.895cm" svg:y1="25.675cm" svg:x2="6.805cm" svg:y2="25.855cm" draw:start-shape="id319" draw:start-glue-point="5" draw:end-shape="id320" draw:end-glue-point="9" svg:d="M7895 25675l-1090 180" svg:viewBox="0 0 1091 181">
          <text:p/>
        </draw:connector>
        <draw:connector draw:style-name="gr2" draw:text-style-name="P1" draw:layer="layout" draw:type="line" svg:x1="6.805cm" svg:y1="25.675cm" svg:x2="8.53cm" svg:y2="25.22cm" draw:start-shape="id320" draw:start-glue-point="11" draw:end-shape="id321" draw:end-glue-point="7" svg:d="M6805 25675l1725-455" svg:viewBox="0 0 1726 456">
          <text:p/>
        </draw:connector>
        <draw:connector draw:style-name="gr2" draw:text-style-name="P1" draw:layer="layout" draw:type="line" svg:x1="8.53cm" svg:y1="25.04cm" svg:x2="7.44cm" svg:y2="25.22cm" draw:start-shape="id321" draw:start-glue-point="5" draw:end-shape="id322" draw:end-glue-point="9" svg:d="M8530 25040l-1090 180" svg:viewBox="0 0 1091 181">
          <text:p/>
        </draw:connector>
        <draw:connector draw:style-name="gr2" draw:text-style-name="P1" draw:layer="layout" draw:type="line" svg:x1="7.44cm" svg:y1="25.04cm" svg:x2="7.895cm" svg:y2="25.22cm" draw:start-shape="id322" draw:start-glue-point="11" draw:end-shape="id323" draw:end-glue-point="7" svg:d="M7440 25040l455 180" svg:viewBox="0 0 456 181">
          <text:p/>
        </draw:connector>
        <draw:connector draw:style-name="gr2" draw:text-style-name="P1" draw:layer="layout" draw:type="line" svg:x1="7.895cm" svg:y1="25.04cm" svg:x2="6.805cm" svg:y2="25.22cm" draw:start-shape="id323" draw:start-glue-point="5" draw:end-shape="id324" draw:end-glue-point="9" svg:d="M7895 25040l-1090 180" svg:viewBox="0 0 1091 181">
          <text:p/>
        </draw:connector>
        <draw:custom-shape draw:style-name="gr1" draw:text-style-name="P1" xml:id="id336" draw:id="id336" draw:layer="layout" svg:width="0.254cm" svg:height="0.254cm" svg:x="9.128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4" draw:id="id334" draw:layer="layout" svg:width="0.254cm" svg:height="0.254cm" svg:x="9.763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2" draw:id="id332" draw:layer="layout" svg:width="0.254cm" svg:height="0.254cm" svg:x="9.128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0" draw:id="id330" draw:layer="layout" svg:width="0.254cm" svg:height="0.254cm" svg:x="9.763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8" draw:id="id328" draw:layer="layout" svg:width="0.254cm" svg:height="0.254cm" svg:x="9.128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6" draw:id="id326" draw:layer="layout" svg:width="0.254cm" svg:height="0.254cm" svg:x="9.763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5" draw:id="id335" draw:layer="layout" svg:width="0.254cm" svg:height="0.254cm" svg:x="10.398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3" draw:id="id333" draw:layer="layout" svg:width="0.254cm" svg:height="0.254cm" svg:x="11.033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1" draw:id="id331" draw:layer="layout" svg:width="0.254cm" svg:height="0.254cm" svg:x="10.398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9" draw:id="id329" draw:layer="layout" svg:width="0.254cm" svg:height="0.254cm" svg:x="11.033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7" draw:id="id327" draw:layer="layout" svg:width="0.254cm" svg:height="0.254cm" svg:x="10.398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5" draw:id="id325" draw:layer="layout" svg:width="0.254cm" svg:height="0.254cm" svg:x="11.033cm" svg:y="2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07cm" svg:y1="26.31cm" svg:x2="9.98cm" svg:y2="26.49cm" draw:start-shape="id325" draw:start-glue-point="5" draw:end-shape="id326" draw:end-glue-point="9" svg:d="M11070 26310l-1090 180" svg:viewBox="0 0 1091 181">
          <text:p/>
        </draw:connector>
        <draw:connector draw:style-name="gr2" draw:text-style-name="P1" draw:layer="layout" draw:type="line" svg:x1="9.98cm" svg:y1="26.31cm" svg:x2="10.435cm" svg:y2="26.49cm" draw:start-shape="id326" draw:start-glue-point="11" draw:end-shape="id327" draw:end-glue-point="7" svg:d="M9980 26310l455 180" svg:viewBox="0 0 456 181">
          <text:p/>
        </draw:connector>
        <draw:connector draw:style-name="gr2" draw:text-style-name="P1" draw:layer="layout" draw:type="line" svg:x1="10.435cm" svg:y1="26.31cm" svg:x2="9.345cm" svg:y2="26.49cm" draw:start-shape="id327" draw:start-glue-point="5" draw:end-shape="id328" draw:end-glue-point="9" svg:d="M10435 26310l-1090 180" svg:viewBox="0 0 1091 181">
          <text:p/>
        </draw:connector>
        <draw:connector draw:style-name="gr2" draw:text-style-name="P1" draw:layer="layout" draw:type="line" svg:x1="9.345cm" svg:y1="26.31cm" svg:x2="11.07cm" svg:y2="25.855cm" draw:start-shape="id328" draw:start-glue-point="11" draw:end-shape="id329" draw:end-glue-point="7" svg:d="M9345 26310l1725-455" svg:viewBox="0 0 1726 456">
          <text:p/>
        </draw:connector>
        <draw:connector draw:style-name="gr2" draw:text-style-name="P1" draw:layer="layout" draw:type="line" svg:x1="11.07cm" svg:y1="25.675cm" svg:x2="9.98cm" svg:y2="25.855cm" draw:start-shape="id329" draw:start-glue-point="5" draw:end-shape="id330" draw:end-glue-point="9" svg:d="M11070 25675l-1090 180" svg:viewBox="0 0 1091 181">
          <text:p/>
        </draw:connector>
        <draw:connector draw:style-name="gr2" draw:text-style-name="P1" draw:layer="layout" draw:type="line" svg:x1="9.98cm" svg:y1="25.675cm" svg:x2="10.435cm" svg:y2="25.855cm" draw:start-shape="id330" draw:start-glue-point="11" draw:end-shape="id331" draw:end-glue-point="7" svg:d="M9980 25675l455 180" svg:viewBox="0 0 456 181">
          <text:p/>
        </draw:connector>
        <draw:connector draw:style-name="gr2" draw:text-style-name="P1" draw:layer="layout" draw:type="line" svg:x1="10.435cm" svg:y1="25.675cm" svg:x2="9.345cm" svg:y2="25.855cm" draw:start-shape="id331" draw:start-glue-point="5" draw:end-shape="id332" draw:end-glue-point="9" svg:d="M10435 25675l-1090 180" svg:viewBox="0 0 1091 181">
          <text:p/>
        </draw:connector>
        <draw:connector draw:style-name="gr2" draw:text-style-name="P1" draw:layer="layout" draw:type="line" svg:x1="9.345cm" svg:y1="25.675cm" svg:x2="11.07cm" svg:y2="25.22cm" draw:start-shape="id332" draw:start-glue-point="11" draw:end-shape="id333" draw:end-glue-point="7" svg:d="M9345 25675l1725-455" svg:viewBox="0 0 1726 456">
          <text:p/>
        </draw:connector>
        <draw:connector draw:style-name="gr2" draw:text-style-name="P1" draw:layer="layout" draw:type="line" svg:x1="11.07cm" svg:y1="25.04cm" svg:x2="9.98cm" svg:y2="25.22cm" draw:start-shape="id333" draw:start-glue-point="5" draw:end-shape="id334" draw:end-glue-point="9" svg:d="M11070 25040l-1090 180" svg:viewBox="0 0 1091 181">
          <text:p/>
        </draw:connector>
        <draw:connector draw:style-name="gr2" draw:text-style-name="P1" draw:layer="layout" draw:type="line" svg:x1="9.98cm" svg:y1="25.04cm" svg:x2="10.435cm" svg:y2="25.22cm" draw:start-shape="id334" draw:start-glue-point="11" draw:end-shape="id335" draw:end-glue-point="7" svg:d="M9980 25040l455 180" svg:viewBox="0 0 456 181">
          <text:p/>
        </draw:connector>
        <draw:connector draw:style-name="gr2" draw:text-style-name="P1" draw:layer="layout" draw:type="line" svg:x1="10.435cm" svg:y1="25.04cm" svg:x2="9.345cm" svg:y2="25.22cm" draw:start-shape="id335" draw:start-glue-point="5" draw:end-shape="id336" draw:end-glue-point="9" svg:d="M10435 25040l-1090 180" svg:viewBox="0 0 1091 181">
          <text:p/>
        </draw:connector>
        <draw:connector draw:style-name="gr2" draw:text-style-name="P1" draw:layer="layout" draw:type="line" svg:x1="9.165cm" svg:y1="25.22cm" svg:x2="8.075cm" svg:y2="25.04cm" draw:start-shape="id336" draw:start-glue-point="7" draw:end-shape="id323" draw:end-glue-point="11" svg:d="M9165 25220l-1090-180" svg:viewBox="0 0 1091 181">
          <text:p/>
        </draw:connector>
        <draw:connector draw:style-name="gr2" draw:text-style-name="P1" draw:layer="layout" draw:type="line" svg:x1="8.075cm" svg:y1="25.22cm" svg:x2="9.8cm" svg:y2="25.04cm" draw:start-shape="id323" draw:start-glue-point="9" draw:end-shape="id334" draw:end-glue-point="5" svg:d="M8075 25220l1725-180" svg:viewBox="0 0 1726 181">
          <text:p/>
        </draw:connector>
        <draw:connector draw:style-name="gr2" draw:text-style-name="P1" draw:layer="layout" draw:type="line" svg:x1="9.8cm" svg:y1="25.22cm" svg:x2="8.71cm" svg:y2="25.04cm" draw:start-shape="id334" draw:start-glue-point="7" draw:end-shape="id321" draw:end-glue-point="11" svg:d="M9800 25220l-1090-180" svg:viewBox="0 0 1091 181">
          <text:p/>
        </draw:connector>
        <draw:connector draw:style-name="gr2" draw:text-style-name="P1" draw:layer="layout" draw:type="line" svg:x1="8.71cm" svg:y1="25.22cm" svg:x2="9.165cm" svg:y2="25.675cm" draw:start-shape="id321" draw:start-glue-point="9" draw:end-shape="id332" draw:end-glue-point="5" svg:d="M8710 25220l455 455" svg:viewBox="0 0 456 456">
          <text:p/>
        </draw:connector>
        <draw:connector draw:style-name="gr2" draw:text-style-name="P1" draw:layer="layout" draw:type="line" svg:x1="9.165cm" svg:y1="25.855cm" svg:x2="8.075cm" svg:y2="25.675cm" draw:start-shape="id332" draw:start-glue-point="7" draw:end-shape="id319" draw:end-glue-point="11" svg:d="M9165 25855l-1090-180" svg:viewBox="0 0 1091 181">
          <text:p/>
        </draw:connector>
        <draw:connector draw:style-name="gr2" draw:text-style-name="P1" draw:layer="layout" draw:type="line" svg:x1="8.075cm" svg:y1="25.855cm" svg:x2="9.8cm" svg:y2="25.675cm" draw:start-shape="id319" draw:start-glue-point="9" draw:end-shape="id330" draw:end-glue-point="5" svg:d="M8075 25855l1725-180" svg:viewBox="0 0 1726 181">
          <text:p/>
        </draw:connector>
        <draw:connector draw:style-name="gr2" draw:text-style-name="P1" draw:layer="layout" draw:type="line" svg:x1="9.8cm" svg:y1="25.855cm" svg:x2="8.71cm" svg:y2="25.675cm" draw:start-shape="id330" draw:start-glue-point="7" draw:end-shape="id317" draw:end-glue-point="11" svg:d="M9800 25855l-1090-180" svg:viewBox="0 0 1091 181">
          <text:p/>
        </draw:connector>
        <draw:connector draw:style-name="gr2" draw:text-style-name="P1" draw:layer="layout" draw:type="line" svg:x1="8.71cm" svg:y1="25.855cm" svg:x2="9.165cm" svg:y2="26.31cm" draw:start-shape="id317" draw:start-glue-point="9" draw:end-shape="id328" draw:end-glue-point="5" svg:d="M8710 25855l455 455" svg:viewBox="0 0 456 456">
          <text:p/>
        </draw:connector>
        <draw:connector draw:style-name="gr2" draw:text-style-name="P1" draw:layer="layout" draw:type="line" svg:x1="9.165cm" svg:y1="26.49cm" svg:x2="8.075cm" svg:y2="26.31cm" draw:start-shape="id328" draw:start-glue-point="7" draw:end-shape="id315" draw:end-glue-point="11" svg:d="M9165 26490l-1090-180" svg:viewBox="0 0 1091 181">
          <text:p/>
        </draw:connector>
        <draw:connector draw:style-name="gr2" draw:text-style-name="P1" draw:layer="layout" draw:type="line" svg:x1="8.075cm" svg:y1="26.49cm" svg:x2="9.8cm" svg:y2="26.31cm" draw:start-shape="id315" draw:start-glue-point="9" draw:end-shape="id326" draw:end-glue-point="5" svg:d="M8075 26490l1725-180" svg:viewBox="0 0 1726 181">
          <text:p/>
        </draw:connector>
        <draw:connector draw:style-name="gr2" draw:text-style-name="P1" draw:layer="layout" draw:type="line" svg:x1="9.8cm" svg:y1="26.49cm" svg:x2="8.71cm" svg:y2="26.31cm" draw:start-shape="id326" draw:start-glue-point="7" draw:end-shape="id313" draw:end-glue-point="11" svg:d="M9800 26490l-1090-180" svg:viewBox="0 0 1091 181">
          <text:p/>
        </draw:connector>
        <draw:connector draw:style-name="gr2" draw:text-style-name="P1" draw:layer="layout" draw:type="line" svg:x1="6.625cm" svg:y1="25.22cm" svg:x2="5.535cm" svg:y2="25.04cm" draw:start-shape="id324" draw:start-glue-point="7" draw:end-shape="id311" draw:end-glue-point="11" svg:d="M6625 25220l-1090-180" svg:viewBox="0 0 1091 181">
          <text:p/>
        </draw:connector>
        <draw:connector draw:style-name="gr2" draw:text-style-name="P1" draw:layer="layout" draw:type="line" svg:x1="5.535cm" svg:y1="25.22cm" svg:x2="7.26cm" svg:y2="25.04cm" draw:start-shape="id311" draw:start-glue-point="9" draw:end-shape="id322" draw:end-glue-point="5" svg:d="M5535 25220l1725-180" svg:viewBox="0 0 1726 181">
          <text:p/>
        </draw:connector>
        <draw:connector draw:style-name="gr2" draw:text-style-name="P1" draw:layer="layout" draw:type="line" svg:x1="7.26cm" svg:y1="25.22cm" svg:x2="6.17cm" svg:y2="25.04cm" draw:start-shape="id322" draw:start-glue-point="7" draw:end-shape="id309" draw:end-glue-point="11" svg:d="M7260 25220l-1090-180" svg:viewBox="0 0 1091 181">
          <text:p/>
        </draw:connector>
        <draw:connector draw:style-name="gr2" draw:text-style-name="P1" draw:layer="layout" draw:type="line" svg:x1="6.17cm" svg:y1="25.22cm" svg:x2="6.625cm" svg:y2="25.675cm" draw:start-shape="id309" draw:start-glue-point="9" draw:end-shape="id320" draw:end-glue-point="5" svg:d="M6170 25220l455 455" svg:viewBox="0 0 456 456">
          <text:p/>
        </draw:connector>
        <draw:connector draw:style-name="gr2" draw:text-style-name="P1" draw:layer="layout" draw:type="line" svg:x1="6.625cm" svg:y1="25.855cm" svg:x2="5.535cm" svg:y2="25.675cm" draw:start-shape="id320" draw:start-glue-point="7" draw:end-shape="id307" draw:end-glue-point="11" svg:d="M6625 25855l-1090-180" svg:viewBox="0 0 1091 181">
          <text:p/>
        </draw:connector>
        <draw:connector draw:style-name="gr2" draw:text-style-name="P1" draw:layer="layout" draw:type="line" svg:x1="5.535cm" svg:y1="25.855cm" svg:x2="7.26cm" svg:y2="25.675cm" draw:start-shape="id307" draw:start-glue-point="9" draw:end-shape="id318" draw:end-glue-point="5" svg:d="M5535 25855l1725-180" svg:viewBox="0 0 1726 181">
          <text:p/>
        </draw:connector>
        <draw:connector draw:style-name="gr2" draw:text-style-name="P1" draw:layer="layout" draw:type="line" svg:x1="7.26cm" svg:y1="25.855cm" svg:x2="6.17cm" svg:y2="25.675cm" draw:start-shape="id318" draw:start-glue-point="7" draw:end-shape="id305" draw:end-glue-point="11" svg:d="M7260 25855l-1090-180" svg:viewBox="0 0 1091 181">
          <text:p/>
        </draw:connector>
        <draw:connector draw:style-name="gr2" draw:text-style-name="P1" draw:layer="layout" draw:type="line" svg:x1="6.17cm" svg:y1="25.855cm" svg:x2="6.625cm" svg:y2="26.31cm" draw:start-shape="id305" draw:start-glue-point="9" draw:end-shape="id316" draw:end-glue-point="5" svg:d="M6170 25855l455 455" svg:viewBox="0 0 456 456">
          <text:p/>
        </draw:connector>
        <draw:connector draw:style-name="gr2" draw:text-style-name="P1" draw:layer="layout" draw:type="line" svg:x1="6.625cm" svg:y1="26.49cm" svg:x2="5.535cm" svg:y2="26.31cm" draw:start-shape="id316" draw:start-glue-point="7" draw:end-shape="id303" draw:end-glue-point="11" svg:d="M6625 26490l-1090-180" svg:viewBox="0 0 1091 181">
          <text:p/>
        </draw:connector>
        <draw:connector draw:style-name="gr2" draw:text-style-name="P1" draw:layer="layout" draw:type="line" svg:x1="5.535cm" svg:y1="26.49cm" svg:x2="7.26cm" svg:y2="26.31cm" draw:start-shape="id303" draw:start-glue-point="9" draw:end-shape="id314" draw:end-glue-point="5" svg:d="M5535 26490l1725-180" svg:viewBox="0 0 1726 181">
          <text:p/>
        </draw:connector>
        <draw:connector draw:style-name="gr2" draw:text-style-name="P1" draw:layer="layout" draw:type="line" svg:x1="7.26cm" svg:y1="26.49cm" svg:x2="6.17cm" svg:y2="26.31cm" draw:start-shape="id314" draw:start-glue-point="7" draw:end-shape="id301" draw:end-glue-point="11" svg:d="M7260 26490l-1090-180" svg:viewBox="0 0 1091 1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1T14:22:08.448826818</meta:creation-date>
    <dc:date>2020-04-01T15:04:38.040005928</dc:date>
    <meta:editing-duration>PT32M17S</meta:editing-duration>
    <meta:editing-cycles>5</meta:editing-cycles>
    <meta:generator>LibreOffice/6.3.5.2$Linux_X86_64 LibreOffice_project/30$Build-2</meta:generator>
    <meta:document-statistic meta:object-count="875"/>
  </office:meta>
</office:document-meta>
</file>